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3.056cm" table:align="left"/>
    </style:style>
    <style:style style:name="Таблица1.A" style:family="table-column">
      <style:table-column-properties style:column-width="0.247cm"/>
    </style:style>
    <style:style style:name="Таблица1.B" style:family="table-column">
      <style:table-column-properties style:column-width="12.809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9.723cm" table:align="left"/>
    </style:style>
    <style:style style:name="Таблица2.A" style:family="table-column">
      <style:table-column-properties style:column-width="0.247cm"/>
    </style:style>
    <style:style style:name="Таблица2.B" style:family="table-column">
      <style:table-column-properties style:column-width="9.476cm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16.835cm" table:align="left"/>
    </style:style>
    <style:style style:name="Таблица3.A" style:family="table-column">
      <style:table-column-properties style:column-width="0.247cm"/>
    </style:style>
    <style:style style:name="Таблица3.B" style:family="table-column">
      <style:table-column-properties style:column-width="16.588cm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0.247cm"/>
    </style:style>
    <style:style style:name="Таблица4.B" style:family="table-column">
      <style:table-column-properties style:column-width="16.753cm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9.215cm" table:align="left"/>
    </style:style>
    <style:style style:name="Таблица5.A" style:family="table-column">
      <style:table-column-properties style:column-width="0.247cm"/>
    </style:style>
    <style:style style:name="Таблица5.B" style:family="table-column">
      <style:table-column-properties style:column-width="8.968cm"/>
    </style:style>
    <style:style style:name="Таблица5.A1" style:family="table-cell">
      <style:table-cell-properties style:vertical-align="middle"/>
    </style:style>
    <style:style style:name="Таблица11" style:family="table">
      <style:table-properties style:width="17cm" table:align="left"/>
    </style:style>
    <style:style style:name="Таблица11.A" style:family="table-column">
      <style:table-column-properties style:column-width="3.574cm"/>
    </style:style>
    <style:style style:name="Таблица11.B" style:family="table-column">
      <style:table-column-properties style:column-width="5.921cm"/>
    </style:style>
    <style:style style:name="Таблица11.C" style:family="table-column">
      <style:table-column-properties style:column-width="7.505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7cm" table:align="left"/>
    </style:style>
    <style:style style:name="Таблица12.A" style:family="table-column">
      <style:table-column-properties style:column-width="5.641cm"/>
    </style:style>
    <style:style style:name="Таблица12.B" style:family="table-column">
      <style:table-column-properties style:column-width="4.89cm"/>
    </style:style>
    <style:style style:name="Таблица12.C" style:family="table-column">
      <style:table-column-properties style:column-width="6.47cm"/>
    </style:style>
    <style:style style:name="Таблица12.A1" style:family="table-cell">
      <style:table-cell-properties style:vertical-align="middle" fo:padding="0.049cm" fo:border-left="0.05pt solid #000000" fo:border-right="none" fo:border-top="0.05pt solid #000000" fo:border-bottom="none"/>
    </style:style>
    <style:style style:name="Таблица12.B1" style:family="table-cell">
      <style:table-cell-properties style:vertical-align="middle" fo:padding="0.049cm" fo:border-left="none" fo:border-right="none" fo:border-top="0.05pt solid #000000" fo:border-bottom="none"/>
    </style:style>
    <style:style style:name="Таблица12.C1" style:family="table-cell">
      <style:table-cell-properties style:vertical-align="middle" fo:padding="0.049cm" fo:border-left="none" fo:border-right="0.05pt solid #000000" fo:border-top="0.05pt solid #000000" fo:border-bottom="none"/>
    </style:style>
    <style:style style:name="Таблица12.A2" style:family="table-cell">
      <style:table-cell-properties style:vertical-align="middle" fo:padding="0.049cm" fo:border-left="0.05pt solid #000000" fo:border-right="none" fo:border-top="none" fo:border-bottom="none"/>
    </style:style>
    <style:style style:name="Таблица12.B2" style:family="table-cell">
      <style:table-cell-properties style:vertical-align="middle" fo:padding="0.049cm" fo:border="none"/>
    </style:style>
    <style:style style:name="Таблица12.C2" style:family="table-cell">
      <style:table-cell-properties style:vertical-align="middle" fo:padding="0.049cm" fo:border-left="none" fo:border-right="0.05pt solid #000000" fo:border-top="none" fo:border-bottom="none"/>
    </style:style>
    <style:style style:name="Таблица12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Таблица12.B6" style:family="table-cell">
      <style:table-cell-properties style:vertical-align="middle" fo:padding="0.049cm" fo:border-left="none" fo:border-right="none" fo:border-top="none" fo:border-bottom="0.05pt solid #000000"/>
    </style:style>
    <style:style style:name="Таблица12.C6" style:family="table-cell">
      <style:table-cell-properties style:vertical-align="middle" fo:padding="0.049cm" fo:border-left="none" fo:border-right="0.05pt solid #000000" fo:border-top="none" fo:border-bottom="0.05pt solid #000000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4.348cm"/>
    </style:style>
    <style:style style:name="Таблица13.B" style:family="table-column">
      <style:table-column-properties style:column-width="6.122cm"/>
    </style:style>
    <style:style style:name="Таблица13.C" style:family="table-column">
      <style:table-column-properties style:column-width="6.53cm"/>
    </style:style>
    <style:style style:name="Таблица13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fe36a"/>
    </style:style>
    <style:style style:name="P2" style:family="paragraph" style:parent-style-name="Heading_20_4">
      <style:text-properties officeooo:paragraph-rsid="000fe36a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fe36a"/>
    </style:style>
    <style:style style:name="P4" style:family="paragraph" style:parent-style-name="Text_20_body">
      <style:paragraph-properties fo:margin-top="0cm" fo:margin-bottom="0.499cm" style:contextual-spacing="false"/>
      <style:text-properties officeooo:paragraph-rsid="000fe36a"/>
    </style:style>
    <style:style style:name="P5" style:family="paragraph" style:parent-style-name="Preformatted_20_Text">
      <style:text-properties officeooo:paragraph-rsid="000fe36a"/>
    </style:style>
    <style:style style:name="P6" style:family="paragraph" style:parent-style-name="Text_20_body">
      <style:text-properties officeooo:paragraph-rsid="000fe36a"/>
    </style:style>
    <style:style style:name="P7" style:family="paragraph" style:parent-style-name="Heading_20_3">
      <style:paragraph-properties fo:text-align="end" style:justify-single-word="false"/>
    </style:style>
    <style:style style:name="P8" style:family="paragraph" style:parent-style-name="Heading_20_4">
      <style:paragraph-properties fo:text-align="end" style:justify-single-word="false"/>
    </style:style>
    <style:style style:name="P9" style:family="paragraph" style:parent-style-name="Text_20_body">
      <style:paragraph-properties fo:text-align="end" style:justify-single-word="false"/>
    </style:style>
    <style:style style:name="P10" style:family="paragraph" style:parent-style-name="Heading_20_3">
      <style:text-properties style:font-name="Times New Roman" fo:font-size="14pt" fo:font-weight="bold" officeooo:rsid="001a9f77" officeooo:paragraph-rsid="001a9f77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Times New Roman" fo:font-size="14pt" fo:font-weight="bold" officeooo:rsid="001a9f77" officeooo:paragraph-rsid="001a9f77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font-weight="bold" officeooo:rsid="00151547" officeooo:paragraph-rsid="00151547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Times New Roman" fo:font-size="14pt" fo:font-weight="bold" officeooo:rsid="00163e1c" officeooo:paragraph-rsid="00163e1c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Times New Roman" fo:font-size="14pt" fo:font-weight="bold" officeooo:rsid="0016f549" officeooo:paragraph-rsid="0016f549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Times New Roman" fo:font-size="14pt" fo:font-weight="bold" officeooo:rsid="0016f549" officeooo:paragraph-rsid="0016f549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Times New Roman" fo:font-size="14pt" fo:font-weight="bold" officeooo:rsid="0018b6f2" officeooo:paragraph-rsid="0018b6f2" style:font-size-asian="14pt" style:font-weight-asian="bold" style:font-size-complex="14pt" style:font-weight-complex="bold"/>
    </style:style>
    <style:style style:name="P17" style:family="paragraph" style:parent-style-name="Text_20_body">
      <style:text-properties style:font-name="Times New Roman" fo:font-size="14pt" fo:font-weight="bold" officeooo:rsid="0018b6f2" officeooo:paragraph-rsid="0018b6f2" style:font-size-asian="14pt" style:font-weight-asian="bold" style:font-size-complex="14pt" style:font-weight-complex="bold"/>
    </style:style>
    <style:style style:name="P18" style:family="paragraph" style:parent-style-name="Text_20_body">
      <style:text-properties style:font-name="Times New Roman" fo:font-size="14pt" fo:font-weight="bold" officeooo:rsid="000f6338" officeooo:paragraph-rsid="000f6338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font-name="Times New Roman" fo:font-size="14pt" fo:font-weight="bold" officeooo:rsid="001b9f7d" officeooo:paragraph-rsid="001b9f7d" style:font-size-asian="14pt" style:font-weight-asian="bold" style:font-size-complex="14pt" style:font-weight-complex="bold"/>
    </style:style>
    <style:style style:name="P20" style:family="paragraph" style:parent-style-name="Text_20_body">
      <style:text-properties style:font-name="Times New Roman" fo:font-size="14pt" fo:font-weight="bold" officeooo:rsid="001d2800" officeooo:paragraph-rsid="001d2800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Times New Roman" fo:font-size="14pt" officeooo:rsid="0009eeaa" officeooo:paragraph-rsid="0009eeaa" style:font-size-asian="14pt" style:font-size-complex="14pt"/>
    </style:style>
    <style:style style:name="P22" style:family="paragraph" style:parent-style-name="Text_20_body">
      <style:text-properties style:font-name="Times New Roman" fo:font-size="14pt" officeooo:rsid="0009eeaa" officeooo:paragraph-rsid="0009eeaa" style:font-size-asian="14pt" style:font-size-complex="14pt"/>
    </style:style>
    <style:style style:name="P23" style:family="paragraph" style:parent-style-name="Text_20_body">
      <style:text-properties style:font-name="Times New Roman" fo:font-size="14pt" fo:font-weight="normal" officeooo:rsid="00151547" officeooo:paragraph-rsid="00151547" style:font-size-asian="14pt" style:font-weight-asian="normal" style:font-size-complex="14pt" style:font-weight-complex="normal"/>
    </style:style>
    <style:style style:name="P24" style:family="paragraph" style:parent-style-name="Text_20_body">
      <style:text-properties style:font-name="Times New Roman" fo:font-size="14pt" fo:font-weight="normal" officeooo:rsid="0018b6f2" officeooo:paragraph-rsid="0018b6f2" style:font-size-asian="14pt" style:font-weight-asian="normal" style:font-size-complex="14pt" style:font-weight-complex="normal"/>
    </style:style>
    <style:style style:name="P25" style:family="paragraph" style:parent-style-name="Text_20_body">
      <style:text-properties style:font-name="Times New Roman" fo:font-size="14pt" fo:font-weight="normal" officeooo:rsid="001d2800" officeooo:paragraph-rsid="001d2800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margin-top="0cm" fo:margin-bottom="0.499cm" style:contextual-spacing="false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paragraph-rsid="000b83fb"/>
    </style:style>
    <style:style style:name="P28" style:family="paragraph" style:parent-style-name="Text_20_body">
      <style:paragraph-properties fo:margin-top="0cm" fo:margin-bottom="0.499cm" style:contextual-spacing="false"/>
      <style:text-properties officeooo:paragraph-rsid="000b83fb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paragraph-rsid="000cddec"/>
    </style:style>
    <style:style style:name="P30" style:family="paragraph" style:parent-style-name="Text_20_body">
      <style:paragraph-properties fo:margin-top="0cm" fo:margin-bottom="0.499cm" style:contextual-spacing="false"/>
      <style:text-properties officeooo:paragraph-rsid="000cddec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paragraph-rsid="000f6338"/>
    </style:style>
    <style:style style:name="P32" style:family="paragraph" style:parent-style-name="Text_20_body">
      <style:paragraph-properties fo:margin-top="0cm" fo:margin-bottom="0.499cm" style:contextual-spacing="false"/>
      <style:text-properties officeooo:paragraph-rsid="000f6338"/>
    </style:style>
    <style:style style:name="P33" style:family="paragraph" style:parent-style-name="Table_20_Contents">
      <style:text-properties officeooo:paragraph-rsid="000f6338"/>
    </style:style>
    <style:style style:name="P34" style:family="paragraph" style:parent-style-name="Standard">
      <style:text-properties fo:font-weight="bold" officeooo:paragraph-rsid="0009eeaa" style:font-weight-asian="bold" style:font-weight-complex="bold"/>
    </style:style>
    <style:style style:name="P35" style:family="paragraph" style:parent-style-name="Standard">
      <style:text-properties fo:font-weight="bold" officeooo:rsid="0009eeaa" officeooo:paragraph-rsid="0009eeaa" style:font-weight-asian="bold" style:font-weight-complex="bold"/>
    </style:style>
    <style:style style:name="P36" style:family="paragraph" style:parent-style-name="Text_20_body">
      <style:text-properties fo:font-weight="bold" officeooo:rsid="0009eeaa" officeooo:paragraph-rsid="0009eeaa" style:font-weight-asian="bold" style:font-weight-complex="bold"/>
    </style:style>
    <style:style style:name="P37" style:family="paragraph" style:parent-style-name="Standard">
      <style:text-properties fo:font-weight="bold" officeooo:rsid="00141edb" officeooo:paragraph-rsid="00141edb" style:font-weight-asian="bold" style:font-weight-complex="bold"/>
    </style:style>
    <style:style style:name="P38" style:family="paragraph" style:parent-style-name="Text_20_body">
      <style:text-properties fo:font-weight="bold" officeooo:rsid="000fe36a" officeooo:paragraph-rsid="000fe36a" style:font-weight-asian="bold" style:font-weight-complex="bold"/>
    </style:style>
    <style:style style:name="P39" style:family="paragraph" style:parent-style-name="Text_20_body">
      <style:text-properties fo:font-weight="bold" officeooo:rsid="001d2800" officeooo:paragraph-rsid="001d2800" style:font-weight-asian="bold" style:font-weight-complex="bold"/>
    </style:style>
    <style:style style:name="P40" style:family="paragraph" style:parent-style-name="Standard">
      <style:text-properties fo:font-weight="normal" officeooo:rsid="00141edb" officeooo:paragraph-rsid="00141edb" style:font-weight-asian="normal" style:font-weight-complex="normal"/>
    </style:style>
    <style:style style:name="P41" style:family="paragraph" style:parent-style-name="Standard">
      <style:text-properties officeooo:paragraph-rsid="00163e1c"/>
    </style:style>
    <style:style style:name="P42" style:family="paragraph" style:parent-style-name="Table_20_Contents">
      <style:text-properties fo:font-size="2pt" style:font-size-asian="2pt" style:font-size-complex="2pt"/>
    </style:style>
    <style:style style:name="P43" style:family="paragraph" style:parent-style-name="Table_20_Contents">
      <style:text-properties officeooo:rsid="001d2800"/>
    </style:style>
    <style:style style:name="P44" style:family="paragraph" style:parent-style-name="Text_20_body">
      <style:text-properties officeooo:rsid="001d2800" officeooo:paragraph-rsid="001d2800"/>
    </style:style>
    <style:style style:name="P45" style:family="paragraph" style:parent-style-name="Text_20_body">
      <style:text-properties officeooo:rsid="000f6338" officeooo:paragraph-rsid="000f6338"/>
    </style:style>
    <style:style style:name="P46" style:family="paragraph" style:parent-style-name="Text_20_body">
      <style:text-properties fo:font-style="normal" fo:font-weight="bold" officeooo:rsid="001f1218" officeooo:paragraph-rsid="001f1218" style:font-style-asian="normal" style:font-weight-asian="bold" style:font-style-complex="normal" style:font-weight-complex="bold"/>
    </style:style>
    <style:style style:name="P47" style:family="paragraph" style:parent-style-name="Standard">
      <style:text-properties style:font-name="Times New Roman" fo:font-size="14pt" fo:font-weight="bold" officeooo:paragraph-rsid="0009eeaa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="Times New Roman" fo:font-size="14pt" fo:font-weight="bold" officeooo:rsid="0009eeaa" officeooo:paragraph-rsid="0009eeaa" style:font-size-asian="14pt" style:font-weight-asian="bold" style:font-size-complex="14pt" style:font-weight-complex="bold"/>
    </style:style>
    <style:style style:name="P49" style:family="paragraph" style:parent-style-name="Standard">
      <style:text-properties style:font-name="Times New Roman" fo:font-size="14pt" fo:font-weight="bold" officeooo:rsid="0013aa58" officeooo:paragraph-rsid="0013aa58" style:font-size-asian="14pt" style:font-weight-asian="bold" style:font-size-complex="14pt" style:font-weight-complex="bold"/>
    </style:style>
    <style:style style:name="P50" style:family="paragraph" style:parent-style-name="Standard">
      <style:text-properties style:font-name="Times New Roman" fo:font-size="14pt" fo:font-weight="bold" officeooo:rsid="00141edb" officeooo:paragraph-rsid="00141edb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Times New Roman" fo:font-size="14pt" fo:font-weight="bold" officeooo:rsid="00163e1c" officeooo:paragraph-rsid="00163e1c" style:font-size-asian="14pt" style:font-weight-asian="bold" style:font-size-complex="14pt" style:font-weight-complex="bold"/>
    </style:style>
    <style:style style:name="P52" style:family="paragraph" style:parent-style-name="Standard">
      <style:text-properties style:font-name="Times New Roman" fo:font-size="14pt" fo:font-weight="normal" officeooo:rsid="0009eeaa" officeooo:paragraph-rsid="0009eeaa" style:font-size-asian="14pt" style:font-weight-asian="normal" style:font-size-complex="14pt" style:font-weight-complex="normal"/>
    </style:style>
    <style:style style:name="P53" style:family="paragraph" style:parent-style-name="Heading_20_3">
      <style:text-properties style:font-name="Times New Roman" fo:font-size="14pt" officeooo:rsid="0009eeaa" style:font-size-asian="14pt" style:font-size-complex="14pt"/>
    </style:style>
    <style:style style:name="P54" style:family="paragraph" style:parent-style-name="Preformatted_20_Text" style:list-style-name="L17"/>
    <style:style style:name="P55" style:family="paragraph" style:parent-style-name="Preformatted_20_Text" style:list-style-name="L17">
      <style:paragraph-properties fo:margin-top="0cm" fo:margin-bottom="0.499cm" style:contextual-spacing="false"/>
    </style:style>
    <style:style style:name="P56" style:family="paragraph" style:parent-style-name="Preformatted_20_Text" style:list-style-name="L20"/>
    <style:style style:name="P57" style:family="paragraph" style:parent-style-name="Preformatted_20_Text" style:list-style-name="L20">
      <style:paragraph-properties fo:margin-top="0cm" fo:margin-bottom="0.499cm" style:contextual-spacing="false"/>
    </style:style>
    <style:style style:name="P58" style:family="paragraph" style:parent-style-name="Preformatted_20_Text" style:list-style-name="L23"/>
    <style:style style:name="P59" style:family="paragraph" style:parent-style-name="Preformatted_20_Text" style:list-style-name="L23">
      <style:paragraph-properties fo:margin-top="0cm" fo:margin-bottom="0.499cm" style:contextual-spacing="false"/>
    </style:style>
    <style:style style:name="P60" style:family="paragraph" style:parent-style-name="Preformatted_20_Text" style:list-style-name="L59">
      <style:paragraph-properties fo:margin-top="0cm" fo:margin-bottom="0.499cm" style:contextual-spacing="false"/>
    </style:style>
    <style:style style:name="P61" style:family="paragraph" style:parent-style-name="Preformatted_20_Text" style:list-style-name="L62"/>
    <style:style style:name="P62" style:family="paragraph" style:parent-style-name="Preformatted_20_Text" style:list-style-name="L62">
      <style:paragraph-properties fo:margin-top="0cm" fo:margin-bottom="0.499cm" style:contextual-spacing="false"/>
    </style:style>
    <style:style style:name="P63" style:family="paragraph" style:parent-style-name="Text_20_body" style:list-style-name="L1"/>
    <style:style style:name="P64" style:family="paragraph" style:parent-style-name="Text_20_body" style:list-style-name="L1">
      <style:paragraph-properties fo:margin-top="0cm" fo:margin-bottom="0cm" style:contextual-spacing="false"/>
    </style:style>
    <style:style style:name="P65" style:family="paragraph" style:parent-style-name="Text_20_body" style:list-style-name="L2"/>
    <style:style style:name="P66" style:family="paragraph" style:parent-style-name="Text_20_body" style:list-style-name="L2">
      <style:paragraph-properties fo:margin-top="0cm" fo:margin-bottom="0cm" style:contextual-spacing="false"/>
    </style:style>
    <style:style style:name="P67" style:family="paragraph" style:parent-style-name="Text_20_body" style:list-style-name="L3"/>
    <style:style style:name="P68" style:family="paragraph" style:parent-style-name="Text_20_body" style:list-style-name="L4"/>
    <style:style style:name="P69" style:family="paragraph" style:parent-style-name="Text_20_body" style:list-style-name="L5"/>
    <style:style style:name="P70" style:family="paragraph" style:parent-style-name="Text_20_body" style:list-style-name="L6"/>
    <style:style style:name="P71" style:family="paragraph" style:parent-style-name="Text_20_body" style:list-style-name="L7"/>
    <style:style style:name="P72" style:family="paragraph" style:parent-style-name="Text_20_body" style:list-style-name="L8"/>
    <style:style style:name="P73" style:family="paragraph" style:parent-style-name="Text_20_body" style:list-style-name="L9"/>
    <style:style style:name="P74" style:family="paragraph" style:parent-style-name="Text_20_body">
      <style:text-properties style:font-name="Times New Roman" fo:font-size="14pt" fo:font-weight="normal" officeooo:paragraph-rsid="0009eeaa" style:font-size-asian="14pt" style:font-weight-asian="normal" style:font-size-complex="14pt" style:font-weight-complex="normal"/>
    </style:style>
    <style:style style:name="P75" style:family="paragraph" style:parent-style-name="Text_20_body">
      <style:text-properties style:font-name="Times New Roman" fo:font-size="14pt" fo:font-weight="normal" officeooo:rsid="0009eeaa" officeooo:paragraph-rsid="0009eeaa" style:font-size-asian="14pt" style:font-weight-asian="normal" style:font-size-complex="14pt" style:font-weight-complex="normal"/>
    </style:style>
    <style:style style:name="P76" style:family="paragraph" style:parent-style-name="Text_20_body">
      <style:text-properties style:font-name="Times New Roman" fo:font-size="14pt" fo:font-weight="normal" officeooo:rsid="001b9f7d" officeooo:paragraph-rsid="001b9f7d" style:font-size-asian="14pt" style:font-weight-asian="normal" style:font-size-complex="14pt" style:font-weight-complex="normal"/>
    </style:style>
    <style:style style:name="P77" style:family="paragraph" style:parent-style-name="Text_20_body" style:list-style-name="L10"/>
    <style:style style:name="P78" style:family="paragraph" style:parent-style-name="Text_20_body" style:list-style-name="L10">
      <style:paragraph-properties fo:margin-top="0cm" fo:margin-bottom="0cm" style:contextual-spacing="false"/>
    </style:style>
    <style:style style:name="P79" style:family="paragraph" style:parent-style-name="Text_20_body" style:list-style-name="L11"/>
    <style:style style:name="P80" style:family="paragraph" style:parent-style-name="Text_20_body" style:list-style-name="L11">
      <style:paragraph-properties fo:margin-top="0cm" fo:margin-bottom="0cm" style:contextual-spacing="false"/>
    </style:style>
    <style:style style:name="P81" style:family="paragraph" style:parent-style-name="Text_20_body" style:list-style-name="L12"/>
    <style:style style:name="P82" style:family="paragraph" style:parent-style-name="Text_20_body" style:list-style-name="L12">
      <style:paragraph-properties fo:margin-top="0cm" fo:margin-bottom="0cm" style:contextual-spacing="false"/>
    </style:style>
    <style:style style:name="P83" style:family="paragraph" style:parent-style-name="Text_20_body" style:list-style-name="L13"/>
    <style:style style:name="P84" style:family="paragraph" style:parent-style-name="Text_20_body" style:list-style-name="L14"/>
    <style:style style:name="P85" style:family="paragraph" style:parent-style-name="Text_20_body" style:list-style-name="L14">
      <style:paragraph-properties fo:margin-top="0cm" fo:margin-bottom="0cm" style:contextual-spacing="false"/>
    </style:style>
    <style:style style:name="P86" style:family="paragraph" style:parent-style-name="Text_20_body" style:list-style-name="L15"/>
    <style:style style:name="P87" style:family="paragraph" style:parent-style-name="Text_20_body" style:list-style-name="L15">
      <style:paragraph-properties fo:margin-top="0cm" fo:margin-bottom="0cm" style:contextual-spacing="false"/>
    </style:style>
    <style:style style:name="P88" style:family="paragraph" style:parent-style-name="Text_20_body" style:list-style-name="L16"/>
    <style:style style:name="P89" style:family="paragraph" style:parent-style-name="Text_20_body" style:list-style-name="L16">
      <style:paragraph-properties fo:margin-top="0cm" fo:margin-bottom="0cm" style:contextual-spacing="false"/>
    </style:style>
    <style:style style:name="P90" style:family="paragraph" style:parent-style-name="Text_20_body" style:list-style-name="L18"/>
    <style:style style:name="P91" style:family="paragraph" style:parent-style-name="Text_20_body" style:list-style-name="L19"/>
    <style:style style:name="P92" style:family="paragraph" style:parent-style-name="Text_20_body" style:list-style-name="L19">
      <style:paragraph-properties fo:margin-top="0cm" fo:margin-bottom="0cm" style:contextual-spacing="false"/>
    </style:style>
    <style:style style:name="P93" style:family="paragraph" style:parent-style-name="Text_20_body" style:list-style-name="L21"/>
    <style:style style:name="P94" style:family="paragraph" style:parent-style-name="Text_20_body" style:list-style-name="L22"/>
    <style:style style:name="P95" style:family="paragraph" style:parent-style-name="Text_20_body" style:list-style-name="L22">
      <style:paragraph-properties fo:margin-top="0cm" fo:margin-bottom="0cm" style:contextual-spacing="false"/>
    </style:style>
    <style:style style:name="P96" style:family="paragraph" style:parent-style-name="Text_20_body" style:list-style-name="L24"/>
    <style:style style:name="P97" style:family="paragraph" style:parent-style-name="Text_20_body" style:list-style-name="L24">
      <style:paragraph-properties fo:margin-top="0cm" fo:margin-bottom="0cm" style:contextual-spacing="false"/>
    </style:style>
    <style:style style:name="P98" style:family="paragraph" style:parent-style-name="Text_20_body" style:list-style-name="L25"/>
    <style:style style:name="P99" style:family="paragraph" style:parent-style-name="Text_20_body" style:list-style-name="L25">
      <style:paragraph-properties fo:margin-top="0cm" fo:margin-bottom="0cm" style:contextual-spacing="false"/>
    </style:style>
    <style:style style:name="P100" style:family="paragraph" style:parent-style-name="Text_20_body" style:list-style-name="L26"/>
    <style:style style:name="P101" style:family="paragraph" style:parent-style-name="Text_20_body" style:list-style-name="L26">
      <style:paragraph-properties fo:margin-top="0cm" fo:margin-bottom="0cm" style:contextual-spacing="false"/>
    </style:style>
    <style:style style:name="P102" style:family="paragraph" style:parent-style-name="Text_20_body" style:list-style-name="L27"/>
    <style:style style:name="P103" style:family="paragraph" style:parent-style-name="Text_20_body" style:list-style-name="L27">
      <style:paragraph-properties fo:margin-top="0cm" fo:margin-bottom="0cm" style:contextual-spacing="false"/>
    </style:style>
    <style:style style:name="P104" style:family="paragraph" style:parent-style-name="Text_20_body" style:list-style-name="L28"/>
    <style:style style:name="P105" style:family="paragraph" style:parent-style-name="Text_20_body" style:list-style-name="L28">
      <style:paragraph-properties fo:margin-top="0cm" fo:margin-bottom="0cm" style:contextual-spacing="false"/>
    </style:style>
    <style:style style:name="P106" style:family="paragraph" style:parent-style-name="Text_20_body" style:list-style-name="L29"/>
    <style:style style:name="P107" style:family="paragraph" style:parent-style-name="Text_20_body" style:list-style-name="L29">
      <style:paragraph-properties fo:margin-top="0cm" fo:margin-bottom="0cm" style:contextual-spacing="false"/>
    </style:style>
    <style:style style:name="P108" style:family="paragraph" style:parent-style-name="Text_20_body" style:list-style-name="L30"/>
    <style:style style:name="P109" style:family="paragraph" style:parent-style-name="Text_20_body" style:list-style-name="L30">
      <style:paragraph-properties fo:margin-top="0cm" fo:margin-bottom="0cm" style:contextual-spacing="false"/>
    </style:style>
    <style:style style:name="P110" style:family="paragraph" style:parent-style-name="Text_20_body" style:list-style-name="L31"/>
    <style:style style:name="P111" style:family="paragraph" style:parent-style-name="Text_20_body" style:list-style-name="L31">
      <style:paragraph-properties fo:margin-top="0cm" fo:margin-bottom="0cm" style:contextual-spacing="false"/>
    </style:style>
    <style:style style:name="P112" style:family="paragraph" style:parent-style-name="Text_20_body" style:list-style-name="L32"/>
    <style:style style:name="P113" style:family="paragraph" style:parent-style-name="Text_20_body" style:list-style-name="L32">
      <style:paragraph-properties fo:margin-top="0cm" fo:margin-bottom="0cm" style:contextual-spacing="false"/>
    </style:style>
    <style:style style:name="P114" style:family="paragraph" style:parent-style-name="Text_20_body" style:list-style-name="L33"/>
    <style:style style:name="P115" style:family="paragraph" style:parent-style-name="Text_20_body" style:list-style-name="L33">
      <style:paragraph-properties fo:margin-top="0cm" fo:margin-bottom="0cm" style:contextual-spacing="false"/>
    </style:style>
    <style:style style:name="P116" style:family="paragraph" style:parent-style-name="Text_20_body" style:list-style-name="L34"/>
    <style:style style:name="P117" style:family="paragraph" style:parent-style-name="Text_20_body" style:list-style-name="L34">
      <style:paragraph-properties fo:margin-top="0cm" fo:margin-bottom="0cm" style:contextual-spacing="false"/>
    </style:style>
    <style:style style:name="P118" style:family="paragraph" style:parent-style-name="Text_20_body" style:list-style-name="L35"/>
    <style:style style:name="P119" style:family="paragraph" style:parent-style-name="Text_20_body" style:list-style-name="L35">
      <style:paragraph-properties fo:margin-top="0cm" fo:margin-bottom="0cm" style:contextual-spacing="false"/>
    </style:style>
    <style:style style:name="P120" style:family="paragraph" style:parent-style-name="Text_20_body" style:list-style-name="L36"/>
    <style:style style:name="P121" style:family="paragraph" style:parent-style-name="Text_20_body" style:list-style-name="L37"/>
    <style:style style:name="P122" style:family="paragraph" style:parent-style-name="Text_20_body" style:list-style-name="L38">
      <style:paragraph-properties fo:margin-top="0cm" fo:margin-bottom="0cm" style:contextual-spacing="false"/>
      <style:text-properties officeooo:paragraph-rsid="000fe36a"/>
    </style:style>
    <style:style style:name="P123" style:family="paragraph" style:parent-style-name="Text_20_body" style:list-style-name="L38">
      <style:text-properties officeooo:paragraph-rsid="000fe36a"/>
    </style:style>
    <style:style style:name="P124" style:family="paragraph" style:parent-style-name="Text_20_body" style:list-style-name="L39">
      <style:paragraph-properties fo:margin-top="0cm" fo:margin-bottom="0cm" style:contextual-spacing="false"/>
      <style:text-properties officeooo:paragraph-rsid="000fe36a"/>
    </style:style>
    <style:style style:name="P125" style:family="paragraph" style:parent-style-name="Text_20_body" style:list-style-name="L39">
      <style:text-properties officeooo:paragraph-rsid="000fe36a"/>
    </style:style>
    <style:style style:name="P126" style:family="paragraph" style:parent-style-name="Text_20_body" style:list-style-name="L40"/>
    <style:style style:name="P127" style:family="paragraph" style:parent-style-name="Text_20_body" style:list-style-name="L41"/>
    <style:style style:name="P128" style:family="paragraph" style:parent-style-name="Text_20_body" style:list-style-name="L42"/>
    <style:style style:name="P129" style:family="paragraph" style:parent-style-name="Text_20_body" style:list-style-name="L43"/>
    <style:style style:name="P130" style:family="paragraph" style:parent-style-name="Text_20_body" style:list-style-name="L43">
      <style:paragraph-properties fo:margin-top="0cm" fo:margin-bottom="0cm" style:contextual-spacing="false"/>
    </style:style>
    <style:style style:name="P131" style:family="paragraph" style:parent-style-name="Text_20_body" style:list-style-name="L44"/>
    <style:style style:name="P132" style:family="paragraph" style:parent-style-name="Text_20_body" style:list-style-name="L44">
      <style:paragraph-properties fo:margin-top="0cm" fo:margin-bottom="0cm" style:contextual-spacing="false"/>
    </style:style>
    <style:style style:name="P133" style:family="paragraph" style:parent-style-name="Text_20_body" style:list-style-name="L45"/>
    <style:style style:name="P134" style:family="paragraph" style:parent-style-name="Text_20_body" style:list-style-name="L45">
      <style:paragraph-properties fo:margin-top="0cm" fo:margin-bottom="0cm" style:contextual-spacing="false"/>
    </style:style>
    <style:style style:name="P135" style:family="paragraph" style:parent-style-name="Text_20_body" style:list-style-name="L46"/>
    <style:style style:name="P136" style:family="paragraph" style:parent-style-name="Text_20_body" style:list-style-name="L46">
      <style:paragraph-properties fo:margin-top="0cm" fo:margin-bottom="0cm" style:contextual-spacing="false"/>
    </style:style>
    <style:style style:name="P137" style:family="paragraph" style:parent-style-name="Text_20_body" style:list-style-name="L47"/>
    <style:style style:name="P138" style:family="paragraph" style:parent-style-name="Text_20_body" style:list-style-name="L47">
      <style:paragraph-properties fo:margin-top="0cm" fo:margin-bottom="0cm" style:contextual-spacing="false"/>
    </style:style>
    <style:style style:name="P139" style:family="paragraph" style:parent-style-name="Text_20_body" style:list-style-name="L48"/>
    <style:style style:name="P140" style:family="paragraph" style:parent-style-name="Text_20_body" style:list-style-name="L48">
      <style:paragraph-properties fo:margin-top="0cm" fo:margin-bottom="0cm" style:contextual-spacing="false"/>
    </style:style>
    <style:style style:name="P141" style:family="paragraph" style:parent-style-name="Text_20_body" style:list-style-name="L49"/>
    <style:style style:name="P142" style:family="paragraph" style:parent-style-name="Text_20_body" style:list-style-name="L49">
      <style:paragraph-properties fo:margin-top="0cm" fo:margin-bottom="0cm" style:contextual-spacing="false"/>
    </style:style>
    <style:style style:name="P143" style:family="paragraph" style:parent-style-name="Text_20_body" style:list-style-name="L50"/>
    <style:style style:name="P144" style:family="paragraph" style:parent-style-name="Text_20_body" style:list-style-name="L50">
      <style:paragraph-properties fo:margin-top="0cm" fo:margin-bottom="0cm" style:contextual-spacing="false"/>
    </style:style>
    <style:style style:name="P145" style:family="paragraph" style:parent-style-name="Text_20_body" style:list-style-name="L51"/>
    <style:style style:name="P146" style:family="paragraph" style:parent-style-name="Text_20_body" style:list-style-name="L51">
      <style:paragraph-properties fo:margin-top="0cm" fo:margin-bottom="0cm" style:contextual-spacing="false"/>
    </style:style>
    <style:style style:name="P147" style:family="paragraph" style:parent-style-name="Text_20_body" style:list-style-name="L52"/>
    <style:style style:name="P148" style:family="paragraph" style:parent-style-name="Text_20_body" style:list-style-name="L52">
      <style:paragraph-properties fo:margin-top="0cm" fo:margin-bottom="0cm" style:contextual-spacing="false"/>
    </style:style>
    <style:style style:name="P149" style:family="paragraph" style:parent-style-name="Text_20_body" style:list-style-name="L53"/>
    <style:style style:name="P150" style:family="paragraph" style:parent-style-name="Text_20_body" style:list-style-name="L53">
      <style:paragraph-properties fo:margin-top="0cm" fo:margin-bottom="0cm" style:contextual-spacing="false"/>
    </style:style>
    <style:style style:name="P151" style:family="paragraph" style:parent-style-name="Text_20_body" style:list-style-name="L54"/>
    <style:style style:name="P152" style:family="paragraph" style:parent-style-name="Text_20_body" style:list-style-name="L54">
      <style:paragraph-properties fo:margin-top="0cm" fo:margin-bottom="0cm" style:contextual-spacing="false"/>
    </style:style>
    <style:style style:name="P153" style:family="paragraph" style:parent-style-name="Text_20_body" style:list-style-name="L55"/>
    <style:style style:name="P154" style:family="paragraph" style:parent-style-name="Text_20_body" style:list-style-name="L55">
      <style:paragraph-properties fo:margin-top="0cm" fo:margin-bottom="0cm" style:contextual-spacing="false"/>
    </style:style>
    <style:style style:name="P155" style:family="paragraph" style:parent-style-name="Text_20_body" style:list-style-name="L56"/>
    <style:style style:name="P156" style:family="paragraph" style:parent-style-name="Text_20_body" style:list-style-name="L56">
      <style:paragraph-properties fo:margin-top="0cm" fo:margin-bottom="0cm" style:contextual-spacing="false"/>
    </style:style>
    <style:style style:name="P157" style:family="paragraph" style:parent-style-name="Text_20_body" style:list-style-name="L57"/>
    <style:style style:name="P158" style:family="paragraph" style:parent-style-name="Text_20_body" style:list-style-name="L57">
      <style:paragraph-properties fo:margin-top="0cm" fo:margin-bottom="0cm" style:contextual-spacing="false"/>
    </style:style>
    <style:style style:name="P159" style:family="paragraph" style:parent-style-name="Text_20_body" style:list-style-name="L58"/>
    <style:style style:name="P160" style:family="paragraph" style:parent-style-name="Text_20_body" style:list-style-name="L58">
      <style:paragraph-properties fo:margin-top="0cm" fo:margin-bottom="0cm" style:contextual-spacing="false"/>
    </style:style>
    <style:style style:name="P161" style:family="paragraph" style:parent-style-name="Text_20_body" style:list-style-name="L59"/>
    <style:style style:name="P162" style:family="paragraph" style:parent-style-name="Text_20_body" style:list-style-name="L60"/>
    <style:style style:name="P163" style:family="paragraph" style:parent-style-name="Text_20_body" style:list-style-name="L61"/>
    <style:style style:name="P164" style:family="paragraph" style:parent-style-name="Text_20_body" style:list-style-name="L62"/>
    <style:style style:name="P165" style:family="paragraph" style:parent-style-name="Text_20_body" style:list-style-name="L62">
      <style:paragraph-properties fo:margin-top="0cm" fo:margin-bottom="0cm" style:contextual-spacing="false"/>
    </style:style>
    <style:style style:name="P166" style:family="paragraph" style:parent-style-name="Text_20_body" style:list-style-name="L63"/>
    <style:style style:name="P167" style:family="paragraph" style:parent-style-name="Text_20_body" style:list-style-name="L63">
      <style:paragraph-properties fo:margin-top="0cm" fo:margin-bottom="0cm" style:contextual-spacing="false"/>
    </style:style>
    <style:style style:name="P168" style:family="paragraph" style:parent-style-name="Text_20_body" style:list-style-name="L64"/>
    <style:style style:name="P169" style:family="paragraph" style:parent-style-name="Text_20_body" style:list-style-name="L64">
      <style:paragraph-properties fo:margin-top="0cm" fo:margin-bottom="0cm" style:contextual-spacing="false"/>
    </style:style>
    <style:style style:name="P170" style:family="paragraph" style:parent-style-name="Text_20_body" style:list-style-name="L65"/>
    <style:style style:name="P171" style:family="paragraph" style:parent-style-name="Text_20_body" style:list-style-name="L66"/>
    <style:style style:name="P172" style:family="paragraph" style:parent-style-name="Text_20_body" style:list-style-name="L67"/>
    <style:style style:name="P173" style:family="paragraph" style:parent-style-name="Text_20_body" style:list-style-name="L68"/>
    <style:style style:name="P174" style:family="paragraph" style:parent-style-name="Text_20_body" style:list-style-name="L68">
      <style:paragraph-properties fo:margin-top="0cm" fo:margin-bottom="0cm" style:contextual-spacing="false"/>
    </style:style>
    <style:style style:name="P175" style:family="paragraph" style:parent-style-name="Text_20_body" style:list-style-name="L69"/>
    <style:style style:name="P176" style:family="paragraph" style:parent-style-name="Text_20_body" style:list-style-name="L70"/>
    <style:style style:name="P177" style:family="paragraph" style:parent-style-name="Text_20_body" style:list-style-name="L70">
      <style:paragraph-properties fo:margin-top="0cm" fo:margin-bottom="0cm" style:contextual-spacing="false"/>
    </style:style>
    <style:style style:name="P178" style:family="paragraph" style:parent-style-name="Text_20_body" style:list-style-name="L71"/>
    <style:style style:name="P179" style:family="paragraph" style:parent-style-name="Text_20_body" style:list-style-name="L72"/>
    <style:style style:name="P180" style:family="paragraph" style:parent-style-name="Text_20_body" style:list-style-name="L72">
      <style:paragraph-properties fo:margin-top="0cm" fo:margin-bottom="0cm" style:contextual-spacing="false"/>
    </style:style>
    <style:style style:name="P181" style:family="paragraph" style:parent-style-name="Text_20_body" style:list-style-name="L73"/>
    <style:style style:name="P182" style:family="paragraph" style:parent-style-name="Text_20_body" style:list-style-name="L74"/>
    <style:style style:name="P183" style:family="paragraph" style:parent-style-name="Text_20_body" style:list-style-name="L74">
      <style:paragraph-properties fo:margin-top="0cm" fo:margin-bottom="0cm" style:contextual-spacing="false"/>
    </style:style>
    <style:style style:name="P184" style:family="paragraph" style:parent-style-name="Text_20_body" style:list-style-name="L75"/>
    <style:style style:name="P185" style:family="paragraph" style:parent-style-name="Text_20_body" style:list-style-name="L76"/>
    <style:style style:name="P186" style:family="paragraph" style:parent-style-name="Text_20_body" style:list-style-name="L76">
      <style:paragraph-properties fo:margin-top="0cm" fo:margin-bottom="0cm" style:contextual-spacing="false"/>
    </style:style>
    <style:style style:name="P187" style:family="paragraph" style:parent-style-name="Text_20_body" style:list-style-name="L77"/>
    <style:style style:name="P188" style:family="paragraph" style:parent-style-name="Text_20_body" style:list-style-name="L78"/>
    <style:style style:name="P189" style:family="paragraph" style:parent-style-name="Text_20_body" style:list-style-name="L79"/>
    <style:style style:name="P190" style:family="paragraph" style:parent-style-name="Text_20_body" style:list-style-name="L79">
      <style:paragraph-properties fo:margin-top="0cm" fo:margin-bottom="0cm" style:contextual-spacing="false"/>
    </style:style>
    <style:style style:name="P191" style:family="paragraph" style:parent-style-name="Text_20_body" style:list-style-name="L80"/>
    <style:style style:name="P192" style:family="paragraph" style:parent-style-name="Text_20_body" style:list-style-name="L81"/>
    <style:style style:name="P193" style:family="paragraph" style:parent-style-name="Text_20_body" style:list-style-name="L82"/>
    <style:style style:name="P194" style:family="paragraph" style:parent-style-name="Text_20_body" style:list-style-name="L83"/>
    <style:style style:name="P195" style:family="paragraph" style:parent-style-name="Text_20_body" style:list-style-name="L84"/>
    <style:style style:name="P196" style:family="paragraph" style:parent-style-name="Text_20_body" style:list-style-name="L85"/>
    <style:style style:name="P197" style:family="paragraph" style:parent-style-name="Text_20_body" style:list-style-name="L86"/>
    <style:style style:name="P198" style:family="paragraph" style:parent-style-name="Text_20_body" style:list-style-name="L87"/>
    <style:style style:name="P199" style:family="paragraph" style:parent-style-name="Text_20_body" style:list-style-name="L88"/>
    <style:style style:name="P200" style:family="paragraph" style:parent-style-name="Text_20_body" style:list-style-name="L89"/>
    <style:style style:name="P201" style:family="paragraph" style:parent-style-name="Text_20_body" style:list-style-name="L90"/>
    <style:style style:name="P202" style:family="paragraph" style:parent-style-name="Text_20_body" style:list-style-name="L91"/>
    <style:style style:name="P203" style:family="paragraph" style:parent-style-name="Text_20_body" style:list-style-name="L92"/>
    <style:style style:name="P204" style:family="paragraph" style:parent-style-name="Text_20_body" style:list-style-name="L92">
      <style:paragraph-properties fo:margin-top="0cm" fo:margin-bottom="0cm" style:contextual-spacing="false"/>
    </style:style>
    <style:style style:name="P205" style:family="paragraph" style:parent-style-name="Text_20_body" style:list-style-name="L93">
      <style:paragraph-properties fo:text-align="end" style:justify-single-word="false"/>
    </style:style>
    <style:style style:name="P206" style:family="paragraph" style:parent-style-name="Text_20_body" style:list-style-name="L94">
      <style:paragraph-properties fo:text-align="end" style:justify-single-word="false"/>
    </style:style>
    <style:style style:name="P207" style:family="paragraph" style:parent-style-name="Text_20_body" style:list-style-name="L95">
      <style:paragraph-properties fo:text-align="end" style:justify-single-word="false"/>
    </style:style>
    <style:style style:name="P208" style:family="paragraph" style:parent-style-name="Text_20_body" style:list-style-name="L96">
      <style:paragraph-properties fo:text-align="end" style:justify-single-word="false"/>
    </style:style>
    <style:style style:name="P209" style:family="paragraph" style:parent-style-name="Text_20_body" style:list-style-name="L97">
      <style:paragraph-properties fo:text-align="end" style:justify-single-word="false"/>
    </style:style>
    <style:style style:name="P210" style:family="paragraph" style:parent-style-name="Text_20_body" style:list-style-name="L98">
      <style:paragraph-properties fo:text-align="end" style:justify-single-word="false"/>
    </style:style>
    <style:style style:name="P211" style:family="paragraph" style:parent-style-name="Text_20_body" style:list-style-name="L99">
      <style:paragraph-properties fo:margin-top="0cm" fo:margin-bottom="0cm" style:contextual-spacing="false" fo:text-align="end" style:justify-single-word="false"/>
    </style:style>
    <style:style style:name="P212" style:family="paragraph" style:parent-style-name="Text_20_body" style:list-style-name="L99">
      <style:paragraph-properties fo:text-align="end" style:justify-single-word="false"/>
    </style:style>
    <style:style style:name="P213" style:family="paragraph" style:parent-style-name="Text_20_body" style:list-style-name="L100"/>
    <style:style style:name="P214" style:family="paragraph" style:parent-style-name="Text_20_body" style:list-style-name="L100">
      <style:paragraph-properties fo:margin-top="0cm" fo:margin-bottom="0cm" style:contextual-spacing="false"/>
    </style:style>
    <style:style style:name="P215" style:family="paragraph" style:parent-style-name="Text_20_body" style:list-style-name="L101"/>
    <style:style style:name="P216" style:family="paragraph" style:parent-style-name="Text_20_body" style:list-style-name="L101">
      <style:paragraph-properties fo:margin-top="0cm" fo:margin-bottom="0cm" style:contextual-spacing="false"/>
    </style:style>
    <style:style style:name="P217" style:family="paragraph" style:parent-style-name="Text_20_body" style:list-style-name="L102"/>
    <style:style style:name="P218" style:family="paragraph" style:parent-style-name="Text_20_body" style:list-style-name="L102">
      <style:paragraph-properties fo:margin-top="0cm" fo:margin-bottom="0cm" style:contextual-spacing="false"/>
    </style:style>
    <style:style style:name="P219" style:family="paragraph" style:parent-style-name="Text_20_body" style:list-style-name="L103"/>
    <style:style style:name="P220" style:family="paragraph" style:parent-style-name="Text_20_body" style:list-style-name="L103">
      <style:paragraph-properties fo:margin-top="0cm" fo:margin-bottom="0cm" style:contextual-spacing="false"/>
    </style:style>
    <style:style style:name="P221" style:family="paragraph" style:parent-style-name="Text_20_body" style:list-style-name="L104"/>
    <style:style style:name="P222" style:family="paragraph" style:parent-style-name="Text_20_body" style:list-style-name="L104">
      <style:paragraph-properties fo:margin-top="0cm" fo:margin-bottom="0cm" style:contextual-spacing="false"/>
    </style:style>
    <style:style style:name="P223" style:family="paragraph" style:parent-style-name="Text_20_body" style:list-style-name="L105"/>
    <style:style style:name="P224" style:family="paragraph" style:parent-style-name="Text_20_body" style:list-style-name="L105">
      <style:paragraph-properties fo:margin-top="0cm" fo:margin-bottom="0cm" style:contextual-spacing="false"/>
    </style:style>
    <style:style style:name="P225" style:family="paragraph" style:parent-style-name="Text_20_body" style:list-style-name="L106"/>
    <style:style style:name="P226" style:family="paragraph" style:parent-style-name="Text_20_body" style:list-style-name="L106">
      <style:paragraph-properties fo:margin-top="0cm" fo:margin-bottom="0cm" style:contextual-spacing="false"/>
    </style:style>
    <style:style style:name="P227" style:family="paragraph" style:parent-style-name="Text_20_body" style:list-style-name="L107"/>
    <style:style style:name="P228" style:family="paragraph" style:parent-style-name="Text_20_body" style:list-style-name="L107">
      <style:paragraph-properties fo:margin-top="0cm" fo:margin-bottom="0cm" style:contextual-spacing="false"/>
    </style:style>
    <style:style style:name="P229" style:family="paragraph" style:parent-style-name="Text_20_body" style:list-style-name="L108"/>
    <style:style style:name="P230" style:family="paragraph" style:parent-style-name="Text_20_body" style:list-style-name="L109"/>
    <style:style style:name="P231" style:family="paragraph" style:parent-style-name="Text_20_body" style:list-style-name="L109">
      <style:paragraph-properties fo:margin-top="0cm" fo:margin-bottom="0cm" style:contextual-spacing="false"/>
    </style:style>
    <style:style style:name="P232" style:family="paragraph" style:parent-style-name="Text_20_body" style:list-style-name="L110"/>
    <style:style style:name="P233" style:family="paragraph" style:parent-style-name="Text_20_body" style:list-style-name="L110">
      <style:paragraph-properties fo:margin-top="0cm" fo:margin-bottom="0cm" style:contextual-spacing="false"/>
    </style:style>
    <style:style style:name="P234" style:family="paragraph" style:parent-style-name="Text_20_body" style:list-style-name="L111">
      <style:paragraph-properties fo:margin-top="0cm" fo:margin-bottom="0cm" style:contextual-spacing="false"/>
    </style:style>
    <style:style style:name="P235" style:family="paragraph" style:parent-style-name="Text_20_body" style:list-style-name="L112">
      <style:paragraph-properties fo:margin-top="0cm" fo:margin-bottom="0cm" style:contextual-spacing="false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09eeaa" style:font-size-asian="14pt" style:font-size-complex="14pt"/>
    </style:style>
    <style:style style:name="T3" style:family="text">
      <style:text-properties style:font-name="Times New Roman" fo:font-size="14pt" officeooo:rsid="000b83fb" style:font-size-asian="12.25pt" style:font-size-complex="14pt"/>
    </style:style>
    <style:style style:name="T4" style:family="text">
      <style:text-properties style:font-name="Times New Roman" fo:font-size="14pt" officeooo:rsid="000cddec" style:font-size-asian="12.25pt" style:font-size-complex="14pt"/>
    </style:style>
    <style:style style:name="T5" style:family="text">
      <style:text-properties style:font-name="Times New Roman" fo:font-size="14pt" officeooo:rsid="000f6338" style:font-size-asian="12.25pt" style:font-size-complex="14pt"/>
    </style:style>
    <style:style style:name="T6" style:family="text">
      <style:text-properties style:font-name="Times New Roman" fo:font-size="14pt" officeooo:rsid="000fe36a" style:font-size-asian="12.25pt" style:font-size-complex="14pt"/>
    </style:style>
    <style:style style:name="T7" style:family="text">
      <style:text-properties style:font-name="Times New Roman" fo:font-size="14pt" fo:font-weight="bold" officeooo:rsid="000b83fb" style:font-size-asian="12.25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0fe36a" style:font-size-asian="12.25pt" style:font-weight-asian="bold" style:font-size-complex="14pt" style:font-weight-complex="bold"/>
    </style:style>
    <style:style style:name="T9" style:family="text">
      <style:text-properties style:font-name="Times New Roman" fo:font-size="14pt" fo:font-weight="bold" officeooo:rsid="000cddec" style:font-size-asian="12.25pt" style:font-weight-asian="bold" style:font-size-complex="14pt" style:font-weight-complex="bold"/>
    </style:style>
    <style:style style:name="T10" style:family="text">
      <style:text-properties style:font-name="Times New Roman" fo:font-size="14pt" fo:font-weight="bold" officeooo:rsid="000f6338" style:font-size-asian="12.25pt" style:font-weight-asian="bold" style:font-size-complex="14pt" style:font-weight-complex="bold"/>
    </style:style>
    <style:style style:name="T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b83fb" style:font-size-asian="12.25pt" style:font-size-complex="14pt"/>
    </style:style>
    <style:style style:name="T14" style:family="text">
      <style:text-properties fo:font-size="14pt" officeooo:rsid="000fe36a" style:font-size-asian="12.25pt" style:font-size-complex="14pt"/>
    </style:style>
    <style:style style:name="T15" style:family="text">
      <style:text-properties officeooo:rsid="000fe36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08891"/>
    </style:style>
    <style:style style:name="T18" style:family="text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6. Лямбда функции и методы.</text:p>
      <text:p text:style-name="P22">Lambda-функции и Lambda-методы в C# — это удобные и мощные конструкции, позволяющие создавать анонимные функции, которые можно использовать в различных контекстах, таких как LINQ, обработчики событий и делегаты. Давайте подробнее рассмотрим, что такое Lambda-функции и Lambda-методы, а также их применение в C#.</text:p>
      <text:h text:style-name="Heading_20_3" text:outline-level="3">Что такое Lambda-функции и Lambda-методы?</text:h>
      <text:p text:style-name="Text_20_body"><text:span text:style-name="Strong_20_Emphasis">Lambda-функция</text:span> (или просто "лямбда") — это анонимная функция, которая может содержать выражения и операторы. Лямбда-выражения могут использоваться для создания делегатов или выражений. Они позволяют писать код более лаконично и читаемо.</text:p>
      <text:p text:style-name="Text_20_body"><text:span text:style-name="Strong_20_Emphasis">Lambda-методы</text:span> — это специальные случаи лямбда-выражений, которые используются для определения методов, которые могут быть переданы как аргументы другим методам.</text:p>
      <text:h text:style-name="Heading_20_3" text:outline-level="3">Синтаксис Lambda-функций</text:h>
      <text:p text:style-name="Text_20_body">Синтаксис лямбда-выражения в C# выглядит следующим образом:</text:p>
      <text:p text:style-name="P26"><text:span text:style-name="Source_20_Text">(parameters) =&gt; expression</text:span></text:p>
      <text:p text:style-name="Text_20_body">или</text:p>
      <text:p text:style-name="P26"><text:span text:style-name="Source_20_Text">(parameters) =&gt; { statements; }</text:span></text:p>
      <text:list xml:id="list135319045" text:style-name="L1">
        <text:list-item>
          <text:p text:style-name="P64"><text:span text:style-name="Strong_20_Emphasis">parameters</text:span>: параметры, которые принимает лямбда-выражение. </text:p>
        </text:list-item>
        <text:list-item>
          <text:p text:style-name="P64"><text:span text:style-name="Strong_20_Emphasis">expression</text:span>: одно выражение, результат которого будет возвращен. </text:p>
        </text:list-item>
        <text:list-item>
          <text:p text:style-name="P63"><text:span text:style-name="Strong_20_Emphasis">statements</text:span>: блок операторов (когда необходимо выполнить несколько операторов). </text:p>
        </text:list-item>
      </text:list>
      <text:h text:style-name="Heading_20_3" text:outline-level="3">Примеры использования</text:h>
      <text:h text:style-name="Heading_20_4" text:outline-level="4">1. Использование с делегатами</text:h>
      <text:p text:style-name="Text_20_body">Лямбда-выражения часто используют с делегатами, чтобы создать анонимные функции.</text:p>
      <text:h text:style-name="Heading_20_4" text:outline-level="4">2. Использование с LINQ</text:h>
      <text:p text:style-name="Text_20_body">Лямбда-выражения очень популярны в LINQ для фильтрации и преобразования коллекций.</text:p>
      <text:h text:style-name="Heading_20_3" text:outline-level="3">Преимущества использования Lambda-функций</text:h>
      <text:list xml:id="list3785860169" text:style-name="L2">
        <text:list-item>
          <text:p text:style-name="P66"><text:span text:style-name="Strong_20_Emphasis">Сокращение кода</text:span>: Лямбда-выражения позволяют писать меньше кода, чем традиционные методы. </text:p>
        </text:list-item>
        <text:list-item>
          <text:p text:style-name="P66"><text:span text:style-name="Strong_20_Emphasis">Улучшенная читаемость</text:span>: Код становится более понятным, особенно при работе с LINQ и коллекциями. </text:p>
        </text:list-item>
        <text:list-item>
          <text:p text:style-name="P65"><text:span text:style-name="Strong_20_Emphasis">Гибкость</text:span>: Лямбда-функции могут быть объявлены и использованы "на месте", что упрощает управление зависимостями и контекстами. </text:p>
        </text:list-item>
      </text:list>
      <text:h text:style-name="P53" text:outline-level="3"><text:soft-page-break/></text:h>
      <text:h text:style-name="Heading_20_3" text:outline-level="3">Синтаксис</text:h>
      <text:p text:style-name="Text_20_body"><text:span text:style-name="Strong_20_Emphasis">Обычные методы</text:span> имеют строгий синтаксис, который включает заголовок метода, тело и возвращаемое значение.</text:p>
      <text:p text:style-name="Preformatted_20_Text"><text:span text:style-name="Source_20_Text">public int Add(int x, int y)</text:span></text:p>
      <text:p text:style-name="Preformatted_20_Text"><text:span text:style-name="Source_20_Text">{</text:span></text:p>
      <text:p text:style-name="Preformatted_20_Text"><text:span text:style-name="Source_20_Text"><text:s text:c="4"/>return x + y;</text:span></text:p>
      <text:p text:style-name="P26"><text:span text:style-name="Source_20_Text">}</text:span></text:p>
      <text:p text:style-name="Text_20_body"><text:span text:style-name="Strong_20_Emphasis">Лямбда-функции</text:span> имеют более компактный синтаксис. Они могут быть определены как анонимные функции и часто используются для создания делегатов или выражений.</text:p>
      <text:p text:style-name="P26"><text:span text:style-name="Source_20_Text">Func&lt;int, int, int&gt; add = (x, y) =&gt; x + y;</text:span></text:p>
      <text:h text:style-name="Heading_20_3" text:outline-level="3">Объявление и использование</text:h>
      <text:list xml:id="list2074187800" text:style-name="L3">
        <text:list-item>
          <text:p text:style-name="P67"><text:span text:style-name="Strong_20_Emphasis">Обычные методы</text:span> объявляются в классах и могут иметь разные уровни доступа (public, private и т.д.). Они всегда имеют имя, которое используется для их вызова.</text:p>
        </text:list-item>
        <text:list-item>
          <text:p text:style-name="P67"><text:span text:style-name="Strong_20_Emphasis">Лямбда-функции</text:span> не имеют имени (это анонимные функции) и могут быть объявлены и использованы "на месте". Обычно они используются напрямую в качестве аргументов для методов, таких как методы LINQ, обработчики событий и т.д.</text:p>
        </text:list-item>
      </text:list>
      <text:h text:style-name="Heading_20_3" text:outline-level="3">Возвращаемое значение</text:h>
      <text:list xml:id="list1728893678" text:style-name="L4">
        <text:list-item>
          <text:p text:style-name="P68"><text:span text:style-name="Strong_20_Emphasis">Обычные методы</text:span> могут возвращать значения любого типа, включая <text:span text:style-name="Source_20_Text">void</text:span>, и могут содержать сложные логические конструкции.</text:p>
        </text:list-item>
        <text:list-item>
          <text:p text:style-name="P68"><text:span text:style-name="Strong_20_Emphasis">Лямбда-функции</text:span> обычно используются для простых выражений или операторов и могут возвращать значения, но не могут содержать сложные конструкции, если они не используются в виде блока кода (с фигурными скобками).</text:p>
        </text:list-item>
      </text:list>
      <text:h text:style-name="Heading_20_3" text:outline-level="3">Область видимости переменных</text:h>
      <text:list xml:id="list2089026661" text:style-name="L5">
        <text:list-item>
          <text:p text:style-name="P69"><text:span text:style-name="Strong_20_Emphasis">Обычные методы</text:span> имеют свою собственную область видимости и могут объявлять свои локальные переменные.</text:p>
        </text:list-item>
        <text:list-item>
          <text:p text:style-name="P69"><text:span text:style-name="Strong_20_Emphasis">Лямбда-функции</text:span> могут захватывать переменные из окружающего контекста (замыкания). Это означает, что они могут использовать локальные переменные, объявленные вне лямбда-выражения.</text:p>
        </text:list-item>
      </text:list>
      <text:p text:style-name="Preformatted_20_Text"><text:span text:style-name="Source_20_Text">int factor = 2;</text:span></text:p>
      <text:p text:style-name="P26"><text:span text:style-name="Source_20_Text">Func&lt;int, int&gt; multiply = x =&gt; x * factor; // Захват переменной 'factor'</text:span></text:p>
      <text:h text:style-name="Heading_20_3" text:outline-level="3">Назначение</text:h>
      <text:list xml:id="list2589792750" text:style-name="L6">
        <text:list-item>
          <text:p text:style-name="P70"><text:span text:style-name="Strong_20_Emphasis">Обычные методы</text:span> используются для реализации логики, которая может быть вызвана в разных частях программы. Они могут быть перегружены, наследованы и переопределены.</text:p>
        </text:list-item>
        <text:list-item>
          <text:p text:style-name="P70"><text:soft-page-break/><text:span text:style-name="Strong_20_Emphasis">Лямбда-функции</text:span> чаще всего используются для кратковременных операций, таких как обработка коллекций, фильтрация данных или определение обработчиков событий. Они предназначены для упрощения кода и улучшения читаемости.</text:p>
        </text:list-item>
        <text:list-item>
          <text:p text:style-name="P70"><text:span text:style-name="Source_20_Text"/></text:p>
        </text:list-item>
      </text:list>
      <text:p text:style-name="P34"><text:span text:style-name="T2">7. </text:span><text:span text:style-name="T1">Жизненный цикл объектов в C#.</text:span></text:p>
      <text:p text:style-name="P47"/>
      <text:p text:style-name="P74">В C# жизненный цикл объектов включает в себя несколько ключевых этапов, от их создания до уничтожения. Понимание жизненного цикла объектов помогает разработчикам более эффективно управлять памятью, а также оптимизировать производительность приложений.</text:p>
      <text:h text:style-name="Heading_20_3" text:outline-level="3">Этапы жизненного цикла объектов</text:h>
      <text:list xml:id="list684030292" text:style-name="L10">
        <text:list-item>
          <text:p text:style-name="P78"><text:span text:style-name="Strong_20_Emphasis">Создание объекта</text:span> </text:p>
        </text:list-item>
        <text:list-item>
          <text:p text:style-name="P78"><text:span text:style-name="Strong_20_Emphasis">Использование объекта</text:span> </text:p>
        </text:list-item>
        <text:list-item>
          <text:p text:style-name="P78"><text:span text:style-name="Strong_20_Emphasis">Освобождение ресурсов</text:span> </text:p>
        </text:list-item>
        <text:list-item>
          <text:p text:style-name="P77"><text:span text:style-name="Strong_20_Emphasis">Уничтожение объекта</text:span> </text:p>
        </text:list-item>
      </text:list>
      <text:p text:style-name="Text_20_body">Давайте подробнее рассмотрим каждый из этих этапов.</text:p>
      <text:h text:style-name="Heading_20_3" text:outline-level="3">Создание объекта</text:h>
      <text:p text:style-name="Text_20_body">Объект в C# создается с помощью оператора <text:span text:style-name="Source_20_Text">new</text:span>, который выделяет память под объект и вызывает его конструктор.</text:p>
      <text:p text:style-name="Text_20_body">При создании объекта происходит следующее:</text:p>
      <text:list xml:id="list4078619031" text:style-name="L11">
        <text:list-item>
          <text:p text:style-name="P80"><text:span text:style-name="Strong_20_Emphasis">Выделение памяти</text:span>: Память под объект выделяется в управляемой куче. </text:p>
        </text:list-item>
        <text:list-item>
          <text:p text:style-name="P79"><text:span text:style-name="Strong_20_Emphasis">Инициализация</text:span>: Вызывается конструктор, который инициализирует поля объекта. </text:p>
        </text:list-item>
      </text:list>
      <text:h text:style-name="Heading_20_3" text:outline-level="3">Использование объекта</text:h>
      <text:p text:style-name="Text_20_body">После создания объекта вы можете использовать его, вызывая его методы и доступая его свойства.</text:p>
      <text:h text:style-name="Heading_20_3" text:outline-level="3">Освобождение ресурсов</text:h>
      <text:p text:style-name="Text_20_body">Когда объект больше не нужен, его ресурсы должны быть освобождены. В C# это может происходить автоматически через сборщик мусора (Garbage Collector) или вручную, если объект использует неуправляемые ресурсы.</text:p>
      <text:h text:style-name="Heading_20_3" text:outline-level="3">Уничтожение объекта</text:h>
      <text:p text:style-name="Text_20_body">Когда объект больше не нужен, и сборщик мусора освобождает память, на которой он находился, он уничтожается. Это может произойти автоматически при отсутствии ссылок на объект.</text:p>
      <text:h text:style-name="Heading_20_4" text:outline-level="4"><text:span text:style-name="Source_20_Text"/></text:h>
      <text:p text:style-name="P48">8. Деструкторы класса</text:p>
      <text:p text:style-name="P75"><text:soft-page-break/>Деструкторы в C# — это специальные методы, которые вызываются при уничтожении объекта. Они предназначены для освобождения ресурсов, которые не могут быть автоматически освобождены сборщиком мусора, таких как неуправляемые ресурсы (например, дескрипторы файлов, соединения с базами данных и т. д.). В C# деструкторы также называют финализаторами.</text:p>
      <text:h text:style-name="Heading_20_3" text:outline-level="3">Как работают деструкторы</text:h>
      <text:list xml:id="list500709666" text:style-name="L13">
        <text:list-item>
          <text:p text:style-name="P83"><text:span text:style-name="Strong_20_Emphasis">Синтаксис</text:span>: Деструктор объявляется с использованием символа <text:span text:style-name="Source_20_Text">~</text:span>, за которым следует имя класса. У него нет параметров и он не возвращает значения.</text:p>
        </text:list-item>
        <text:list-item>
          <text:p text:style-name="P83"><text:span text:style-name="Strong_20_Emphasis">Вызов</text:span>: Деструкторы не вызываются явно. Они вызываются автоматически сборщиком мусора, когда объект, на который больше нет ссылок, собирается.</text:p>
        </text:list-item>
        <text:list-item>
          <text:p text:style-name="P83"><text:span text:style-name="Strong_20_Emphasis">Финализатор</text:span>: Деструкторы в C# фактически являются финализаторами, и их основной задачей является выполнение очистки перед тем, как объект будет уничтожен.</text:p>
        </text:list-item>
        <text:list-item>
          <text:p text:style-name="P83"><text:span text:style-name="Strong_20_Emphasis">Сборка мусора</text:span>: Деструкторы могут замедлять работу сборщика мусора, так как они заставляют сборщик мусора использовать два прохода для сбора объектов: один для пометки объектов, которые должны быть уничтожены, и второй для вызова финализаторов.</text:p>
        </text:list-item>
      </text:list>
      <text:h text:style-name="Heading_20_3" text:outline-level="3">Синтаксис деструкторов</text:h>
      <text:p text:style-name="Text_20_body">Вот пример объявления деструктора в классе:</text:p>
      <text:p text:style-name="Preformatted_20_Text"><text:span text:style-name="Source_20_Text">public class MyClass</text:span></text:p>
      <text:p text:style-name="Preformatted_20_Text"><text:span text:style-name="Source_20_Text">{</text:span></text:p>
      <text:p text:style-name="Preformatted_20_Text"><text:span text:style-name="Source_20_Text"><text:s text:c="4"/>// Поля класса</text:span></text:p>
      <text:p text:style-name="Preformatted_20_Text"><text:span text:style-name="Source_20_Text"><text:s text:c="4"/>private int[] _data;</text:span></text:p>
      <text:p text:style-name="Preformatted_20_Text"/>
      <text:p text:style-name="Preformatted_20_Text"><text:span text:style-name="Source_20_Text"><text:s text:c="4"/>public MyClass(int size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_data = new int[size]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Деструктор</text:span></text:p>
      <text:p text:style-name="Preformatted_20_Text"><text:span text:style-name="Source_20_Text"><text:s text:c="4"/>~MyClass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Код для освобождения ресурсов</text:span></text:p>
      <text:p text:style-name="Preformatted_20_Text"><text:span text:style-name="Source_20_Text"><text:s text:c="8"/>Console.WriteLine("Destructor called, resources are being released.");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3" text:outline-level="3">Важные моменты о деструкторах</text:h>
      <text:list xml:id="list632467650" text:style-name="L14">
        <text:list-item>
          <text:p text:style-name="P84"><text:span text:style-name="Strong_20_Emphasis">Ограничения</text:span>:</text:p>
          <text:list>
            <text:list-item>
              <text:p text:style-name="P85">Деструкторы не могут иметь параметры и не могут возвращать значения. </text:p>
            </text:list-item>
            <text:list-item>
              <text:p text:style-name="P85">Деструкторы не могут быть вызваны явно. </text:p>
            </text:list-item>
            <text:list-item>
              <text:p text:style-name="P85">В C# нельзя создать более одного деструктора в одном классе. </text:p>
            </text:list-item>
          </text:list>
        </text:list-item>
        <text:list-item>
          <text:p text:style-name="P84"><text:span text:style-name="Strong_20_Emphasis">Вызов базового деструктора</text:span>:</text:p>
          <text:list>
            <text:list-item>
              <text:p text:style-name="P85"><text:soft-page-break/>Если класс имеет базовый класс с деструктором, деструктор производного класса должен вызывать деструктор базового класса. Это делается автоматически, если вы не переопределяете поведение. </text:p>
            </text:list-item>
          </text:list>
        </text:list-item>
        <text:list-item>
          <text:p text:style-name="P84"><text:span text:style-name="Strong_20_Emphasis">Вызывается в обход GC</text:span>:</text:p>
          <text:list>
            <text:list-item>
              <text:p text:style-name="P85">Деструкторы могут вызывать другие методы, но это не рекомендуется, так как они могут быть вызваны в момент, когда объект находится в неопределенном состоянии (например, не все поля могут быть инициализированы). </text:p>
            </text:list-item>
          </text:list>
        </text:list-item>
        <text:list-item>
          <text:p text:style-name="P84"><text:span text:style-name="Strong_20_Emphasis">Оптимизация</text:span>:</text:p>
          <text:list>
            <text:list-item>
              <text:p text:style-name="P84">Если класс использует управляемые ресурсы, рекомендуется использовать <text:span text:style-name="Source_20_Text">IDisposable</text:span> и реализовать метод <text:span text:style-name="Source_20_Text">Dispose()</text:span>, чтобы освобождать ресурсы явно. Это особенно важно для объектов, которые используют неуправляемые ресурсы. </text:p>
            </text:list-item>
          </text:list>
        </text:list-item>
      </text:list>
      <text:p text:style-name="P27"><text:span text:style-name="Source_20_Text"><text:span text:style-name="T7">9. Idisposable</text:span></text:span></text:p>
      <text:p text:style-name="P28"><text:span text:style-name="Source_20_Text"><text:span text:style-name="T3">Интерфейс </text:span></text:span><text:span text:style-name="Source_20_Text"><text:span text:style-name="T13">IDisposable</text:span></text:span><text:span text:style-name="Source_20_Text"><text:span text:style-name="T3"> в C# используется для освобождения неуправляемых ресурсов, таких как файлы, сетевые соединения, базы данных и другие ресурсы, которые требуют явного освобождения. Реализация этого интерфейса позволяет разработчикам управлять ресурсами более эффективно и гарантировать, что они будут освобождены, даже если произошла ошибка.</text:span></text:span></text:p>
      <text:h text:style-name="Heading_20_3" text:outline-level="3">Зачем использовать IDisposable?</text:h>
      <text:list xml:id="list525382042" text:style-name="L15">
        <text:list-item>
          <text:p text:style-name="P87"><text:span text:style-name="Strong_20_Emphasis">Освобождение ресурсов</text:span>: Позволяет явно освобождать ресурсы, когда они больше не нужны. </text:p>
        </text:list-item>
        <text:list-item>
          <text:p text:style-name="P87"><text:span text:style-name="Strong_20_Emphasis">Улучшение производительности</text:span>: Уменьшает нагрузку на сборщик мусора, так как неуправляемые ресурсы освобождаются немедленно, а не ожидают сборки мусора. </text:p>
        </text:list-item>
        <text:list-item>
          <text:p text:style-name="P86"><text:span text:style-name="Strong_20_Emphasis">Упрощение управления ресурсами</text:span>: Позволяет использовать конструкцию <text:span text:style-name="Source_20_Text">using</text:span>, которая автоматически вызывает метод <text:span text:style-name="Source_20_Text">Dispose()</text:span>. </text:p>
        </text:list-item>
      </text:list>
      <text:h text:style-name="Heading_20_3" text:outline-level="3">Как использовать интерфейс IDisposable</text:h>
      <text:h text:style-name="Heading_20_4" text:outline-level="4">1. Реализация IDisposable</text:h>
      <text:p text:style-name="Text_20_body">Чтобы реализовать интерфейс <text:span text:style-name="Source_20_Text">IDisposable</text:span>, нужно создать метод <text:span text:style-name="Source_20_Text">Dispose()</text:span>. Этот метод должен содержать логику для освобождения неуправляемых ресурсов. Также рекомендуется реализовать финализатор, чтобы гарантировать освобождение ресурсов в случае, если <text:span text:style-name="Source_20_Text">Dispose()</text:span> не был вызван.</text:p>
      <text:h text:style-name="Heading_20_4" text:outline-level="4">2. Использование IDisposable</text:h>
      <text:p text:style-name="Text_20_body">Используйте конструкцию <text:span text:style-name="Source_20_Text">using</text:span>, чтобы автоматически управлять жизненным циклом объекта, реализующего <text:span text:style-name="Source_20_Text">IDisposable</text:span>. Это гарантирует, что метод <text:span text:style-name="Source_20_Text">Dispose()</text:span> будет вызван даже в случае возникновения исключений.</text:p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oft-page-break/><text:span text:style-name="Source_20_Text"><text:s text:c="4"/>{</text:span></text:p>
      <text:p text:style-name="Preformatted_20_Text"><text:span text:style-name="Source_20_Text"><text:s text:c="8"/>using (ResourceHolder holder = new ResourceHolder(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Использование ресурса</text:span></text:p>
      <text:p text:style-name="Preformatted_20_Text"><text:span text:style-name="Source_20_Text"><text:s text:c="12"/>Console.WriteLine("Using resource...");</text:span></text:p>
      <text:p text:style-name="Preformatted_20_Text"><text:span text:style-name="Source_20_Text"><text:s text:c="8"/>} // Dispose() будет вызван автоматически здесь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3" text:outline-level="3">Что происходит при использовании <text:span text:style-name="Source_20_Text">using</text:span>?</text:h>
      <text:p text:style-name="Text_20_body">Когда вы используете конструкцию <text:span text:style-name="Source_20_Text">using</text:span>, компилятор автоматически генерирует код, который вызывает метод <text:span text:style-name="Source_20_Text">Dispose()</text:span> в конце блока <text:span text:style-name="Source_20_Text">using</text:span>. Это позволяет избежать утечек ресурсов и делает код более чистым.</text:p>
      <text:h text:style-name="Heading_20_4" text:outline-level="4">Пример с использованием <text:span text:style-name="Source_20_Text">using</text:span></text:h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using (ResourceHolder holder = new ResourceHolder(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Здесь можно использовать holder</text:span></text:p>
      <text:p text:style-name="Preformatted_20_Text"><text:span text:style-name="Source_20_Text"><text:s text:c="12"/>Console.WriteLine("Using resource...");</text:span></text:p>
      <text:p text:style-name="Preformatted_20_Text"><text:span text:style-name="Source_20_Text"><text:s text:c="8"/>} // holder.Dispose() будет вызван автоматически</text:span></text:p>
      <text:p text:style-name="Preformatted_20_Text"/>
      <text:p text:style-name="Preformatted_20_Text"><text:span text:style-name="Source_20_Text"><text:s text:c="8"/>// В этом месте ресурсы уже освобождены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3" text:outline-level="3">Заключение</text:h>
      <text:p text:style-name="Text_20_body">Реализация интерфейса <text:span text:style-name="Source_20_Text">IDisposable</text:span> в C# является важной практикой для управления неуправляемыми ресурсами. Следуя паттерну <text:span text:style-name="Source_20_Text">Dispose</text:span>, вы можете гарантировать, что ресурсы будут правильно освобождены, что приведет к снижению утечек памяти и улучшению производительности приложения. Использование конструкции <text:span text:style-name="Source_20_Text">using</text:span> является удобным способом автоматического вызова метода <text:span text:style-name="Source_20_Text">Dispose()</text:span> и упрощает управление ресурсами в C#.</text:p>
      <text:p text:style-name="P27"><text:span text:style-name="Source_20_Text"><text:span text:style-name="T7">10. Сколько значений можно вернуть в C#</text:span></text:span></text:p>
      <text:p text:style-name="P28"><text:span text:style-name="Source_20_Text"><text:span text:style-name="T3">В C# функция или метод могут возвращать </text:span></text:span><text:span text:style-name="Source_20_Text"><text:span text:style-name="Strong_20_Emphasis"><text:span text:style-name="T3">одно</text:span></text:span></text:span><text:span text:style-name="Source_20_Text"><text:span text:style-name="T3"> значение, которое определяется типом возвращаемого значения в объявлении метода. Однако, существуют способы, позволяющие возвращать несколько значений или передавать дополнительные данные, когда это необходимо. Давайте рассмотрим, как это работает и какие подходы можно использовать для возврата значений.</text:span></text:span></text:p>
      <text:h text:style-name="Heading_20_3" text:outline-level="3">1. Одно возвращаемое значение</text:h>
      <text:p text:style-name="Text_20_body">Когда метод объявляется, он может указать один тип возвращаемого значения. Например:</text:p>
      <text:p text:style-name="Preformatted_20_Text"><text:soft-page-break/><text:span text:style-name="Source_20_Text">public int Add(int a, int b)</text:span></text:p>
      <text:p text:style-name="Preformatted_20_Text"><text:span text:style-name="Source_20_Text">{</text:span></text:p>
      <text:p text:style-name="Preformatted_20_Text"><text:span text:style-name="Source_20_Text"><text:s text:c="4"/>return a + b; // Возвращает одно значение типа int</text:span></text:p>
      <text:p text:style-name="P26"><text:span text:style-name="Source_20_Text">}</text:span></text:p>
      <text:h text:style-name="Heading_20_3" text:outline-level="3">2. Возвращение нескольких значений</text:h>
      <text:p text:style-name="Text_20_body">Хотя метод может возвращать только одно значение, есть несколько подходов для возврата нескольких значений:</text:p>
      <text:h text:style-name="Heading_20_4" text:outline-level="4">a. Использование <text:span text:style-name="Source_20_Text">out</text:span> параметров</text:h>
      <text:p text:style-name="Text_20_body">Методы могут использовать <text:span text:style-name="Source_20_Text">out</text:span> параметры для возврата нескольких значений. В этом случае метод возвращает одно значение, но также может изменять значения переданных параметров.</text:p>
      <text:p text:style-name="Text_20_body"><text:span text:style-name="Strong_20_Emphasis">Пример:</text:span></text:p>
      <text:p text:style-name="Preformatted_20_Text"><text:span text:style-name="Source_20_Text">public void GetCoordinates(out int x, out int y)</text:span></text:p>
      <text:p text:style-name="Preformatted_20_Text"><text:span text:style-name="Source_20_Text">{</text:span></text:p>
      <text:p text:style-name="Preformatted_20_Text"><text:span text:style-name="Source_20_Text"><text:s text:c="4"/>x = 10; // Устанавливаем значения для out параметров</text:span></text:p>
      <text:p text:style-name="Preformatted_20_Text"><text:span text:style-name="Source_20_Text"><text:s text:c="4"/>y = 20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 метода</text:span></text:p>
      <text:p text:style-name="Preformatted_20_Text"><text:span text:style-name="Source_20_Text">int a, b;</text:span></text:p>
      <text:p text:style-name="Preformatted_20_Text"><text:span text:style-name="Source_20_Text">GetCoordinates(out a, out b);</text:span></text:p>
      <text:p text:style-name="P26"><text:span text:style-name="Source_20_Text">Console.WriteLine($"Coordinates: ({a}, {b})"); // Вывод: Coordinates: (10, 20)</text:span></text:p>
      <text:h text:style-name="Heading_20_4" text:outline-level="4">b. Использование кортежей (Tuples)</text:h>
      <text:p text:style-name="Text_20_body">C# 7.0 и выше поддерживает кортежи, которые позволяют возвращать несколько значений в виде одной структуры данных.</text:p>
      <text:p text:style-name="Text_20_body"><text:span text:style-name="Strong_20_Emphasis">Пример:</text:span></text:p>
      <text:p text:style-name="Preformatted_20_Text"><text:span text:style-name="Source_20_Text">public (int x, int y) GetCoordinates()</text:span></text:p>
      <text:p text:style-name="Preformatted_20_Text"><text:span text:style-name="Source_20_Text">{</text:span></text:p>
      <text:p text:style-name="Preformatted_20_Text"><text:span text:style-name="Source_20_Text"><text:s text:c="4"/>return (10, 20); // Возвращаем кортеж с двумя значениями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 метода</text:span></text:p>
      <text:p text:style-name="Preformatted_20_Text"><text:span text:style-name="Source_20_Text">var coordinates = GetCoordinates();</text:span></text:p>
      <text:p text:style-name="P26"><text:span text:style-name="Source_20_Text">Console.WriteLine($"Coordinates: ({coordinates.x}, {coordinates.y})"); // Вывод: Coordinates: (10, 20)</text:span></text:p>
      <text:h text:style-name="Heading_20_4" text:outline-level="4">c. Использование классов или структур</text:h>
      <text:p text:style-name="Text_20_body">Можно создать класс или структуру, чтобы группировать значения, которые необходимо вернуть.</text:p>
      <text:p text:style-name="Text_20_body"><text:span text:style-name="Strong_20_Emphasis">Пример:</text:span></text:p>
      <text:p text:style-name="Preformatted_20_Text"><text:span text:style-name="Source_20_Text">public class Point</text:span></text:p>
      <text:p text:style-name="Preformatted_20_Text"><text:span text:style-name="Source_20_Text">{</text:span></text:p>
      <text:p text:style-name="Preformatted_20_Text"><text:span text:style-name="Source_20_Text"><text:s text:c="4"/>public int X { get; set; }</text:span></text:p>
      <text:p text:style-name="Preformatted_20_Text"><text:span text:style-name="Source_20_Text"><text:s text:c="4"/>public int Y { get; set; }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public Point GetPoint()</text:span></text:p>
      <text:p text:style-name="Preformatted_20_Text"><text:span text:style-name="Source_20_Text">{</text:span></text:p>
      <text:p text:style-name="Preformatted_20_Text"><text:span text:style-name="Source_20_Text"><text:s text:c="4"/>return new Point { X = 10, Y = 20 }; // Возвращаем объект Point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 метода</text:span></text:p>
      <text:p text:style-name="Preformatted_20_Text"><text:span text:style-name="Source_20_Text">Point point = GetPoint();</text:span></text:p>
      <text:p text:style-name="P26"><text:span text:style-name="Source_20_Text">Console.WriteLine($"Point: ({point.X}, {point.Y})"); // Вывод: Point: (10, 20)</text:span></text:p>
      <text:h text:style-name="Heading_20_4" text:outline-level="4">d. Использование коллекций</text:h>
      <text:p text:style-name="Text_20_body">Если нужно вернуть список значений, можно использовать массивы или другие коллекции, такие как <text:span text:style-name="Source_20_Text">List&lt;T&gt;</text:span>.</text:p>
      <text:p text:style-name="Text_20_body"><text:span text:style-name="Strong_20_Emphasis">Пример:</text:span></text:p>
      <text:p text:style-name="Preformatted_20_Text"><text:span text:style-name="Source_20_Text">public List&lt;int&gt; GetNumbers()</text:span></text:p>
      <text:p text:style-name="Preformatted_20_Text"><text:span text:style-name="Source_20_Text">{</text:span></text:p>
      <text:p text:style-name="Preformatted_20_Text"><text:span text:style-name="Source_20_Text"><text:s text:c="4"/>return new List&lt;int&gt; { 1, 2, 3, 4, 5 }; // Возвращаем список чисел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Использование метода</text:span></text:p>
      <text:p text:style-name="Preformatted_20_Text"><text:span text:style-name="Source_20_Text">List&lt;int&gt; numbers = GetNumbers();</text:span></text:p>
      <text:p text:style-name="P26"><text:span text:style-name="Source_20_Text">Console.WriteLine(string.Join(", ", numbers)); // Вывод: 1, 2, 3, 4, 5</text:span></text:p>
      <text:p text:style-name="P29"><text:span text:style-name="Source_20_Text"><text:span text:style-name="T9">11. Перегрузка в С#</text:span></text:span></text:p>
      <text:p text:style-name="P30"><text:span text:style-name="Source_20_Text"><text:span text:style-name="T4">Перегрузка (overloading) в C# — это механизм, позволяющий создавать несколько методов, конструкторов или операторов с одинаковым именем, но различающихся по количеству, типу или порядку параметров. Это позволяет использовать одно и то же имя для различных операций, что делает код более удобным и читаемым.</text:span></text:span></text:p>
      <text:h text:style-name="Heading_20_3" text:outline-level="3">Виды перегрузки в C#</text:h>
      <text:list xml:id="list805474891" text:style-name="L16">
        <text:list-item>
          <text:p text:style-name="P88"><text:span text:style-name="Strong_20_Emphasis">Перегрузка методов</text:span>:</text:p>
          <text:list>
            <text:list-item>
              <text:p text:style-name="P89">Вы можете создать несколько методов с одинаковым именем, но с разными параметрами. </text:p>
            </text:list-item>
            <text:list-item>
              <text:p text:style-name="P88">Пример:</text:p>
            </text:list-item>
          </text:list>
        </text:list-item>
      </text:list>
      <text:list xml:id="list2377461740" text:style-name="L17">
        <text:list-item>
          <text:p text:style-name="P54"><text:span text:style-name="Source_20_Text">class Calculator</text:span></text:p>
          <text:p text:style-name="P54"><text:span text:style-name="Source_20_Text">{</text:span></text:p>
          <text:p text:style-name="P54"><text:span text:style-name="Source_20_Text"><text:s text:c="4"/>public int Add(int a, int b)</text:span></text:p>
          <text:p text:style-name="P54"><text:span text:style-name="Source_20_Text"><text:s text:c="4"/>{</text:span></text:p>
          <text:p text:style-name="P54"><text:span text:style-name="Source_20_Text"><text:s text:c="8"/>return a + b;</text:span></text:p>
          <text:p text:style-name="P54"><text:span text:style-name="Source_20_Text"><text:s text:c="4"/>}</text:span></text:p>
          <text:p text:style-name="P54"/>
          <text:p text:style-name="P54"><text:span text:style-name="Source_20_Text"><text:s text:c="4"/>public double Add(double a, double b)</text:span></text:p>
          <text:p text:style-name="P54"><text:span text:style-name="Source_20_Text"><text:s text:c="4"/>{</text:span></text:p>
          <text:p text:style-name="P54"><text:span text:style-name="Source_20_Text"><text:s text:c="8"/>return a + b;</text:span></text:p>
          <text:p text:style-name="P54"><text:span text:style-name="Source_20_Text"><text:s text:c="4"/>}</text:span></text:p>
          <text:p text:style-name="P54"/>
          <text:p text:style-name="P54"><text:span text:style-name="Source_20_Text"><text:s text:c="4"/>public int Add(int a, int b, int c)</text:span></text:p>
          <text:p text:style-name="P54"><text:span text:style-name="Source_20_Text"><text:s text:c="4"/>{</text:span></text:p>
          <text:p text:style-name="P54"><text:span text:style-name="Source_20_Text"><text:s text:c="8"/>return a + b + c;</text:span></text:p>
          <text:p text:style-name="P54"><text:span text:style-name="Source_20_Text"><text:s text:c="4"/>}</text:span></text:p>
          <text:p text:style-name="P55"><text:soft-page-break/><text:span text:style-name="Source_20_Text">}</text:span></text:p>
        </text:list-item>
      </text:list>
      <text:p text:style-name="Text_20_body">В этом примере метод <text:span text:style-name="Source_20_Text">Add</text:span> перегружен для работы с двумя целыми числами, двумя числами с плавающей запятой и тремя целыми числами.</text:p>
      <text:list xml:id="list2779503030" text:style-name="L18">
        <text:list-item>
          <text:p text:style-name="P90"><text:span text:style-name="Strong_20_Emphasis">Перегрузка конструкторов</text:span>:</text:p>
        </text:list-item>
      </text:list>
      <text:list xml:id="list2021788885" text:style-name="L19">
        <text:list-item>
          <text:p text:style-name="P92">Вы можете создать несколько конструкторов в классе с одинаковым именем, но с различными параметрами. </text:p>
        </text:list-item>
        <text:list-item>
          <text:p text:style-name="P91">Пример:</text:p>
        </text:list-item>
      </text:list>
      <text:list xml:id="list569638541" text:style-name="L20">
        <text:list-item>
          <text:p text:style-name="P56"><text:span text:style-name="Source_20_Text">class Person</text:span></text:p>
          <text:p text:style-name="P56"><text:span text:style-name="Source_20_Text">{</text:span></text:p>
          <text:p text:style-name="P56"><text:span text:style-name="Source_20_Text"><text:s text:c="4"/>public string Name { get; set; }</text:span></text:p>
          <text:p text:style-name="P56"><text:span text:style-name="Source_20_Text"><text:s text:c="4"/>public int Age { get; set; }</text:span></text:p>
          <text:p text:style-name="P56"/>
          <text:p text:style-name="P56"><text:span text:style-name="Source_20_Text"><text:s text:c="4"/>// Конструктор без параметров</text:span></text:p>
          <text:p text:style-name="P56"><text:span text:style-name="Source_20_Text"><text:s text:c="4"/>public Person()</text:span></text:p>
          <text:p text:style-name="P56"><text:span text:style-name="Source_20_Text"><text:s text:c="4"/>{</text:span></text:p>
          <text:p text:style-name="P56"><text:span text:style-name="Source_20_Text"><text:s text:c="8"/>Name = "Unknown";</text:span></text:p>
          <text:p text:style-name="P56"><text:span text:style-name="Source_20_Text"><text:s text:c="8"/>Age = 0;</text:span></text:p>
          <text:p text:style-name="P56"><text:span text:style-name="Source_20_Text"><text:s text:c="4"/>}</text:span></text:p>
          <text:p text:style-name="P56"/>
          <text:p text:style-name="P56"><text:span text:style-name="Source_20_Text"><text:s text:c="4"/>// Конструктор с одним параметром</text:span></text:p>
          <text:p text:style-name="P56"><text:span text:style-name="Source_20_Text"><text:s text:c="4"/>public Person(string name)</text:span></text:p>
          <text:p text:style-name="P56"><text:span text:style-name="Source_20_Text"><text:s text:c="4"/>{</text:span></text:p>
          <text:p text:style-name="P56"><text:span text:style-name="Source_20_Text"><text:s text:c="8"/>Name = name;</text:span></text:p>
          <text:p text:style-name="P56"><text:span text:style-name="Source_20_Text"><text:s text:c="8"/>Age = 0;</text:span></text:p>
          <text:p text:style-name="P56"><text:span text:style-name="Source_20_Text"><text:s text:c="4"/>}</text:span></text:p>
          <text:p text:style-name="P56"/>
          <text:p text:style-name="P56"><text:span text:style-name="Source_20_Text"><text:s text:c="4"/>// Конструктор с двумя параметрами</text:span></text:p>
          <text:p text:style-name="P56"><text:span text:style-name="Source_20_Text"><text:s text:c="4"/>public Person(string name, int age)</text:span></text:p>
          <text:p text:style-name="P56"><text:span text:style-name="Source_20_Text"><text:s text:c="4"/>{</text:span></text:p>
          <text:p text:style-name="P56"><text:span text:style-name="Source_20_Text"><text:s text:c="8"/>Name = name;</text:span></text:p>
          <text:p text:style-name="P56"><text:span text:style-name="Source_20_Text"><text:s text:c="8"/>Age = age;</text:span></text:p>
          <text:p text:style-name="P56"><text:span text:style-name="Source_20_Text"><text:s text:c="4"/>}</text:span></text:p>
          <text:p text:style-name="P57"><text:span text:style-name="Source_20_Text">}</text:span></text:p>
        </text:list-item>
      </text:list>
      <text:list xml:id="list744174159" text:style-name="L21">
        <text:list-item>
          <text:p text:style-name="P93"><text:span text:style-name="Strong_20_Emphasis">Перегрузка операторов</text:span>:</text:p>
        </text:list-item>
      </text:list>
      <text:list xml:id="list2776473979" text:style-name="L22">
        <text:list-item>
          <text:p text:style-name="P95">В C# можно перегружать стандартные операторы для пользовательских типов данных. </text:p>
        </text:list-item>
        <text:list-item>
          <text:p text:style-name="P94">Пример:</text:p>
        </text:list-item>
      </text:list>
      <text:list xml:id="list1034051687" text:style-name="L23">
        <text:list-item>
          <text:list>
            <text:list-item text:start-value="3">
              <text:p text:style-name="P58"><text:span text:style-name="Source_20_Text">class Vector</text:span></text:p>
              <text:p text:style-name="P58"><text:span text:style-name="Source_20_Text">{</text:span></text:p>
              <text:p text:style-name="P58"><text:span text:style-name="Source_20_Text"><text:s text:c="4"/>public int X { get; }</text:span></text:p>
              <text:p text:style-name="P58"><text:span text:style-name="Source_20_Text"><text:s text:c="4"/>public int Y { get; }</text:span></text:p>
              <text:p text:style-name="P58"/>
              <text:p text:style-name="P58"><text:span text:style-name="Source_20_Text"><text:s text:c="4"/>public Vector(int x, int y)</text:span></text:p>
              <text:p text:style-name="P58"><text:span text:style-name="Source_20_Text"><text:s text:c="4"/>{</text:span></text:p>
              <text:p text:style-name="P58"><text:span text:style-name="Source_20_Text"><text:s text:c="8"/>X = x;</text:span></text:p>
              <text:p text:style-name="P58"><text:span text:style-name="Source_20_Text"><text:s text:c="8"/>Y = y;</text:span></text:p>
              <text:p text:style-name="P58"><text:span text:style-name="Source_20_Text"><text:s text:c="4"/>}</text:span></text:p>
              <text:p text:style-name="P58"/>
              <text:p text:style-name="P58"><text:span text:style-name="Source_20_Text"><text:s text:c="4"/>public static Vector operator +(Vector v1, Vector v2)</text:span></text:p>
              <text:p text:style-name="P58"><text:span text:style-name="Source_20_Text"><text:s text:c="4"/>{</text:span></text:p>
              <text:p text:style-name="P58"><text:span text:style-name="Source_20_Text"><text:s text:c="8"/>return new Vector(v1.X + v2.X, v1.Y + v2.Y);</text:span></text:p>
              <text:p text:style-name="P58"><text:span text:style-name="Source_20_Text"><text:s text:c="4"/>}</text:span></text:p>
              <text:p text:style-name="P59"><text:span text:style-name="Source_20_Text">}</text:span></text:p>
            </text:list-item>
          </text:list>
        </text:list-item>
      </text:list>
      <text:h text:style-name="Heading_20_3" text:outline-level="3"><text:soft-page-break/>Как работает перегрузка</text:h>
      <text:p text:style-name="Text_20_body">Когда вы вызываете перегруженный метод, компилятор C# выбирает правильную версию метода на основе аргументов, которые вы передаете. Он ищет метод с наиболее подходящей сигнатурой (количество и типы параметров).</text:p>
      <text:h text:style-name="Heading_20_3" text:outline-level="3">Преимущества перегрузки</text:h>
      <text:list xml:id="list611640837" text:style-name="L24">
        <text:list-item>
          <text:p text:style-name="P97"><text:span text:style-name="Strong_20_Emphasis">Улучшение читаемости кода</text:span>: Позволяет использовать одно и то же имя для методов, которые выполняют схожие действия, что делает код более интуитивно понятным. </text:p>
        </text:list-item>
        <text:list-item>
          <text:p text:style-name="P96"><text:span text:style-name="Strong_20_Emphasis">Упрощение интерфейса</text:span>: Уменьшает количество различных имен методов, которые необходимо помнить, и делает API более чистым. </text:p>
        </text:list-item>
      </text:list>
      <text:h text:style-name="Heading_20_3" text:outline-level="3">Ограничения</text:h>
      <text:list xml:id="list498350692" text:style-name="L25">
        <text:list-item>
          <text:p text:style-name="P99">Перегрузка работает только на основе различий в параметрах. Нельзя перегрузить методы, которые различаются только по типу возвращаемого значения, без изменения параметров. </text:p>
        </text:list-item>
        <text:list-item>
          <text:p text:style-name="P98">Чрезмерная перегрузка может привести к путанице, если методы имеют схожие сигнатуры, и пользователи могут не понимать, какой метод будет вызван. </text:p>
        </text:list-item>
      </text:list>
      <text:h text:style-name="Heading_20_3" text:outline-level="3">Заключение</text:h>
      <text:p text:style-name="Text_20_body">Перегрузка в C# — это мощный инструмент, позволяющий создавать более чистый и удобный код. Она помогает организовать методы и конструкторы, делая их более гибкими и понятными для использования. Тем не менее, важно использовать перегрузку разумно, чтобы избежать путаницы и обеспечить читаемость кода.</text:p>
      <text:p text:style-name="P29"><text:span text:style-name="Source_20_Text"><text:span text:style-name="T9">12. Что такое DRY, KISS, YAGNI</text:span></text:span></text:p>
      <text:p text:style-name="P30"><text:span text:style-name="Source_20_Text"><text:span text:style-name="Strong_20_Emphasis"><text:span text:style-name="T4">DRY</text:span></text:span></text:span><text:span text:style-name="Source_20_Text"><text:span text:style-name="T4"> (Don't Repeat Yourself) — это принцип разработки программного обеспечения, который утверждает, что каждую часть знания или логики в системе следует иметь только в одном месте. Это помогает избежать дублирования кода, что делает его более управляемым, понятным и легким для поддержки.</text:span></text:span></text:p>
      <text:h text:style-name="Heading_20_3" text:outline-level="3">Основные аспекты принципа DRY</text:h>
      <text:list xml:id="list3864356866" text:style-name="L26">
        <text:list-item>
          <text:p text:style-name="P100"><text:span text:style-name="Strong_20_Emphasis">Устранение дублирования</text:span>:</text:p>
          <text:list>
            <text:list-item>
              <text:p text:style-name="P101">Избегайте повторяющегося кода, который выполняет одну и ту же функцию. Если вы обнаружите, что один и тот же код присутствует в нескольких местах, подумайте о том, как его можно вынести в отдельный метод, класс или модуль. </text:p>
            </text:list-item>
          </text:list>
        </text:list-item>
        <text:list-item>
          <text:p text:style-name="P100"><text:span text:style-name="Strong_20_Emphasis">Упрощение изменений</text:span>:</text:p>
          <text:list>
            <text:list-item>
              <text:p text:style-name="P101">Если код дублируется, изменение его в одном месте требует изменения во всех местах, где он был повторен. Это может привести к ошибкам и несоответствиям, если некоторые экземпляры кода не обновлены. </text:p>
            </text:list-item>
          </text:list>
        </text:list-item>
        <text:list-item>
          <text:p text:style-name="P100"><text:span text:style-name="Strong_20_Emphasis">Повышение читабельности</text:span>:</text:p>
          <text:list>
            <text:list-item>
              <text:p text:style-name="P101"><text:soft-page-break/>Код, который следует принципу DRY, обычно легче читать и понимать, так как логика сосредоточена в одном месте. </text:p>
            </text:list-item>
          </text:list>
        </text:list-item>
        <text:list-item>
          <text:p text:style-name="P100"><text:span text:style-name="Strong_20_Emphasis">Снижение вероятности ошибок</text:span>:</text:p>
          <text:list>
            <text:list-item>
              <text:p text:style-name="P100">Меньшее количество повторений кода снижает риск введения ошибок, так как при внесении изменений в логику нужно будет обновить только одно место. </text:p>
            </text:list-item>
          </text:list>
        </text:list-item>
      </text:list>
      <text:h text:style-name="Heading_20_3" text:outline-level="3">Другие примеры применения DRY</text:h>
      <text:list xml:id="list2233641860" text:style-name="L27">
        <text:list-item>
          <text:p text:style-name="P102"><text:span text:style-name="Strong_20_Emphasis">Использование функций</text:span>:</text:p>
          <text:list>
            <text:list-item>
              <text:p text:style-name="P103">Если вы видите, что один и тот же блок кода повторяется несколько раз, поместите его в отдельную функцию и вызывайте её в нужных местах. </text:p>
            </text:list-item>
          </text:list>
        </text:list-item>
        <text:list-item>
          <text:p text:style-name="P102"><text:span text:style-name="Strong_20_Emphasis">Классы и наследование</text:span>:</text:p>
          <text:list>
            <text:list-item>
              <text:p text:style-name="P103">Используйте классы и наследование для группировки схожих методов и свойств, чтобы избежать дублирования. </text:p>
            </text:list-item>
          </text:list>
        </text:list-item>
        <text:list-item>
          <text:p text:style-name="P102"><text:span text:style-name="Strong_20_Emphasis">Шаблоны и библиотеки</text:span>:</text:p>
          <text:list>
            <text:list-item>
              <text:p text:style-name="P103">Используйте библиотеки и шаблоны проектирования для повторного использования кода, вместо того чтобы переписывать одну и ту же логику. </text:p>
            </text:list-item>
          </text:list>
        </text:list-item>
        <text:list-item>
          <text:p text:style-name="P102"><text:span text:style-name="Strong_20_Emphasis">Конфигурационные файлы</text:span>:</text:p>
          <text:list>
            <text:list-item>
              <text:p text:style-name="P102">Вместо дублирования настроек в разных частях приложения используйте централизованные конфигурационные файлы. </text:p>
            </text:list-item>
          </text:list>
        </text:list-item>
      </text:list>
      <text:h text:style-name="Heading_20_3" text:outline-level="3">Преимущества и недостатки</text:h>
      <text:h text:style-name="Heading_20_4" text:outline-level="4">Преимущества</text:h>
      <text:list xml:id="list4048538658" text:style-name="L28">
        <text:list-item>
          <text:p text:style-name="P105"><text:span text:style-name="Strong_20_Emphasis">Упрощение поддержки</text:span>: Проще вносить изменения в код, так как они применяются в одном месте. </text:p>
        </text:list-item>
        <text:list-item>
          <text:p text:style-name="P105"><text:span text:style-name="Strong_20_Emphasis">Улучшение читаемости</text:span>: Код становится более чистым и понятным. </text:p>
        </text:list-item>
        <text:list-item>
          <text:p text:style-name="P104"><text:span text:style-name="Strong_20_Emphasis">Меньше ошибок</text:span>: Снижает риск ошибок, связанных с несогласованностью. </text:p>
        </text:list-item>
      </text:list>
      <text:h text:style-name="Heading_20_4" text:outline-level="4">Недостатки</text:h>
      <text:list xml:id="list254540525" text:style-name="L29">
        <text:list-item>
          <text:p text:style-name="P107"><text:span text:style-name="Strong_20_Emphasis">Сложность</text:span>: Иногда следование принципу DRY может привести к излишней абстракции и усложнению кода. </text:p>
        </text:list-item>
        <text:list-item>
          <text:p text:style-name="P106"><text:span text:style-name="Strong_20_Emphasis">Over-Engineering</text:span>: Пытаясь избежать дублирования, разработчики могут создать слишком сложные архитектурные решения, которые труднее понять и поддерживать. </text:p>
        </text:list-item>
      </text:list>
      <text:p text:style-name="Text_20_body"><text:span text:style-name="Strong_20_Emphasis">KISS</text:span> (Keep It Simple, Stupid) — это принцип разработки программного обеспечения, который подчеркивает важность простоты в проектировании и написании кода. Суть принципа заключается в том, что системы и решения должны быть как можно более простыми и понятными, избегая излишней сложности и ненужных усложнений.</text:p>
      <text:h text:style-name="Heading_20_3" text:outline-level="3">Основные аспекты принципа KISS</text:h>
      <text:list xml:id="list3053860116" text:style-name="L30">
        <text:list-item>
          <text:p text:style-name="P108"><text:span text:style-name="Strong_20_Emphasis">Простота</text:span>:</text:p>
          <text:list>
            <text:list-item>
              <text:p text:style-name="P109">Стремитесь к максимальной простоте в проектировании и реализации. Сложные решения могут быть трудными для понимания и сопровождения. </text:p>
            </text:list-item>
          </text:list>
        </text:list-item>
        <text:list-item>
          <text:p text:style-name="P108"><text:soft-page-break/><text:span text:style-name="Strong_20_Emphasis">Легкость в поддержке</text:span>:</text:p>
          <text:list>
            <text:list-item>
              <text:p text:style-name="P109">Простой код легче тестировать, отлаживать и поддерживать. Чем проще код, тем меньше шансов на ошибки и меньше усилий потребуется для его изменения в будущем. </text:p>
            </text:list-item>
          </text:list>
        </text:list-item>
        <text:list-item>
          <text:p text:style-name="P108"><text:span text:style-name="Strong_20_Emphasis">Читаемость</text:span>:</text:p>
          <text:list>
            <text:list-item>
              <text:p text:style-name="P109">Простой код обычно более читаем и понятен. Это особенно важно, когда над проектом работают несколько человек или когда вы вернетесь к коду через некоторое время. </text:p>
            </text:list-item>
          </text:list>
        </text:list-item>
        <text:list-item>
          <text:p text:style-name="P108"><text:span text:style-name="Strong_20_Emphasis">Избегание избыточности</text:span>:</text:p>
          <text:list>
            <text:list-item>
              <text:p text:style-name="P108">Не добавляйте функциональность, которая не требуется. Избыточные функции могут усложнить систему и сделать её трудной для понимания. </text:p>
            </text:list-item>
          </text:list>
        </text:list-item>
      </text:list>
      <text:h text:style-name="Heading_20_3" text:outline-level="3">Преимущества KISS</text:h>
      <text:list xml:id="list915067183" text:style-name="L31">
        <text:list-item>
          <text:p text:style-name="P110"><text:span text:style-name="Strong_20_Emphasis">Упрощение понимания</text:span>:</text:p>
          <text:list>
            <text:list-item>
              <text:p text:style-name="P111">Простые решения легче объяснить коллегам и понять новым участникам команды. </text:p>
            </text:list-item>
          </text:list>
        </text:list-item>
        <text:list-item>
          <text:p text:style-name="P110"><text:span text:style-name="Strong_20_Emphasis">Снижение количества ошибок</text:span>:</text:p>
          <text:list>
            <text:list-item>
              <text:p text:style-name="P111">Чем меньше код и сложных логических конструкций, тем меньше вероятность возникновения ошибок. </text:p>
            </text:list-item>
          </text:list>
        </text:list-item>
        <text:list-item>
          <text:p text:style-name="P110"><text:span text:style-name="Strong_20_Emphasis">Ускорение разработки</text:span>:</text:p>
          <text:list>
            <text:list-item>
              <text:p text:style-name="P111">Простота кода часто позволяет быстрее разрабатывать и интегрировать новые функции. </text:p>
            </text:list-item>
          </text:list>
        </text:list-item>
        <text:list-item>
          <text:p text:style-name="P110"><text:span text:style-name="Strong_20_Emphasis">Лучшее тестирование</text:span>:</text:p>
          <text:list>
            <text:list-item>
              <text:p text:style-name="P110">Простые функции легче тестировать, так как у них меньше условий и зависимостей. </text:p>
            </text:list-item>
          </text:list>
        </text:list-item>
      </text:list>
      <text:h text:style-name="Heading_20_3" text:outline-level="3">Недостатки KISS</text:h>
      <text:list xml:id="list2743793183" text:style-name="L32">
        <text:list-item>
          <text:p text:style-name="P112"><text:span text:style-name="Strong_20_Emphasis">Слишком простые решения</text:span>:</text:p>
          <text:list>
            <text:list-item>
              <text:p text:style-name="P113">Иногда стремление к простоте может привести к недостаточной функциональности. Например, излишняя простота может означать, что вы не учитываете все случаи использования. </text:p>
            </text:list-item>
          </text:list>
        </text:list-item>
        <text:list-item>
          <text:p text:style-name="P112"><text:span text:style-name="Strong_20_Emphasis">Баланс сложности</text:span>:</text:p>
          <text:list>
            <text:list-item>
              <text:p text:style-name="P112">В некоторых случаях сложные системы требуют более сложных решений. Важно находить баланс между простотой и необходимыми функциями. </text:p>
            </text:list-item>
          </text:list>
        </text:list-item>
      </text:list>
      <text:p text:style-name="Text_20_body"><text:span text:style-name="Strong_20_Emphasis">YAGNI</text:span> (You Aren't Gonna Need It) — это принцип разработки программного обеспечения, который утверждает, что не следует добавлять функциональность в код до тех пор, пока она не станет действительно необходимой. Этот принцип помогает избежать ненужных усложнений и избыточности в коде, что приводит к более простым, чистым и поддерживаемым решениям.</text:p>
      <text:h text:style-name="Heading_20_3" text:outline-level="3"><text:soft-page-break/>Основные аспекты принципа YAGNI</text:h>
      <text:list xml:id="list3426452411" text:style-name="L33">
        <text:list-item>
          <text:p text:style-name="P114"><text:span text:style-name="Strong_20_Emphasis">Избегание избыточности</text:span>:</text:p>
          <text:list>
            <text:list-item>
              <text:p text:style-name="P115">Не добавляйте функции или возможности, которые не нужны в данный момент. Это помогает избежать создания сложных систем с ненужной функциональностью. </text:p>
            </text:list-item>
          </text:list>
        </text:list-item>
        <text:list-item>
          <text:p text:style-name="P114"><text:span text:style-name="Strong_20_Emphasis">Фокус на текущих требованиях</text:span>:</text:p>
          <text:list>
            <text:list-item>
              <text:p text:style-name="P115">Работайте только над теми функциональными возможностями, которые нужны сейчас. Это позволяет сосредоточиться на решении текущих задач и требований. </text:p>
            </text:list-item>
          </text:list>
        </text:list-item>
        <text:list-item>
          <text:p text:style-name="P114"><text:span text:style-name="Strong_20_Emphasis">Упрощение кода</text:span>:</text:p>
          <text:list>
            <text:list-item>
              <text:p text:style-name="P115">Чем меньше кода, тем меньше возможностей для ошибок. Упрощение кода повышает его читабельность и облегчает тестирование и поддержку. </text:p>
            </text:list-item>
          </text:list>
        </text:list-item>
        <text:list-item>
          <text:p text:style-name="P114"><text:span text:style-name="Strong_20_Emphasis">Гибкость и адаптивность</text:span>:</text:p>
          <text:list>
            <text:list-item>
              <text:p text:style-name="P114">Убирая ненужную функциональность, вы делаете код более гибким и способным к изменениям в будущем. Это позволяет легче адаптироваться к новым требованиям. </text:p>
            </text:list-item>
          </text:list>
        </text:list-item>
      </text:list>
      <text:h text:style-name="Heading_20_3" text:outline-level="3">Преимущества YAGNI</text:h>
      <text:list xml:id="list1408032502" text:style-name="L34">
        <text:list-item>
          <text:p text:style-name="P116"><text:span text:style-name="Strong_20_Emphasis">Упрощение разработки</text:span>:</text:p>
          <text:list>
            <text:list-item>
              <text:p text:style-name="P117">Меньше кода означает меньше времени на разработку и тестирование. Вы можете быстрее доставлять рабочее программное обеспечение. </text:p>
            </text:list-item>
          </text:list>
        </text:list-item>
        <text:list-item>
          <text:p text:style-name="P116"><text:span text:style-name="Strong_20_Emphasis">Снижение вероятности ошибок</text:span>:</text:p>
          <text:list>
            <text:list-item>
              <text:p text:style-name="P117">Удаление ненужной функциональности снижает количество потенциальных ошибок, которые могут возникнуть из-за сложного кода. </text:p>
            </text:list-item>
          </text:list>
        </text:list-item>
        <text:list-item>
          <text:p text:style-name="P116"><text:span text:style-name="Strong_20_Emphasis">Повышение гибкости</text:span>:</text:p>
          <text:list>
            <text:list-item>
              <text:p text:style-name="P117">Если требования изменятся, вам будет легче адаптировать код, который не перегружен избыточной функциональностью. </text:p>
            </text:list-item>
          </text:list>
        </text:list-item>
        <text:list-item>
          <text:p text:style-name="P116"><text:span text:style-name="Strong_20_Emphasis">Улучшение фокуса команды</text:span>:</text:p>
          <text:list>
            <text:list-item>
              <text:p text:style-name="P116">Команда сосредоточена на текущих требованиях и задачах, а не на догадках о том, что может понадобиться в будущем. </text:p>
            </text:list-item>
          </text:list>
        </text:list-item>
      </text:list>
      <text:h text:style-name="Heading_20_3" text:outline-level="3">Недостатки YAGNI</text:h>
      <text:list xml:id="list473652551" text:style-name="L35">
        <text:list-item>
          <text:p text:style-name="P118"><text:span text:style-name="Strong_20_Emphasis">Пропуск возможностей</text:span>:</text:p>
          <text:list>
            <text:list-item>
              <text:p text:style-name="P119">Иногда можно упустить возможность реализации полезной функциональности, если слишком строго следовать принципу YAGNI. </text:p>
            </text:list-item>
          </text:list>
        </text:list-item>
        <text:list-item>
          <text:p text:style-name="P118"><text:span text:style-name="Strong_20_Emphasis">Краткосрочное мышление</text:span>:</text:p>
          <text:list>
            <text:list-item>
              <text:p text:style-name="P119">Сосредоточенность на текущих требованиях может привести к игнорированию долгосрочных целей и архитектурных решений. </text:p>
            </text:list-item>
          </text:list>
        </text:list-item>
        <text:list-item>
          <text:p text:style-name="P118"><text:span text:style-name="Strong_20_Emphasis">Непредсказуемость будущих требований</text:span>:</text:p>
          <text:list>
            <text:list-item>
              <text:p text:style-name="P118"><text:soft-page-break/>Будущие требования могут быть непредсказуемыми, и иногда может оказаться, что потребность в функциональности возникает быстрее, чем ожидалось. </text:p>
            </text:list-item>
          </text:list>
        </text:list-item>
      </text:list>
      <text:p text:style-name="Text_20_body"/>
      <text:p text:style-name="P18">1<text:span text:style-name="T15">3</text:span>. Работа с датой и временем в C#</text:p>
      <text:p text:style-name="P45"/>
      <text:p text:style-name="P30"><text:span text:style-name="Source_20_Text"><text:span text:style-name="T4">Для работы с датами и временем в .NET предназначена структура DateTime. Она представляет дату и время от 00:00:00 1 января 0001 года до 23:59:59 31 декабря 9999 года.</text:span></text:span></text:p>
      <text:p text:style-name="Text_20_body">Для создания нового объекта DateTime также можно использовать конструктор. Пустой конструктор создает начальную дату:</text:p>
      <text:section text:style-name="Sect1" text:name="highlighter_62706"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Table_20_Contents">1</text:p>
              <text:p text:style-name="Table_20_Contents">2</text:p>
            </table:table-cell>
            <table:table-cell table:style-name="Таблица1.A1" office:value-type="string">
              <text:p text:style-name="Table_20_Contents"><text:span text:style-name="Source_20_Text">DateTime dateTime = new</text:span> <text:span text:style-name="Source_20_Text">DateTime();</text:span></text:p>
              <text:p text:style-name="Table_20_Contents"><text:span text:style-name="Source_20_Text">Console.WriteLine(dateTime); // 01.01.0001 0:00:00</text:span></text:p>
            </table:table-cell>
          </table:table-row>
        </table:table>
        <text:p text:style-name="Text_20_body"/>
      </text:section>
      <text:p text:style-name="Text_20_body">То есть мы получим минимально возможное значение, которое также можно получить следующим образом:</text:p>
      <text:section text:style-name="Sect1" text:name="highlighter_902671"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Table_20_Contents">1</text:p>
            </table:table-cell>
            <table:table-cell table:style-name="Таблица2.A1" office:value-type="string">
              <text:p text:style-name="Table_20_Contents"><text:span text:style-name="Source_20_Text">Console.WriteLine(DateTime.MinValue);</text:span></text:p>
            </table:table-cell>
          </table:table-row>
        </table:table>
        <text:p text:style-name="Text_20_body"/>
      </text:section>
      <text:p text:style-name="Text_20_body">Чтобы задать конкретную дату, нужно использовать один из конструкторов, принимающих параметры:</text:p>
      <text:section text:style-name="Sect1" text:name="highlighter_696321"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Table_20_Contents">1</text:p>
              <text:p text:style-name="Table_20_Contents">2</text:p>
            </table:table-cell>
            <table:table-cell table:style-name="Таблица3.A1" office:value-type="string">
              <text:p text:style-name="Table_20_Contents"><text:span text:style-name="Source_20_Text">DateTime date1 = new</text:span> <text:span text:style-name="Source_20_Text">DateTime(2015, 7, 20); // год - месяц - день</text:span></text:p>
              <text:p text:style-name="Table_20_Contents"><text:span text:style-name="Source_20_Text">Console.WriteLine(date1); // 20.07.2015 0:00:00</text:span></text:p>
            </table:table-cell>
          </table:table-row>
        </table:table>
        <text:p text:style-name="Text_20_body"/>
      </text:section>
      <text:p text:style-name="Text_20_body">Установка времени:</text:p>
      <text:section text:style-name="Sect1" text:name="highlighter_21953"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Table_20_Contents">1</text:p>
              <text:p text:style-name="Table_20_Contents">2</text:p>
            </table:table-cell>
            <table:table-cell table:style-name="Таблица4.A1" office:value-type="string">
              <text:p text:style-name="Table_20_Contents"><text:span text:style-name="Source_20_Text">DateTime date1 = new</text:span> <text:span text:style-name="Source_20_Text">DateTime(2015, 7, 20, 18, 30, 25); // год - месяц - день - час - минута - секунда</text:span></text:p>
              <text:p text:style-name="Table_20_Contents"><text:span text:style-name="Source_20_Text">Console.WriteLine(date1); // 20.07.2015 18:30:25</text:span></text:p>
            </table:table-cell>
          </table:table-row>
        </table:table>
        <text:p text:style-name="Text_20_body"/>
      </text:section>
      <text:p text:style-name="Text_20_body">Если необходимо получить текущую время и дату, то можно использовать ряд свойств DateTime:</text:p>
      <text:section text:style-name="Sect1" text:name="highlighter_290697"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Таблица5.A1" office:value-type="string">
              <text:p text:style-name="Table_20_Contents"><text:span text:style-name="Source_20_Text">Console.WriteLine(DateTime.Now);</text:span></text:p>
              <text:p text:style-name="Table_20_Contents"><text:span text:style-name="Source_20_Text">Console.WriteLine(DateTime.UtcNow);</text:span></text:p>
              <text:p text:style-name="Table_20_Contents"><text:span text:style-name="Source_20_Text">Console.WriteLine(DateTime.Today);</text:span></text:p>
            </table:table-cell>
          </table:table-row>
        </table:table>
        <text:p text:style-name="Text_20_body"/>
      </text:section>
      <text:p text:style-name="Text_20_body">Консольный вывод:</text:p>
      <text:p text:style-name="Preformatted_20_Text">20.07.2015 11:43:33</text:p>
      <text:p text:style-name="Preformatted_20_Text">20.07.2015 8:43:33</text:p>
      <text:p text:style-name="P26">20.07.2015 0:00:00</text:p>
      <text:p text:style-name="Text_20_body"><text:soft-page-break/>Свойство <text:span text:style-name="Source_20_Text">DateTime.Now</text:span> берет текущую дату и время компьютера, <text:span text:style-name="Source_20_Text">DateTime.UtcNow</text:span> - дата и время относительно времени по Гринвичу (GMT) и <text:span text:style-name="Source_20_Text">DateTime.Today</text:span> - только текущая дата.</text:p>
      <text:h text:style-name="Heading_20_3" text:outline-level="3">Операции с DateTime</text:h>
      <text:p text:style-name="Text_20_body">Основные операции со структурой DateTime связаны со сложением или вычитанием дат. Например, надо к некоторой дате прибавить или, наоборот, отнять несколько дней.</text:p>
      <text:p text:style-name="Text_20_body">Для добавления дат используется ряд методов:</text:p>
      <text:list xml:id="list2764063212" text:style-name="L36">
        <text:list-item>
          <text:p text:style-name="P120"><text:span text:style-name="Source_20_Text">Add(TimeSpan value)</text:span>: добавляет к дате значение TimeSpan</text:p>
        </text:list-item>
        <text:list-item>
          <text:p text:style-name="P120"><text:span text:style-name="Source_20_Text">AddDays(double value)</text:span>: добавляет к текущей дате несколько дней</text:p>
        </text:list-item>
        <text:list-item>
          <text:p text:style-name="P120"><text:span text:style-name="Source_20_Text">AddHours(double value)</text:span>: добавляет к текущей дате несколько часов</text:p>
        </text:list-item>
        <text:list-item>
          <text:p text:style-name="P120"><text:span text:style-name="Source_20_Text">AddMinutes(double value)</text:span>: добавляет к текущей дате несколько минут</text:p>
        </text:list-item>
        <text:list-item>
          <text:p text:style-name="P120"><text:span text:style-name="Source_20_Text">AddMonths(int value)</text:span>: добавляет к текущей дате несколько месяцев</text:p>
        </text:list-item>
        <text:list-item>
          <text:p text:style-name="P120"><text:span text:style-name="Source_20_Text">AddYears(int value)</text:span>: добавляет к текущей дате несколько лет</text:p>
        </text:list-item>
      </text:list>
      <text:p text:style-name="P6"/>
      <text:p text:style-name="P31"><text:span text:style-name="Source_20_Text"><text:span text:style-name="T10">1</text:span></text:span><text:span text:style-name="Source_20_Text"><text:span text:style-name="T8">4</text:span></text:span><text:span text:style-name="Source_20_Text"><text:span text:style-name="T10">. Получение текущей да</text:span></text:span><text:span text:style-name="Source_20_Text"><text:span text:style-name="T8">ты </text:span></text:span></text:p>
      <text:p text:style-name="P32"><text:span text:style-name="Source_20_Text"><text:span text:style-name="T6">В C# получить текущую дату и время можно очень просто с помощью класса </text:span></text:span><text:span text:style-name="Source_20_Text"><text:span text:style-name="T14">DateTime</text:span></text:span><text:span text:style-name="Source_20_Text"><text:span text:style-name="T6">. Вот несколько способов, как это сделать.</text:span></text:span></text:p>
      <text:h text:style-name="Heading_20_3" text:outline-level="3">1. Получение текущей даты и времени</text:h>
      <text:p text:style-name="Text_20_body">Вы можете использовать свойство <text:span text:style-name="Source_20_Text">Now</text:span> класса <text:span text:style-name="Source_20_Text">DateTime</text:span>, чтобы получить текущее время с точностью до миллисекунд.</text:p>
      <text:p text:style-name="Preformatted_20_Text"><text:span text:style-name="Source_20_Text">DateTime currentDateTime = DateTime.Now;</text:span></text:p>
      <text:p text:style-name="P26"><text:span text:style-name="Source_20_Text">Console.WriteLine("Текущая дата и время: " + currentDateTime);</text:span></text:p>
      <text:h text:style-name="Heading_20_3" text:outline-level="3">2. Получение только текущей даты</text:h>
      <text:p text:style-name="Text_20_body">Если вам нужно получить только текущую дату без времени, вы можете использовать свойство <text:span text:style-name="Source_20_Text">Date</text:span>:</text:p>
      <text:p text:style-name="Preformatted_20_Text"><text:span text:style-name="Source_20_Text">DateTime currentDate = DateTime.Now.Date;</text:span></text:p>
      <text:p text:style-name="P26"><text:span text:style-name="Source_20_Text">Console.WriteLine("Текущая дата: " + currentDate.ToString("dd.MM.yyyy"));</text:span></text:p>
      <text:h text:style-name="Heading_20_3" text:outline-level="3">3. Получение текущей даты в определенном формате</text:h>
      <text:p text:style-name="Text_20_body">Вы можете отформатировать вывод даты и времени, используя метод <text:span text:style-name="Source_20_Text">ToString</text:span> с заданным форматом:</text:p>
      <text:p text:style-name="Preformatted_20_Text"><text:span text:style-name="Source_20_Text">DateTime currentDateTime = DateTime.Now;</text:span></text:p>
      <text:p text:style-name="Preformatted_20_Text"><text:span text:style-name="Source_20_Text">string formattedDate = currentDateTime.ToString("yyyy-MM-dd HH:mm:ss");</text:span></text:p>
      <text:p text:style-name="P26"><text:span text:style-name="Source_20_Text">Console.WriteLine("Отформатированная текущая дата и время: " + formattedDate);</text:span></text:p>
      <text:p text:style-name="P31"><text:soft-page-break/><text:span text:style-name="Source_20_Text"><text:span text:style-name="T6"/></text:span></text:p>
      <text:p text:style-name="P3"><text:span text:style-name="Source_20_Text"><text:span text:style-name="T8">15. Текущий Unix timestamp</text:span></text:span></text:p>
      <text:p text:style-name="P4"><text:span text:style-name="Source_20_Text"><text:span text:style-name="T6">В C# для получения UNIX timestamp (количества секунд, прошедших с 1 января 1970 года) можно использовать класс </text:span></text:span><text:span text:style-name="Source_20_Text"><text:span text:style-name="T14">DateTime</text:span></text:span><text:span text:style-name="Source_20_Text"><text:span text:style-name="T6">. UNIX timestamp обычно представляется в формате </text:span></text:span><text:span text:style-name="Source_20_Text"><text:span text:style-name="T14">int</text:span></text:span><text:span text:style-name="Source_20_Text"><text:span text:style-name="T6"> или </text:span></text:span><text:span text:style-name="Source_20_Text"><text:span text:style-name="T14">long</text:span></text:span><text:span text:style-name="Source_20_Text"><text:span text:style-name="T6">, и он измеряется в секундах. </text:span></text:span></text:p>
      <text:h text:style-name="Heading_20_3" text:outline-level="3">Упрощенный способ получения UNIX timestamp</text:h>
      <text:p text:style-name="Text_20_body">Вы можете использовать более компактный способ, используя метод <text:span text:style-name="Source_20_Text">DateTimeOffset.ToUnixTimeSeconds()</text:span>:</text:p>
      <text:p text:style-name="Preformatted_20_Text"><text:span text:style-name="Source_20_Text">using System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Получаем текущий UNIX timestamp</text:span></text:p>
      <text:p text:style-name="Preformatted_20_Text"><text:span text:style-name="Source_20_Text"><text:s text:c="8"/>long unixTimestamp = DateTimeOffset.UtcNow.ToUnixTimeSeconds();</text:span></text:p>
      <text:p text:style-name="Preformatted_20_Text"/>
      <text:p text:style-name="Preformatted_20_Text"><text:span text:style-name="Source_20_Text"><text:s text:c="8"/>// Выводим результат</text:span></text:p>
      <text:p text:style-name="Preformatted_20_Text"><text:span text:style-name="Source_20_Text"><text:s text:c="8"/>Console.WriteLine("Текущий UNIX timestamp: " + unixTimestamp);</text:span></text:p>
      <text:p text:style-name="Preformatted_20_Text"><text:span text:style-name="Source_20_Text"><text:s text:c="4"/>}</text:span></text:p>
      <text:p text:style-name="P26"><text:span text:style-name="Source_20_Text">}</text:span></text:p>
      <text:p text:style-name="P3"><text:span text:style-name="Source_20_Text"><text:span text:style-name="T8">16. Форматирование DateTime</text:span></text:span></text:p>
      <text:p text:style-name="P38">Форматирование</text:p>
      <text:p text:style-name="P6">В C# форматирование вывода даты и времени осуществляется с помощью метода <text:span text:style-name="Source_20_Text">ToString()</text:span> класса <text:span text:style-name="Source_20_Text">DateTime</text:span>, который принимает форматную строку. Форматная строка определяет, как будет отображаться дата и время. Давайте рассмотрим основные способы форматирования.</text:p>
      <text:h text:style-name="P1" text:outline-level="3">1. Основные форматные строки</text:h>
      <text:p text:style-name="P6">Вот некоторые из наиболее часто используемых форматных строк:</text:p>
      <text:list xml:id="list1505300972" text:style-name="L38">
        <text:list-item>
          <text:p text:style-name="P122"><text:span text:style-name="Source_20_Text">d</text:span>: Краткий формат даты (например, <text:span text:style-name="Source_20_Text">08/08/2024</text:span>). </text:p>
        </text:list-item>
        <text:list-item>
          <text:p text:style-name="P122"><text:span text:style-name="Source_20_Text">D</text:span>: Полный формат даты (например, <text:span text:style-name="Source_20_Text">8 августа 2024 г.</text:span>). </text:p>
        </text:list-item>
        <text:list-item>
          <text:p text:style-name="P122"><text:span text:style-name="Source_20_Text">t</text:span>: Краткий формат времени (например, <text:span text:style-name="Source_20_Text">14:30</text:span>). </text:p>
        </text:list-item>
        <text:list-item>
          <text:p text:style-name="P122"><text:span text:style-name="Source_20_Text">T</text:span>: Полный формат времени (например, <text:span text:style-name="Source_20_Text">14:30:00</text:span>). </text:p>
        </text:list-item>
        <text:list-item>
          <text:p text:style-name="P122"><text:span text:style-name="Source_20_Text">f</text:span>: Полный формат даты и краткий формат времени (например, <text:span text:style-name="Source_20_Text">8 августа 2024 г. 14:30</text:span>). </text:p>
        </text:list-item>
        <text:list-item>
          <text:p text:style-name="P122"><text:span text:style-name="Source_20_Text">F</text:span>: Полный формат даты и времени (например, <text:span text:style-name="Source_20_Text">8 августа 2024 г. 14:30:00</text:span>). </text:p>
        </text:list-item>
        <text:list-item>
          <text:p text:style-name="P122"><text:span text:style-name="Source_20_Text">g</text:span>: Гибкий формат даты и времени (например, <text:span text:style-name="Source_20_Text">8 августа 2024 г. 14:30</text:span>). </text:p>
        </text:list-item>
        <text:list-item>
          <text:p text:style-name="P122"><text:span text:style-name="Source_20_Text">G</text:span>: Гибкий формат даты и времени с полным временем (например, <text:span text:style-name="Source_20_Text">8 августа 2024 г. 14:30:00</text:span>). </text:p>
        </text:list-item>
        <text:list-item>
          <text:p text:style-name="P122"><text:span text:style-name="Source_20_Text">M</text:span><text:span text:style-name="Strong_20_Emphasis"> или </text:span><text:span text:style-name="Source_20_Text">m</text:span>: Формат даты без года (например, <text:span text:style-name="Source_20_Text">8 августа</text:span>). </text:p>
        </text:list-item>
        <text:list-item>
          <text:p text:style-name="P122"><text:soft-page-break/><text:span text:style-name="Source_20_Text">s</text:span>: Стандартизованный формат даты и времени (ISO 8601) (например, <text:span text:style-name="Source_20_Text">2024-08-08T14:30:00</text:span>). </text:p>
        </text:list-item>
        <text:list-item>
          <text:p text:style-name="P123"><text:span text:style-name="Source_20_Text">u</text:span>: Упрощенный формат универсального времени (например, <text:span text:style-name="Source_20_Text">2024-08-08 14:30:00Z</text:span>). </text:p>
        </text:list-item>
      </text:list>
      <text:h text:style-name="P1" text:outline-level="3">2. Пользовательские форматные строки</text:h>
      <text:p text:style-name="P6">Вы также можете использовать пользовательские форматные строки, чтобы точно задать, как будет выглядеть вывод даты и времени. Примеры:</text:p>
      <text:list xml:id="list3871026086" text:style-name="L39">
        <text:list-item>
          <text:p text:style-name="P124"><text:span text:style-name="Source_20_Text">yyyy</text:span>: Год (например, <text:span text:style-name="Source_20_Text">2024</text:span>) </text:p>
        </text:list-item>
        <text:list-item>
          <text:p text:style-name="P124"><text:span text:style-name="Source_20_Text">MM</text:span>: Месяц (например, <text:span text:style-name="Source_20_Text">08</text:span>) </text:p>
        </text:list-item>
        <text:list-item>
          <text:p text:style-name="P124"><text:span text:style-name="Source_20_Text">dd</text:span>: День (например, <text:span text:style-name="Source_20_Text">08</text:span>) </text:p>
        </text:list-item>
        <text:list-item>
          <text:p text:style-name="P124"><text:span text:style-name="Source_20_Text">HH</text:span>: Часы в 24-часовом формате (например, <text:span text:style-name="Source_20_Text">14</text:span>) </text:p>
        </text:list-item>
        <text:list-item>
          <text:p text:style-name="P124"><text:span text:style-name="Source_20_Text">mm</text:span>: Минуты (например, <text:span text:style-name="Source_20_Text">30</text:span>) </text:p>
        </text:list-item>
        <text:list-item>
          <text:p text:style-name="P125"><text:span text:style-name="Source_20_Text">ss</text:span>: Секунды (например, <text:span text:style-name="Source_20_Text">00</text:span>) </text:p>
        </text:list-item>
        <text:list-item>
          <text:p text:style-name="P125"><text:span text:style-name="Source_20_Text"/></text:p>
        </text:list-item>
      </text:list>
      <text:p text:style-name="P3"><text:span text:style-name="Source_20_Text"><text:span text:style-name="T8">17. Отличие const от readonly</text:span></text:span></text:p>
      <text:p text:style-name="P36"><text:span text:style-name="T1">В C# ключевые слова </text:span><text:span text:style-name="Source_20_Text"><text:span text:style-name="T12">const</text:span></text:span><text:span text:style-name="T1"> и </text:span><text:span text:style-name="Source_20_Text"><text:span text:style-name="T12">readonly</text:span></text:span><text:span text:style-name="T1"> используются для объявления неизменяемых значений, но между ними есть важные различия в том, как и когда они могут быть установлены, а также в их поведении. Давайте рассмотрим эти различия более подробно.</text:span></text:p>
      <text:h text:style-name="Heading_20_3" text:outline-level="3">Основные различия между <text:span text:style-name="Source_20_Text">const</text:span> и <text:span text:style-name="Source_20_Text">readonly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>
            <table:table-cell table:style-name="Таблица11.A1" office:value-type="string">
              <text:p text:style-name="Table_20_Heading">Характеристика</text:p>
            </table:table-cell>
            <table:table-cell table:style-name="Таблица11.A1" office:value-type="string">
              <text:p text:style-name="Table_20_Heading"><text:span text:style-name="Source_20_Text">const</text:span></text:p>
            </table:table-cell>
            <table:table-cell table:style-name="Таблица11.A1" office:value-type="string">
              <text:p text:style-name="Table_20_Heading"><text:span text:style-name="Source_20_Text">readonly</text:span></text:p>
            </table:table-cell>
          </table:table-row>
        </table:table-header-rows>
        <table:table-row>
          <table:table-cell table:style-name="Таблица11.A1" office:value-type="string">
            <text:p text:style-name="Table_20_Contents"><text:span text:style-name="Strong_20_Emphasis">Инициализация</text:span></text:p>
          </table:table-cell>
          <table:table-cell table:style-name="Таблица11.A1" office:value-type="string">
            <text:p text:style-name="Table_20_Contents">Задается во время объявления.</text:p>
          </table:table-cell>
          <table:table-cell table:style-name="Таблица11.A1" office:value-type="string">
            <text:p text:style-name="Table_20_Contents">Может быть задано в конструкторе или во время объявления.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Изменяемость</text:span></text:p>
          </table:table-cell>
          <table:table-cell table:style-name="Таблица11.A1" office:value-type="string">
            <text:p text:style-name="Table_20_Contents">Не может быть изменено после компиляции.</text:p>
          </table:table-cell>
          <table:table-cell table:style-name="Таблица11.A1" office:value-type="string">
            <text:p text:style-name="Table_20_Contents">Может быть установлено один раз в конструкторе, но не может быть изменено после этого.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Тип</text:span></text:p>
          </table:table-cell>
          <table:table-cell table:style-name="Таблица11.A1" office:value-type="string">
            <text:p text:style-name="Table_20_Contents">Является статическим (static) по умолчанию.</text:p>
          </table:table-cell>
          <table:table-cell table:style-name="Таблица11.A1" office:value-type="string">
            <text:p text:style-name="Table_20_Contents">Может быть экземпляром класса (non-static) или статическим.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Время выполнения</text:span></text:p>
          </table:table-cell>
          <table:table-cell table:style-name="Таблица11.A1" office:value-type="string">
            <text:p text:style-name="Table_20_Contents">Значение вычисляется на этапе компиляции.</text:p>
          </table:table-cell>
          <table:table-cell table:style-name="Таблица11.A1" office:value-type="string">
            <text:p text:style-name="Table_20_Contents">Значение может быть вычислено во время выполнения.</text:p>
          </table:table-cell>
        </table:table-row>
        <table:table-row>
          <table:table-cell table:style-name="Таблица11.A1" office:value-type="string">
            <text:p text:style-name="Table_20_Contents"><text:span text:style-name="Strong_20_Emphasis">Область применения</text:span></text:p>
          </table:table-cell>
          <table:table-cell table:style-name="Таблица11.A1" office:value-type="string">
            <text:p text:style-name="Table_20_Contents">Обычно используется для значений, которые известны на этапе компиляции и не будут изменяться.</text:p>
          </table:table-cell>
          <table:table-cell table:style-name="Таблица11.A1" office:value-type="string">
            <text:p text:style-name="Table_20_Contents">Обычно используется для значений, которые могут быть рассчитаны в зависимости от состояния объекта или переданы в конструктор.</text:p>
          </table:table-cell>
        </table:table-row>
      </table:table>
      <text:h text:style-name="Heading_20_3" text:outline-level="3"/>
      <text:p text:style-name="Text_20_body"/>
      <text:p text:style-name="Text_20_body"/>
      <text:p text:style-name="P48"/>
      <text:p text:style-name="P49"><text:soft-page-break/>18. IComparer и IComparable</text:p>
      <text:p text:style-name="P35"><text:span text:style-name="T11">Интерфейсы `IComparable` и `IComparer` в C# используются для упорядочивания объектов и предоставления пользовательской логики сравнения.<text:line-break/><text:line-break/>### Интерфейс IComparable<text:line-break/><text:line-break/>Интерфейс `IComparable` используется для предоставления стандартного метода сравнения объектов одного типа. Этот интерфейс содержит один метод `CompareTo`, который определяет порядок объектов.<text:line-break/><text:line-break/>#### Сигнатура интерфейса:<text:line-break/><text:line-break/>```csharp<text:line-break/>public interface IComparable<text:line-break/>{<text:line-break/>int CompareTo(object obj);<text:line-break/>}<text:line-break/><text:line-break/><text:line-break/>В этом примере класс `Person` реализует интерфейс `IComparable&lt;Person&gt;`, чтобы объекты можно было упорядочивать по возрасту.<text:line-break/><text:line-break/>### Интерфейс IComparer<text:line-break/><text:line-break/>Интерфейс `IComparer` предоставляет способ создания настраиваемых правил сравнения объектов. Этот интерфейс содержит метод `Compare`, который принимает два объекта и возвращает значение, указывающее их относительный порядок.<text:line-break/><text:line-break/>#### Сигнатура интерфейса:<text:line-break/><text:line-break/>```csharp<text:line-break/>public interface IComparer<text:line-break/>{<text:line-break/>int Compare(object x, object y);<text:line-break/>}<text:line-break/>```<text:line-break/></text:span></text:p>
      <text:p text:style-name="P52"/>
      <text:p text:style-name="P50">19. Логирование.</text:p>
      <text:p text:style-name="P37">Л<text:span text:style-name="T16">огирование — это важный аспект разработки программного обеспечения, который включает в себя запись информации о событиях, происходящих в приложении или системе. Оно имеет множество целей и преимуществ, которые помогают разработчикам, системным администраторам и командам поддержки. Вот основные причины, почему логирование нужно:</text:span></text:p>
      <text:p text:style-name="P40"><text:soft-page-break/>1. Отладка и диагностика</text:p>
      <text:p text:style-name="P40"/>
      <text:p text:style-name="P40"><text:s text:c="4"/>Обнаружение ошибок: Логи помогают обнаруживать и диагностировать ошибки, позволяя разработчикам видеть, что происходило в приложении перед возникновением проблемы.</text:p>
      <text:p text:style-name="P40"><text:s text:c="4"/>Анализ поведения: Логи могут показать, как пользователи взаимодействуют с приложением, что помогает выявить проблемы в логике работы программы.</text:p>
      <text:p text:style-name="P40"/>
      <text:p text:style-name="P40">2. Мониторинг производительности</text:p>
      <text:p text:style-name="P40"/>
      <text:p text:style-name="P40"><text:s text:c="4"/>Отслеживание производительности: Логирование может помочь в мониторинге времени выполнения операций, использования ресурсов и других показателей производительности.</text:p>
      <text:p text:style-name="P40"><text:s text:c="4"/>Оптимизация: С помощью логов можно выявить узкие места и оптимизировать код для повышения производительности.</text:p>
      <text:p text:style-name="P40"/>
      <text:p text:style-name="P40">3. Безопасность</text:p>
      <text:p text:style-name="P40"/>
      <text:p text:style-name="P40"><text:s text:c="4"/>Аудит действий: Логи могут содержать информацию о действиях пользователей и системных событий, что полезно для аудита безопасности.</text:p>
      <text:p text:style-name="P40"><text:s text:c="4"/>Обнаружение атак: Логи могут помочь в выявлении подозрительной активности, такой как попытки несанкционированного доступа или аномальные действия.</text:p>
      <text:p text:style-name="P40"/>
      <text:p text:style-name="P40">4. Поддержка и обслуживание</text:p>
      <text:p text:style-name="P40"/>
      <text:p text:style-name="P40"><text:s text:c="4"/>Устранение неполадок: Логи могут значительно упростить процесс устранения неполадок, предоставляя информацию о состоянии системы и ее компонент.</text:p>
      <text:p text:style-name="P40"><text:s text:c="4"/>История изменений: Хранение логов позволяет отслеживать изменения и события, что может быть полезно при анализе инцидентов.</text:p>
      <text:p text:style-name="P40"/>
      <text:p text:style-name="P40">5. Улучшение пользовательского опыта</text:p>
      <text:p text:style-name="P40"/>
      <text:p text:style-name="P40"><text:s text:c="4"/>Анализ поведения пользователей: Логи могут помочь понять, как пользователи взаимодействуют с приложением, что может быть использовано для улучшения интерфейса и функциональности.</text:p>
      <text:p text:style-name="P40"><text:s text:c="4"/>Предоставление обратной связи: Логи могут содержать информацию о том, какие функции используются чаще всего, что помогает в принятии решений о будущем развитии продукта.</text:p>
      <text:p text:style-name="P40"/>
      <text:p text:style-name="P40">6. Соответствие стандартам и нормативам</text:p>
      <text:p text:style-name="P40"/>
      <text:p text:style-name="P40"><text:s text:c="4"/>Соответствие требованиям: В некоторых отраслях существуют строгие правила и стандарты, касающиеся ведения журналов (например, в финансовом и медицинском секторах). Логирование может помочь в соблюдении этих требований.</text:p>
      <text:p text:style-name="P40"><text:s text:c="4"/>Документирование процессов: Логи могут служить доказательством выполнения определённых действий и процессов в системе.</text:p>
      <text:p text:style-name="P40"/>
      <text:p text:style-name="P40">7. Упрощение анализа и отчетности</text:p>
      <text:p text:style-name="P40"/>
      <text:p text:style-name="P40"><text:s text:c="4"/>Создание отчетов: Логи могут быть использованы для создания отчетов о работе приложения, что помогает в бизнес-аналитике и планировании.</text:p>
      <text:p text:style-name="P40"><text:s text:c="4"/>Долгосрочный анализ: Хранение логов позволяет анализировать данные за длительный период, что может быть полезно для выявления трендов и изменений.</text:p>
      <text:p text:style-name="P40"/>
      <text:p text:style-name="P40">8. Интеграция с другими системами</text:p>
      <text:p text:style-name="P40"><text:soft-page-break/></text:p>
      <text:p text:style-name="P40"><text:s text:c="4"/>Системы мониторинга: Логи могут быть интегрированы с системами мониторинга и алертинга, что позволяет автоматически уведомлять команды о проблемах.</text:p>
      <text:p text:style-name="P40"><text:s text:c="4"/>Аналитика: Логи могут быть использованы в аналитических системах для обработки больших объемов данных и получения полезной информации.</text:p>
      <text:p text:style-name="P40"/>
      <text:p text:style-name="P40">Заключение</text:p>
      <text:p text:style-name="P40"/>
      <text:p text:style-name="P40">Логирование — это неотъемлемая часть разработки и эксплуатации программного обеспечения, которая помогает в обнаружении и устранении проблем, мониторинге производительности, обеспечении безопасности и улучшении пользовательского опыта. Правильная реализация логирования может значительно повысить качество и надежность программного продукта.</text:p>
      <text:p text:style-name="P40"/>
      <text:p text:style-name="P12">20. Уровни логирования</text:p>
      <text:p text:style-name="P23">Логирование является важным аспектом разработки программного обеспечения, и для того чтобы эффективно управлять журналами событий, используются различные уровни логирования. Эти уровни помогают классифицировать сообщения в зависимости от их важности и серьезности. Вот основные уровни логирования, которые обычно используются:</text:p>
      <text:h text:style-name="Heading_20_3" text:outline-level="3">1. TRACE</text:h>
      <text:list xml:id="list1769794038" text:style-name="L44">
        <text:list-item>
          <text:p text:style-name="P132"><text:span text:style-name="Strong_20_Emphasis">Описание</text:span>: Данный уровень используется для детальной отладки. Сообщения на этом уровне содержат информацию, которая может помочь разработчикам понять, что происходит в приложении на самом низком уровне. </text:p>
        </text:list-item>
        <text:list-item>
          <text:p text:style-name="P131"><text:span text:style-name="Strong_20_Emphasis">Примеры</text:span>: Записи о входе и выходе из методов, значения переменных. </text:p>
        </text:list-item>
      </text:list>
      <text:h text:style-name="Heading_20_3" text:outline-level="3">2. DEBUG</text:h>
      <text:list xml:id="list3419792799" text:style-name="L45">
        <text:list-item>
          <text:p text:style-name="P134"><text:span text:style-name="Strong_20_Emphasis">Описание</text:span>: Этот уровень также предназначен для отладки приложения, но менее детализирован, чем <text:span text:style-name="Source_20_Text">TRACE</text:span>. Сообщения на уровне <text:span text:style-name="Source_20_Text">DEBUG</text:span> могут помочь разработчикам в поиске и устранении проблем в коде. </text:p>
        </text:list-item>
        <text:list-item>
          <text:p text:style-name="P133"><text:span text:style-name="Strong_20_Emphasis">Примеры</text:span>: Сообщения о выполнении определенных операций, статусы выполнения функций. </text:p>
        </text:list-item>
      </text:list>
      <text:h text:style-name="Heading_20_3" text:outline-level="3">3. INFO</text:h>
      <text:list xml:id="list722623159" text:style-name="L46">
        <text:list-item>
          <text:p text:style-name="P136"><text:span text:style-name="Strong_20_Emphasis">Описание</text:span>: Уровень предназначен для записи обычных событий, которые происходят в приложении. Эти сообщения полезны для получения представления о процессе работы приложения. </text:p>
        </text:list-item>
        <text:list-item>
          <text:p text:style-name="P135"><text:span text:style-name="Strong_20_Emphasis">Примеры</text:span>: Сообщения о запуске и завершении приложения, успешных операциях, например, создание записи в базе данных. </text:p>
        </text:list-item>
      </text:list>
      <text:h text:style-name="Heading_20_3" text:outline-level="3">4. WARN</text:h>
      <text:list xml:id="list3207020451" text:style-name="L47">
        <text:list-item>
          <text:p text:style-name="P138"><text:span text:style-name="Strong_20_Emphasis">Описание</text:span>: Сообщения на этом уровне указывают на потенциальные проблемы или ситуации, которые могут привести к ошибкам в будущем, но не являются критическими. </text:p>
        </text:list-item>
        <text:list-item>
          <text:p text:style-name="P137"><text:soft-page-break/><text:span text:style-name="Strong_20_Emphasis">Примеры</text:span>: Предупреждения о том, что данные, которые были получены, могут быть некорректными, или о том, что ресурсы, такие как память, начинают заканчиваться. </text:p>
        </text:list-item>
      </text:list>
      <text:h text:style-name="Heading_20_3" text:outline-level="3">5. ERROR</text:h>
      <text:list xml:id="list209395333" text:style-name="L48">
        <text:list-item>
          <text:p text:style-name="P140"><text:span text:style-name="Strong_20_Emphasis">Описание</text:span>: Уровень <text:span text:style-name="Source_20_Text">ERROR</text:span> используется для записи ошибок, которые произошли в приложении. Эти сообщения указывают на проблемы, которые требуют внимания, но приложение продолжает работать. </text:p>
        </text:list-item>
        <text:list-item>
          <text:p text:style-name="P139"><text:span text:style-name="Strong_20_Emphasis">Примеры</text:span>: Исключения, возникающие при выполнении операций, таких как ошибки подключения к базе данных. </text:p>
        </text:list-item>
      </text:list>
      <text:h text:style-name="Heading_20_3" text:outline-level="3">6. FATAL</text:h>
      <text:list xml:id="list871265593" text:style-name="L49">
        <text:list-item>
          <text:p text:style-name="P142"><text:span text:style-name="Strong_20_Emphasis">Описание</text:span>: Уровень <text:span text:style-name="Source_20_Text">FATAL</text:span> указывает на критические ошибки, которые приводят к сбою приложения. Эти сообщения требуют немедленного внимания и обычно указывают на необходимость остановки или перезапуска приложения. </text:p>
        </text:list-item>
        <text:list-item>
          <text:p text:style-name="P141"><text:span text:style-name="Strong_20_Emphasis">Примеры</text:span>: Системные ошибки, такие как ошибка доступа к файлам, критические исключения, которые не могут быть обработаны. </text:p>
        </text:list-item>
      </text:list>
      <text:h text:style-name="Heading_20_3" text:outline-level="3">7. OFF</text:h>
      <text:list xml:id="list199719830" text:style-name="L50">
        <text:list-item>
          <text:p text:style-name="P144"><text:span text:style-name="Strong_20_Emphasis">Описание</text:span>: Этот уровень используется для отключения логирования. Сообщения на этом уровне не будут записываться. </text:p>
        </text:list-item>
        <text:list-item>
          <text:p text:style-name="P143"><text:span text:style-name="Strong_20_Emphasis">Примеры</text:span>: Обычно используется для временного отключения логирования, например, в производственной среде. </text:p>
        </text:list-item>
      </text:list>
      <text:h text:style-name="Heading_20_3" text:outline-level="3"/>
      <text:p text:style-name="P13">22. Каналы записи логов</text:p>
      <text:p text:style-name="P41">Каналы записи логов (или цели логирования) определяют, куда будут записываться сообщения логирования. В зависимости от используемой библиотеки для логирования в C# существуют различные каналы, которые могут быть настроены для записи логов. Ниже приведены основные каналы записи логов, которые часто используются в приложениях:</text:p>
      <text:h text:style-name="Heading_20_3" text:outline-level="3">1. Файлы</text:h>
      <text:list xml:id="list1031346232" text:style-name="L51">
        <text:list-item>
          <text:p text:style-name="P146"><text:span text:style-name="Strong_20_Emphasis">Описание</text:span>: Запись логов в текстовые файлы на диске. </text:p>
        </text:list-item>
        <text:list-item>
          <text:p text:style-name="P146"><text:span text:style-name="Strong_20_Emphasis">Преимущества</text:span>: </text:p>
          <text:list>
            <text:list-item>
              <text:p text:style-name="P146">Простота использования. </text:p>
            </text:list-item>
            <text:list-item>
              <text:p text:style-name="P146">Логи могут быть легко просмотрены и проанализированы. </text:p>
            </text:list-item>
            <text:list-item>
              <text:p text:style-name="P146">Можно настроить ротацию файлов (например, создание нового файла по расписанию или по размеру). </text:p>
            </text:list-item>
          </text:list>
        </text:list-item>
        <text:list-item>
          <text:p text:style-name="P145"><text:span text:style-name="Strong_20_Emphasis">Пример конфигурации в NLog</text:span>: </text:p>
        </text:list-item>
      </text:list>
      <text:p text:style-name="P26"><text:span text:style-name="Source_20_Text">&lt;target xsi:type="File" name="fileTarget" fileName="log.txt" /&gt;</text:span></text:p>
      <text:h text:style-name="Heading_20_3" text:outline-level="3">2. Консоль</text:h>
      <text:list xml:id="list1472502716" text:style-name="L52">
        <text:list-item>
          <text:p text:style-name="P148"><text:span text:style-name="Strong_20_Emphasis">Описание</text:span>: Вывод логов в консоль приложения (например, в командной строке). </text:p>
        </text:list-item>
        <text:list-item>
          <text:p text:style-name="P148"><text:span text:style-name="Strong_20_Emphasis">Преимущества</text:span>: </text:p>
          <text:list>
            <text:list-item>
              <text:p text:style-name="P148">Удобно для отладки и разработки. </text:p>
            </text:list-item>
            <text:list-item>
              <text:p text:style-name="P148"><text:soft-page-break/>Можно легко видеть логи во время выполнения приложения. </text:p>
            </text:list-item>
          </text:list>
        </text:list-item>
        <text:list-item>
          <text:p text:style-name="P147"><text:span text:style-name="Strong_20_Emphasis">Пример конфигурации в NLog</text:span>: </text:p>
        </text:list-item>
      </text:list>
      <text:p text:style-name="P26"><text:span text:style-name="Source_20_Text">&lt;target xsi:type="Console" name="consoleTarget" /&gt;</text:span></text:p>
      <text:h text:style-name="Heading_20_3" text:outline-level="3">3. Базы данных</text:h>
      <text:list xml:id="list2309129225" text:style-name="L53">
        <text:list-item>
          <text:p text:style-name="P150"><text:span text:style-name="Strong_20_Emphasis">Описание</text:span>: Запись логов в реляционные базы данных (например, SQL Server, MySQL) или NoSQL базы данных. </text:p>
        </text:list-item>
        <text:list-item>
          <text:p text:style-name="P150"><text:span text:style-name="Strong_20_Emphasis">Преимущества</text:span>:</text:p>
          <text:list>
            <text:list-item>
              <text:p text:style-name="P150">Удобство в аналитике и поиске по логам. </text:p>
            </text:list-item>
            <text:list-item>
              <text:p text:style-name="P150">Возможность интеграции с другими системами для анализа данных. </text:p>
            </text:list-item>
          </text:list>
        </text:list-item>
        <text:list-item>
          <text:p text:style-name="P149"><text:span text:style-name="Strong_20_Emphasis">Пример конфигурации в NLog</text:span>: </text:p>
        </text:list-item>
      </text:list>
      <text:p text:style-name="Preformatted_20_Text"><text:span text:style-name="Source_20_Text">&lt;target xsi:type="Database" name="databaseTarget" connectionString="your_connection_string" commandText="INSERT INTO Logs (Message, Level) VALUES (@message, @level)"&gt;</text:span></text:p>
      <text:p text:style-name="Preformatted_20_Text"><text:span text:style-name="Source_20_Text"><text:s text:c="4"/>&lt;parameter name="@message" layout="${message}" /&gt;</text:span></text:p>
      <text:p text:style-name="Preformatted_20_Text"><text:span text:style-name="Source_20_Text"><text:s text:c="4"/>&lt;parameter name="@level" layout="${level}" /&gt;</text:span></text:p>
      <text:p text:style-name="P26"><text:span text:style-name="Source_20_Text">&lt;/target&gt;</text:span></text:p>
      <text:h text:style-name="Heading_20_3" text:outline-level="3">4. Журналы событий Windows (Event Log)</text:h>
      <text:list xml:id="list1395710987" text:style-name="L54">
        <text:list-item>
          <text:p text:style-name="P152"><text:span text:style-name="Strong_20_Emphasis">Описание</text:span>: Запись логов в системный журнал Windows. </text:p>
        </text:list-item>
        <text:list-item>
          <text:p text:style-name="P152"><text:span text:style-name="Strong_20_Emphasis">Преимущества</text:span>:</text:p>
          <text:list>
            <text:list-item>
              <text:p text:style-name="P152">Удобен для приложений, работающих на Windows, и для мониторинга с помощью средств администрирования. </text:p>
            </text:list-item>
            <text:list-item>
              <text:p text:style-name="P152">Позволяет отслеживать критические события в системе. </text:p>
            </text:list-item>
          </text:list>
        </text:list-item>
        <text:list-item>
          <text:p text:style-name="P151"><text:span text:style-name="Strong_20_Emphasis">Пример конфигурации в NLog</text:span>: </text:p>
        </text:list-item>
      </text:list>
      <text:p text:style-name="P26"><text:span text:style-name="Source_20_Text">&lt;target xsi:type="EventLog" name="eventLogTarget" source="MyApplication" /&gt;</text:span></text:p>
      <text:h text:style-name="Heading_20_3" text:outline-level="3">5. Удаленные серверы (Syslog, HTTP)</text:h>
      <text:list xml:id="list1281560289" text:style-name="L55">
        <text:list-item>
          <text:p text:style-name="P154"><text:span text:style-name="Strong_20_Emphasis">Описание</text:span>: Отправка логов на удаленные сервера или через HTTP-запросы. </text:p>
        </text:list-item>
        <text:list-item>
          <text:p text:style-name="P154"><text:span text:style-name="Strong_20_Emphasis">Преимущества</text:span>:</text:p>
          <text:list>
            <text:list-item>
              <text:p text:style-name="P154">Централизованное управление логами. </text:p>
            </text:list-item>
            <text:list-item>
              <text:p text:style-name="P154">Удобно для распределенных систем и микросервисов. </text:p>
            </text:list-item>
          </text:list>
        </text:list-item>
        <text:list-item>
          <text:p text:style-name="P153"><text:span text:style-name="Strong_20_Emphasis">Пример конфигурации в NLog для HTTP</text:span>: </text:p>
        </text:list-item>
      </text:list>
      <text:p text:style-name="P26"><text:span text:style-name="Source_20_Text">&lt;target xsi:type="Http" name="httpTarget" url="http://your-server/api/logs" method="POST" /&gt;</text:span></text:p>
      <text:h text:style-name="Heading_20_3" text:outline-level="3">6. Облачные сервисы</text:h>
      <text:list xml:id="list848664354" text:style-name="L56">
        <text:list-item>
          <text:p text:style-name="P156"><text:span text:style-name="Strong_20_Emphasis">Описание</text:span>: Запись логов в облачные сервисы, такие как Azure Application Insights, AWS CloudWatch, или другие. </text:p>
        </text:list-item>
        <text:list-item>
          <text:p text:style-name="P156"><text:span text:style-name="Strong_20_Emphasis">Преимущества</text:span>:</text:p>
          <text:list>
            <text:list-item>
              <text:p text:style-name="P156">Централизованное хранение и управление логами. </text:p>
            </text:list-item>
            <text:list-item>
              <text:p text:style-name="P156">Возможности аналитики и мониторинга. </text:p>
            </text:list-item>
          </text:list>
        </text:list-item>
        <text:list-item>
          <text:p text:style-name="P155"><text:span text:style-name="Strong_20_Emphasis">Пример конфигурации в Serilog для Azure Application Insights</text:span>: </text:p>
        </text:list-item>
      </text:list>
      <text:p text:style-name="Preformatted_20_Text"><text:soft-page-break/><text:span text:style-name="Source_20_Text">Log.Logger = new LoggerConfiguration()</text:span></text:p>
      <text:p text:style-name="Preformatted_20_Text"><text:span text:style-name="Source_20_Text"><text:s text:c="4"/>.WriteTo.ApplicationInsights("&lt;Your_Instrumentation_Key&gt;", TelemetryConverter.Traces)</text:span></text:p>
      <text:p text:style-name="P26"><text:span text:style-name="Source_20_Text"><text:s text:c="4"/>.CreateLogger();</text:span></text:p>
      <text:h text:style-name="Heading_20_3" text:outline-level="3">7. Системы мониторинга</text:h>
      <text:list xml:id="list2770151061" text:style-name="L57">
        <text:list-item>
          <text:p text:style-name="P158"><text:span text:style-name="Strong_20_Emphasis">Описание</text:span>: Интеграция с системами мониторинга, такими как ELK Stack (Elasticsearch, Logstash, Kibana), Splunk, и другими. </text:p>
        </text:list-item>
        <text:list-item>
          <text:p text:style-name="P158"><text:span text:style-name="Strong_20_Emphasis">Преимущества</text:span>:</text:p>
          <text:list>
            <text:list-item>
              <text:p text:style-name="P158">Мощные возможности для анализа и визуализации данных. </text:p>
            </text:list-item>
            <text:list-item>
              <text:p text:style-name="P158">Удобство для отслеживания и управления производительностью. </text:p>
            </text:list-item>
          </text:list>
        </text:list-item>
        <text:list-item>
          <text:p text:style-name="P157"><text:span text:style-name="Strong_20_Emphasis">Пример конфигурации в NLog для Elasticsearch</text:span>: </text:p>
        </text:list-item>
      </text:list>
      <text:p text:style-name="P26"><text:span text:style-name="Source_20_Text">&lt;target xsi:type="ElasticSearch" name="elasticSearchTarget" uri="http://localhost:9200" index="logs-${date:format=yyyy.MM.dd}" /&gt;</text:span></text:p>
      <text:h text:style-name="Heading_20_3" text:outline-level="3">Заключение</text:h>
      <text:p text:style-name="Text_20_body">Выбор канала записи логов зависит от требований вашего приложения, архитектуры и среды, в которой оно работает. Хорошая практика заключается в использовании нескольких каналов одновременно для достижения лучшей видимости и анализа событий в вашем приложении.</text:p>
      <text:p text:style-name="P13"/>
      <text:p text:style-name="P14">23. STDOUT</text:p>
      <text:p text:style-name="P15"><text:span text:style-name="Source_20_Text">stdout</text:span> (стандартный вывод) — это один из стандартных потоков в операционных системах, который используется для вывода данных. В контексте программирования <text:span text:style-name="Source_20_Text">stdout</text:span> обычно относится к потоку, через который программы выводят текстовую информацию, которая может быть отображена на экране или перенаправлена в файл или другой процесс.</text:p>
      <text:h text:style-name="Heading_20_3" text:outline-level="3">Основные аспекты <text:span text:style-name="Source_20_Text">stdout</text:span>:</text:h>
      <text:list xml:id="list280672912" text:style-name="L58">
        <text:list-item>
          <text:p text:style-name="P159"><text:span text:style-name="Strong_20_Emphasis">Стандартный поток вывода</text:span>:</text:p>
          <text:list>
            <text:list-item>
              <text:p text:style-name="P160"><text:span text:style-name="Source_20_Text">stdout</text:span> является одним из трех стандартных потоков, которые обычно доступны в программах:</text:p>
              <text:list>
                <text:list-item>
                  <text:p text:style-name="P160"><text:span text:style-name="Strong_20_Emphasis">stdin</text:span> (стандартный ввод): поток для ввода данных. </text:p>
                </text:list-item>
                <text:list-item>
                  <text:p text:style-name="P160"><text:span text:style-name="Strong_20_Emphasis">stdout</text:span> (стандартный вывод): поток для вывода данных. </text:p>
                </text:list-item>
                <text:list-item>
                  <text:p text:style-name="P160"><text:span text:style-name="Strong_20_Emphasis">stderr</text:span> (стандартный вывод ошибок): поток для вывода сообщений об ошибках. </text:p>
                </text:list-item>
              </text:list>
            </text:list-item>
          </text:list>
        </text:list-item>
        <text:list-item>
          <text:p text:style-name="P159"><text:span text:style-name="Strong_20_Emphasis">Использование</text:span>:</text:p>
          <text:list>
            <text:list-item>
              <text:p text:style-name="P160">Программы используют <text:span text:style-name="Source_20_Text">stdout</text:span> для отображения информации пользователю. Это может быть текст, результаты вычислений, сообщения об ошибках и т. д. </text:p>
            </text:list-item>
            <text:list-item>
              <text:p text:style-name="P160">Например, в командной строке вы можете использовать команды, которые выводят информацию на <text:span text:style-name="Source_20_Text">stdout</text:span>, и эта информация будет отображена в терминале. </text:p>
            </text:list-item>
          </text:list>
        </text:list-item>
        <text:list-item>
          <text:p text:style-name="P159"><text:span text:style-name="Strong_20_Emphasis">Перенаправление</text:span>:</text:p>
          <text:list>
            <text:list-item>
              <text:p text:style-name="P159"><text:soft-page-break/>Вывод, отправляемый в <text:span text:style-name="Source_20_Text">stdout</text:span>, можно перенаправить в файл или другой поток. Например, в командной строке Unix-подобных систем можно использовать символ <text:span text:style-name="Source_20_Text">&gt;</text:span> для перенаправления вывода в файл:</text:p>
            </text:list-item>
          </text:list>
        </text:list-item>
      </text:list>
      <text:list xml:id="list183335030" text:style-name="L59">
        <text:list-item>
          <text:p text:style-name="P60"><text:span text:style-name="Source_20_Text">echo "Hello, World!" &gt; output.txt</text:span></text:p>
        </text:list-item>
        <text:list-item>
          <text:p text:style-name="P161">В этом примере строка <text:span text:style-name="Source_20_Text">"Hello, World!"</text:span> будет записана в файл <text:span text:style-name="Source_20_Text">output.txt</text:span> вместо отображения в терминале. </text:p>
        </text:list-item>
      </text:list>
      <text:list xml:id="list3024453623" text:style-name="L60">
        <text:list-item>
          <text:p text:style-name="P162"><text:span text:style-name="Strong_20_Emphasis">Пример в C#</text:span>:</text:p>
        </text:list-item>
      </text:list>
      <text:list xml:id="list1345026412" text:style-name="L61">
        <text:list-item>
          <text:p text:style-name="P163">В C# можно использовать <text:span text:style-name="Source_20_Text">Console.WriteLine()</text:span> для вывода текста на <text:span text:style-name="Source_20_Text">stdout</text:span>. </text:p>
        </text:list-item>
      </text:list>
      <text:list xml:id="list3390380154" text:style-name="L62">
        <text:list-item text:start-value="4">
          <text:p text:style-name="P61"><text:span text:style-name="Source_20_Text">using System;</text:span></text:p>
          <text:p text:style-name="P61"/>
          <text:p text:style-name="P61"><text:span text:style-name="Source_20_Text">class Program</text:span></text:p>
          <text:p text:style-name="P61"><text:span text:style-name="Source_20_Text">{</text:span></text:p>
          <text:p text:style-name="P61"><text:span text:style-name="Source_20_Text"><text:s text:c="4"/>static void Main()</text:span></text:p>
          <text:p text:style-name="P61"><text:span text:style-name="Source_20_Text"><text:s text:c="4"/>{</text:span></text:p>
          <text:p text:style-name="P61"><text:span text:style-name="Source_20_Text"><text:s text:c="8"/>Console.WriteLine("Hello, World!"); // Выводится на стандартный вывод (stdout)</text:span></text:p>
          <text:p text:style-name="P61"><text:span text:style-name="Source_20_Text"><text:s text:c="4"/>}</text:span></text:p>
          <text:p text:style-name="P62"><text:span text:style-name="Source_20_Text">}</text:span></text:p>
        </text:list-item>
        <text:list-item>
          <text:p text:style-name="P164"><text:span text:style-name="Strong_20_Emphasis">Использование в скриптах и командах</text:span>:</text:p>
          <text:list>
            <text:list-item>
              <text:p text:style-name="P165">Во многих языках программирования, включая Python, Java, C++ и другие, есть встроенные функции или методы для записи в <text:span text:style-name="Source_20_Text">stdout</text:span>. </text:p>
            </text:list-item>
            <text:list-item>
              <text:p text:style-name="P164">В Unix-подобных системах можно использовать команды, такие как <text:span text:style-name="Source_20_Text">ls</text:span>, <text:span text:style-name="Source_20_Text">cat</text:span>, и другие, которые выводят информацию на <text:span text:style-name="Source_20_Text">stdout</text:span>. </text:p>
            </text:list-item>
          </text:list>
        </text:list-item>
      </text:list>
      <text:h text:style-name="Heading_20_3" text:outline-level="3">Пример перенаправления <text:span text:style-name="Source_20_Text">stdout</text:span> в Unix/Linux</text:h>
      <text:p text:style-name="Preformatted_20_Text"><text:span text:style-name="Source_20_Text"># Вывод списка файлов в текущем каталоге в файл</text:span></text:p>
      <text:p text:style-name="P26"><text:span text:style-name="Source_20_Text">ls &gt; files.txt</text:span></text:p>
      <text:p text:style-name="Text_20_body">В этом примере вывод команды <text:span text:style-name="Source_20_Text">ls</text:span> (которая показывает файлы и каталоги) будет записан в <text:span text:style-name="Source_20_Text">files.txt</text:span>, а не отображён в терминале.</text:p>
      <text:h text:style-name="Heading_20_3" text:outline-level="3">Заключение</text:h>
      <text:p text:style-name="Text_20_body"><text:span text:style-name="Source_20_Text">stdout</text:span> — это важный концепт в программировании и системах, который позволяет программам выводить информацию. Понимание того, как работает <text:span text:style-name="Source_20_Text">stdout</text:span>, полезно для разработки, отладки и взаимодействия с программами и системами.</text:p>
      <text:p text:style-name="P16">24. LINQ</text:p>
      <text:p text:style-name="P16"/>
      <text:p text:style-name="P24">LINQ (Language Integrated Query) - это набор инструментов, предоставляемых в .NET Framework и .NET Core, которые позволяют выполнять запросы к данным, используя язык программирования C#. </text:p>
      <text:p text:style-name="Text_20_body"><text:span text:style-name="Strong_20_Emphasis"><text:span text:style-name="T16">В чем суть LINQ?</text:span></text:span></text:p>
      <text:p text:style-name="Text_20_body">LINQ позволяет вам:</text:p>
      <text:list xml:id="list2757204258" text:style-name="L63">
        <text:list-item>
          <text:p text:style-name="P167"><text:soft-page-break/><text:span text:style-name="Strong_20_Emphasis">Использовать SQL-запросы в C#:</text:span> LINQ позволяет вам выполнять запросы к данным, используя SQL-запросы, без необходимости писать отдельный код для взаимодействия с базой данных. </text:p>
        </text:list-item>
        <text:list-item>
          <text:p text:style-name="P167"><text:span text:style-name="Strong_20_Emphasis">Работать с данными из различных источников:</text:span> LINQ поддерживает работу с различными типами данных, такими как массивы, коллекции, базы данных, XML и JSON. </text:p>
        </text:list-item>
        <text:list-item>
          <text:p text:style-name="P167"><text:span text:style-name="Strong_20_Emphasis">Использовать операторы и методы:</text:span> LINQ предоставляет множество операторов и методов для работы с данными, таких как <text:span text:style-name="Source_20_Text">Where</text:span>, <text:span text:style-name="Source_20_Text">OrderBy</text:span>, <text:span text:style-name="Source_20_Text">Select</text:span>, <text:span text:style-name="Source_20_Text">Join</text:span>, <text:span text:style-name="Source_20_Text">Group</text:span>, и др. </text:p>
        </text:list-item>
        <text:list-item>
          <text:p text:style-name="P166"><text:span text:style-name="Strong_20_Emphasis">Создавать более читаемый и понятный код:</text:span> LINQ позволяет вам писать более читаемый и понятный код, так как он использует понятные и удобные синтаксические конструкции. </text:p>
        </text:list-item>
      </text:list>
      <text:p text:style-name="Text_20_body"><text:span text:style-name="Strong_20_Emphasis">Преимущества LINQ:</text:span></text:p>
      <text:list xml:id="list2912337389" text:style-name="L64">
        <text:list-item>
          <text:p text:style-name="P169"><text:span text:style-name="Strong_20_Emphasis">Упрощение работы с данными:</text:span> LINQ позволяет вам работать с данными более просто и эффективно, чем с помощью традиционных методов. </text:p>
        </text:list-item>
        <text:list-item>
          <text:p text:style-name="P169"><text:span text:style-name="Strong_20_Emphasis">Повышение производительности:</text:span> LINQ оптимизирован для работы с данными, что приводит к повышению производительности вашего приложения. </text:p>
        </text:list-item>
        <text:list-item>
          <text:p text:style-name="P168"><text:span text:style-name="Strong_20_Emphasis">Улучшение читаемости кода:</text:span> LINQ позволяет вам писать более читаемый и понятный код, что делает его более удобным для понимания и поддержки. </text:p>
        </text:list-item>
      </text:list>
      <text:p text:style-name="Text_20_body"><text:span text:style-name="Strong_20_Emphasis">Примеры использования LINQ:</text:span></text:p>
      <text:list xml:id="list2908161250" text:style-name="L65">
        <text:list-item>
          <text:p text:style-name="P170"><text:span text:style-name="Strong_20_Emphasis">Получение определенных данных из коллекции:</text:span> </text:p>
        </text:list-item>
      </text:list>
      <text:p text:style-name="Preformatted_20_Text"><text:span text:style-name="Source_20_Text">List&lt;Employee&gt; employees = new List&lt;Employee&gt;() {</text:span></text:p>
      <text:p text:style-name="Preformatted_20_Text"><text:span text:style-name="Source_20_Text"><text:s text:c="4"/>new Employee { Name = "John", Age = 30 },</text:span></text:p>
      <text:p text:style-name="Preformatted_20_Text"><text:span text:style-name="Source_20_Text"><text:s text:c="4"/>new Employee { Name = "Jane", Age = 25 },</text:span></text:p>
      <text:p text:style-name="Preformatted_20_Text"><text:span text:style-name="Source_20_Text"><text:s text:c="4"/>new Employee { Name = "Peter", Age = 40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Получение всех сотрудников старше 30 лет</text:span></text:p>
      <text:p text:style-name="P26"><text:span text:style-name="Source_20_Text">var olderEmployees = employees.Where(e =&gt; e.Age &gt; 30);</text:span></text:p>
      <text:list xml:id="list2627167029" text:style-name="L66">
        <text:list-item>
          <text:p text:style-name="P171"><text:span text:style-name="Strong_20_Emphasis">Сортировка данных:</text:span> </text:p>
        </text:list-item>
      </text:list>
      <text:p text:style-name="P26"><text:span text:style-name="Source_20_Text">var sortedEmployees = employees.OrderBy(e =&gt; e.Name);</text:span></text:p>
      <text:list xml:id="list1746250164" text:style-name="L67">
        <text:list-item>
          <text:p text:style-name="P172"><text:span text:style-name="Strong_20_Emphasis">Объединение данных из нескольких источников:</text:span> </text:p>
        </text:list-item>
      </text:list>
      <text:p text:style-name="P26"><text:span text:style-name="Source_20_Text">var combinedData = employees.Join(customers, e =&gt; e.Id, c =&gt; c.Id, (e, c) =&gt; new { e, c });</text:span></text:p>
      <text:p text:style-name="P17"><text:span text:style-name="T16">LINQ предоставляет методы </text:span><text:span text:style-name="Source_20_Text"><text:span text:style-name="T16">Map</text:span></text:span><text:span text:style-name="T16">, </text:span><text:span text:style-name="Source_20_Text"><text:span text:style-name="T16">Filter</text:span></text:span><text:span text:style-name="T16"> и </text:span><text:span text:style-name="Source_20_Text"><text:span text:style-name="T16">Reduce</text:span></text:span><text:span text:style-name="T16"> для работы с данными. Вот как их использовать:</text:span></text:p>
      <text:p text:style-name="Text_20_body"><text:span text:style-name="Strong_20_Emphasis">1. </text:span><text:span text:style-name="Strong_20_Emphasis"><text:span text:style-name="Source_20_Text">Map</text:span></text:span><text:span text:style-name="Strong_20_Emphasis">:</text:span></text:p>
      <text:list xml:id="list460720528" text:style-name="L68">
        <text:list-item>
          <text:p text:style-name="P174"><text:span text:style-name="Strong_20_Emphasis">Описание:</text:span> <text:span text:style-name="Source_20_Text">Map</text:span> используется для преобразования элементов коллекции в новый тип данных. </text:p>
        </text:list-item>
        <text:list-item>
          <text:p text:style-name="P173"><text:span text:style-name="Strong_20_Emphasis">Синтаксис:</text:span> </text:p>
        </text:list-item>
      </text:list>
      <text:p text:style-name="P26"><text:soft-page-break/><text:span text:style-name="Source_20_Text">var mappedData = source.Select(item =&gt; new { Name = item.Name, Age = item.Age * 2 });</text:span></text:p>
      <text:list xml:id="list2359229772" text:style-name="L69">
        <text:list-item>
          <text:p text:style-name="P175"><text:span text:style-name="Strong_20_Emphasis">Пример:</text:span> </text:p>
        </text:list-item>
      </text:list>
      <text:p text:style-name="Preformatted_20_Text"><text:span text:style-name="Source_20_Text">List&lt;Employee&gt; employees = new List&lt;Employee&gt;() {</text:span></text:p>
      <text:p text:style-name="Preformatted_20_Text"><text:span text:style-name="Source_20_Text"><text:s text:c="4"/>new Employee { Name = "John", Age = 30 },</text:span></text:p>
      <text:p text:style-name="Preformatted_20_Text"><text:span text:style-name="Source_20_Text"><text:s text:c="4"/>new Employee { Name = "Jane", Age = 25 },</text:span></text:p>
      <text:p text:style-name="Preformatted_20_Text"><text:span text:style-name="Source_20_Text"><text:s text:c="4"/>new Employee { Name = "Peter", Age = 40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Преобразовать возраст каждого сотрудника в double</text:span></text:p>
      <text:p text:style-name="P26"><text:span text:style-name="Source_20_Text">var doubledAges = employees.Select(e =&gt; e.Age * 2);</text:span></text:p>
      <text:p text:style-name="Text_20_body"><text:span text:style-name="Strong_20_Emphasis">2. </text:span><text:span text:style-name="Strong_20_Emphasis"><text:span text:style-name="Source_20_Text">Filter</text:span></text:span><text:span text:style-name="Strong_20_Emphasis">:</text:span></text:p>
      <text:list xml:id="list4178568576" text:style-name="L70">
        <text:list-item>
          <text:p text:style-name="P177"><text:span text:style-name="Strong_20_Emphasis">Описание:</text:span> <text:span text:style-name="Source_20_Text">Filter</text:span> используется для создания новой коллекции, содержащей только элементы, удовлетворяющие определенным условиям. </text:p>
        </text:list-item>
        <text:list-item>
          <text:p text:style-name="P176"><text:span text:style-name="Strong_20_Emphasis">Синтаксис:</text:span> </text:p>
        </text:list-item>
      </text:list>
      <text:p text:style-name="P26"><text:span text:style-name="Source_20_Text">var filteredData = source.Where(item =&gt; item.Age &gt; 30);</text:span></text:p>
      <text:list xml:id="list153255073" text:style-name="L71">
        <text:list-item>
          <text:p text:style-name="P178"><text:span text:style-name="Strong_20_Emphasis">Пример:</text:span> </text:p>
        </text:list-item>
      </text:list>
      <text:p text:style-name="Preformatted_20_Text"><text:span text:style-name="Source_20_Text">List&lt;Employee&gt; employees = new List&lt;Employee&gt;() {</text:span></text:p>
      <text:p text:style-name="Preformatted_20_Text"><text:span text:style-name="Source_20_Text"><text:s text:c="4"/>new Employee { Name = "John", Age = 30 },</text:span></text:p>
      <text:p text:style-name="Preformatted_20_Text"><text:span text:style-name="Source_20_Text"><text:s text:c="4"/>new Employee { Name = "Jane", Age = 25 },</text:span></text:p>
      <text:p text:style-name="Preformatted_20_Text"><text:span text:style-name="Source_20_Text"><text:s text:c="4"/>new Employee { Name = "Peter", Age = 40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Получить всех сотрудников старше 30 лет</text:span></text:p>
      <text:p text:style-name="P26"><text:span text:style-name="Source_20_Text">var olderEmployees = employees.Where(e =&gt; e.Age &gt; 30);</text:span></text:p>
      <text:p text:style-name="Text_20_body"><text:span text:style-name="Strong_20_Emphasis">3. </text:span><text:span text:style-name="Strong_20_Emphasis"><text:span text:style-name="Source_20_Text">Reduce</text:span></text:span><text:span text:style-name="Strong_20_Emphasis">:</text:span></text:p>
      <text:list xml:id="list2502247157" text:style-name="L72">
        <text:list-item>
          <text:p text:style-name="P180"><text:span text:style-name="Strong_20_Emphasis">Описание:</text:span> <text:span text:style-name="Source_20_Text">Reduce</text:span> используется для выполнения операции над коллекцией, суммируя или агрегируя элементы. </text:p>
        </text:list-item>
        <text:list-item>
          <text:p text:style-name="P179"><text:span text:style-name="Strong_20_Emphasis">Синтаксис:</text:span> </text:p>
        </text:list-item>
      </text:list>
      <text:p text:style-name="P26"><text:span text:style-name="Source_20_Text">var reducedData = source.Aggregate(0, (current, item) =&gt; current + item.Age);</text:span></text:p>
      <text:list xml:id="list1248187951" text:style-name="L73">
        <text:list-item>
          <text:p text:style-name="P181"><text:span text:style-name="Strong_20_Emphasis">Пример:</text:span> </text:p>
        </text:list-item>
      </text:list>
      <text:p text:style-name="Preformatted_20_Text"><text:span text:style-name="Source_20_Text">List&lt;Employee&gt; employees = new List&lt;Employee&gt;() {</text:span></text:p>
      <text:p text:style-name="Preformatted_20_Text"><text:span text:style-name="Source_20_Text"><text:s text:c="4"/>new Employee { Name = "John", Age = 30 },</text:span></text:p>
      <text:p text:style-name="Preformatted_20_Text"><text:span text:style-name="Source_20_Text"><text:s text:c="4"/>new Employee { Name = "Jane", Age = 25 },</text:span></text:p>
      <text:p text:style-name="Preformatted_20_Text"><text:span text:style-name="Source_20_Text"><text:s text:c="4"/>new Employee { Name = "Peter", Age = 40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// Суммировать возраст всех сотрудников</text:span></text:p>
      <text:p text:style-name="P26"><text:span text:style-name="Source_20_Text">var totalAge = employees.Aggregate(0, (current, employee) =&gt; current + employee.Age);</text:span></text:p>
      <text:p text:style-name="Text_20_body"><text:span text:style-name="Strong_20_Emphasis">Важно:</text:span></text:p>
      <text:list xml:id="list2342051626" text:style-name="L74">
        <text:list-item>
          <text:p text:style-name="P183"><text:span text:style-name="Source_20_Text">Map</text:span>, <text:span text:style-name="Source_20_Text">Filter</text:span> и <text:span text:style-name="Source_20_Text">Reduce</text:span> работают с коллекциями, а не с конкретными элементами. </text:p>
        </text:list-item>
        <text:list-item>
          <text:p text:style-name="P183"><text:span text:style-name="Source_20_Text">Map</text:span> преобразует каждый элемент коллекции в новый тип данных. </text:p>
        </text:list-item>
        <text:list-item>
          <text:p text:style-name="P183"><text:soft-page-break/><text:span text:style-name="Source_20_Text">Filter</text:span> создает новую коллекцию, содержащую только элементы, удовлетворяющие определенным условиям. </text:p>
        </text:list-item>
        <text:list-item>
          <text:p text:style-name="P182"><text:span text:style-name="Source_20_Text">Reduce</text:span> выполняет операцию над коллекцией, суммируя или агрегируя элементы</text:p>
        </text:list-item>
      </text:list>
      <text:p text:style-name="P11">25. Отложенное выполнение</text:p>
      <text:p text:style-name="P11"><text:span text:style-name="Strong_20_Emphasis">Deferred execution</text:span> (отложенное выполнение) в LINQ (Language Integrated Query) — это концепция, при которой запросы к данным не выполняются сразу, а откладываются до тех пор, пока не потребуется результат. Это означает, что выполнение запроса происходит только в момент, когда вы фактически обращаетесь к данным.</text:p>
      <text:h text:style-name="Heading_20_3" text:outline-level="3">Принципы отложенного выполнения в LINQ:</text:h>
      <text:list xml:id="list195817511" text:style-name="L75">
        <text:list-item>
          <text:p text:style-name="P184"><text:span text:style-name="Strong_20_Emphasis">Запросы формируются, но не выполняются</text:span>: Когда вы создаете запрос в LINQ, он не выполняется немедленно. Например, если вы определяете переменную запроса, она просто хранит информацию о том, как получить данные, но сама операция извлечения данных не происходит.</text:p>
        </text:list-item>
        <text:list-item>
          <text:p text:style-name="P184"><text:span text:style-name="Strong_20_Emphasis">Выполнение при итерации</text:span>: Запрос выполняется только тогда, когда вы начинаете итерировать по результатам, например, используя <text:span text:style-name="Source_20_Text">foreach</text:span>, <text:span text:style-name="Source_20_Text">ToList()</text:span>, <text:span text:style-name="Source_20_Text">ToArray()</text:span> или другие методы, которые требуют выполнения запроса.</text:p>
        </text:list-item>
        <text:list-item>
          <text:p text:style-name="P184"><text:span text:style-name="Strong_20_Emphasis">Динамическое изменение данных</text:span>: Поскольку запрос не выполняется сразу, если данные, к которым вы обращаетесь, изменяются до момента выполнения запроса, то и результаты могут измениться. Это может быть полезно, когда вы работаете с данными, которые часто обновляются.</text:p>
        </text:list-item>
      </text:list>
      <text:p text:style-name="P11">26. Преобразование типов через LINQ</text:p>
      <text:h text:style-name="P10" text:outline-level="3">Преобразование типов через LINQ (LINQ to Objects)</text:h>
      <text:p text:style-name="Text_20_body">LINQ (Language Integrated Query) предоставляет удобный способ работы с коллекциями в .NET, включая преобразование типов. Преобразование типов может быть полезным, когда вам нужно изменить тип элементов в коллекции или проецировать их в новый тип. LINQ предоставляет несколько методов для этой задачи.</text:p>
      <text:h text:style-name="Heading_20_3" text:outline-level="3">Основные методы преобразования типов</text:h>
      <text:list xml:id="list3198187995" text:style-name="L77">
        <text:list-item>
          <text:p text:style-name="P187"><text:span text:style-name="Strong_20_Emphasis"><text:span text:style-name="Source_20_Text">Select</text:span></text:span>: Этот метод позволяет проецировать каждый элемент в новую форму, создавая новый тип данных.</text:p>
        </text:list-item>
        <text:list-item>
          <text:p text:style-name="P187"><text:span text:style-name="Strong_20_Emphasis"><text:span text:style-name="Source_20_Text">Cast&lt;T&gt;</text:span></text:span>: Этот метод используется для преобразования всех элементов в коллекции в указанный тип. Если элемент не может быть преобразован, будет выброшено исключение.</text:p>
        </text:list-item>
        <text:list-item>
          <text:p text:style-name="P187"><text:span text:style-name="Strong_20_Emphasis"><text:span text:style-name="Source_20_Text">OfType&lt;T&gt;</text:span></text:span>: Этот метод фильтрует элементы по определенному типу, возвращая только те элементы, которые могут быть преобразованы в указанный тип.</text:p>
        </text:list-item>
      </text:list>
      <text:h text:style-name="Heading_20_3" text:outline-level="3"><text:soft-page-break/>Примеры использования методов преобразования типов</text:h>
      <text:h text:style-name="Heading_20_4" text:outline-level="4">1. Пример использования <text:span text:style-name="Source_20_Text">Select</text:span></text:h>
      <text:p text:style-name="Text_20_body">Метод <text:span text:style-name="Source_20_Text">Select</text:span> позволяет проецировать каждый элемент коллекции в новый тип. Например:</text:p>
      <text:p text:style-name="Preformatted_20_Text"><text:span text:style-name="Source_20_Text">using System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Linq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List&lt;int&gt; numbers = new List&lt;int&gt; { 1, 2, 3, 4, 5 };</text:span></text:p>
      <text:p text:style-name="Preformatted_20_Text"/>
      <text:p text:style-name="Preformatted_20_Text"><text:span text:style-name="Source_20_Text"><text:s text:c="8"/>// Преобразование int в string</text:span></text:p>
      <text:p text:style-name="Preformatted_20_Text"><text:span text:style-name="Source_20_Text"><text:s text:c="8"/>var stringNumbers = numbers.Select(n =&gt; n.ToString()).ToList();</text:span></text:p>
      <text:p text:style-name="Preformatted_20_Text"/>
      <text:p text:style-name="Preformatted_20_Text"><text:span text:style-name="Source_20_Text"><text:s text:c="8"/>foreach (var str in stringNumber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str); // Вывод: "1", "2", "3", "4", "5"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4" text:outline-level="4">2. Пример использования <text:span text:style-name="Source_20_Text">Cast&lt;T&gt;</text:span></text:h>
      <text:p text:style-name="Text_20_body">Метод <text:span text:style-name="Source_20_Text">Cast&lt;T&gt;</text:span> используется для преобразования коллекции в другой тип. Пример:</text:p>
      <text:p text:style-name="Preformatted_20_Text"><text:span text:style-name="Source_20_Text">using System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Linq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rrayList mixedList = new ArrayList { 1, "two", 3, "four", 5 };</text:span></text:p>
      <text:p text:style-name="Preformatted_20_Text"/>
      <text:p text:style-name="Preformatted_20_Text"><text:span text:style-name="Source_20_Text"><text:s text:c="8"/>// Преобразование в int</text:span></text:p>
      <text:p text:style-name="Preformatted_20_Text"><text:span text:style-name="Source_20_Text"><text:s text:c="8"/>var intNumbers = mixedList.Cast&lt;int&gt;().ToList();</text:span></text:p>
      <text:p text:style-name="Preformatted_20_Text"/>
      <text:p text:style-name="Preformatted_20_Text"><text:span text:style-name="Source_20_Text"><text:s text:c="8"/>foreach (var number in intNumber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number); // Выводит: 1, 3, 5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6"><text:span text:style-name="Source_20_Text">}</text:span></text:p>
      <text:p text:style-name="Text_20_body"><text:span text:style-name="Strong_20_Emphasis">Обратите внимание</text:span>, что если в <text:span text:style-name="Source_20_Text">mixedList</text:span> есть элементы, которые не могут быть преобразованы в <text:span text:style-name="Source_20_Text">int</text:span>, будет выброшено исключение.</text:p>
      <text:h text:style-name="Heading_20_4" text:outline-level="4">3. Пример использования <text:span text:style-name="Source_20_Text">OfType&lt;T&gt;</text:span></text:h>
      <text:p text:style-name="Text_20_body">Метод <text:span text:style-name="Source_20_Text">OfType&lt;T&gt;</text:span> фильтрует элементы коллекции по указанному типу:</text:p>
      <text:p text:style-name="Preformatted_20_Text"><text:span text:style-name="Source_20_Text">using System;</text:span></text:p>
      <text:p text:style-name="Preformatted_20_Text"><text:span text:style-name="Source_20_Text">using System.Collections;</text:span></text:p>
      <text:p text:style-name="Preformatted_20_Text"><text:span text:style-name="Source_20_Text">using System.Collections.Generic;</text:span></text:p>
      <text:p text:style-name="Preformatted_20_Text"><text:span text:style-name="Source_20_Text">using System.Linq;</text:span></text:p>
      <text:p text:style-name="Preformatted_20_Text"><text:soft-page-break/></text:p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rrayList mixedList = new ArrayList { 1, "two", 3, "four", 5 };</text:span></text:p>
      <text:p text:style-name="Preformatted_20_Text"/>
      <text:p text:style-name="Preformatted_20_Text"><text:span text:style-name="Source_20_Text"><text:s text:c="8"/>// Фильтрация только int</text:span></text:p>
      <text:p text:style-name="Preformatted_20_Text"><text:span text:style-name="Source_20_Text"><text:s text:c="8"/>var intNumbers = mixedList.OfType&lt;int&gt;().ToList();</text:span></text:p>
      <text:p text:style-name="Preformatted_20_Text"/>
      <text:p text:style-name="Preformatted_20_Text"><text:span text:style-name="Source_20_Text"><text:s text:c="8"/>foreach (var number in intNumber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number); // Выводит: 1, 3, 5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6"><text:span text:style-name="Source_20_Text">}</text:span></text:p>
      <text:p text:style-name="P19">27. Атомарные операции в c#</text:p>
      <text:p text:style-name="P76">Атомарные операции в C# — это операции, которые выполняются как единое целое, не прерываются и не могут быть частично выполнены. Это означает, что если операция начинается, она либо завершится успешно, либо не выполнится вовсе, не оставляя систему в промежуточном состоянии. Атомарность является важным понятием в многопоточном программировании, так как она гарантирует целостность и согласованность данных при доступе к разделяемым ресурсам.</text:p>
      <text:h text:style-name="Heading_20_3" text:outline-level="3">Основные характеристики атомарных операций:</text:h>
      <text:list xml:id="list2697153194" text:style-name="L78">
        <text:list-item>
          <text:p text:style-name="P188"><text:span text:style-name="Strong_20_Emphasis">Неделимость</text:span>: Операция выполняется полностью или не выполняется вообще. Например, если вы обновляете счёт в базе данных, это изменение либо будет выполнено полностью, либо не произойдёт вовсе.</text:p>
        </text:list-item>
        <text:list-item>
          <text:p text:style-name="P188"><text:span text:style-name="Strong_20_Emphasis">Изолированность</text:span>: Атомарные операции изолированы от других операций. Это значит, что ни одна другая операция не может увидеть промежуточное состояние данных, пока атомарная операция не завершится.</text:p>
        </text:list-item>
        <text:list-item>
          <text:p text:style-name="P188"><text:span text:style-name="Strong_20_Emphasis">Обеспечение целостности</text:span>: Атомарные операции помогают поддерживать целостность данных, особенно в системах, где несколько потоков или процессов могут одновременно работать с одними и теми же данными.</text:p>
        </text:list-item>
      </text:list>
      <text:h text:style-name="Heading_20_3" text:outline-level="3">Атомарные операции в C#</text:h>
      <text:p text:style-name="Text_20_body">В C# атомарные операции можно реализовать с помощью следующих механизмов:</text:p>
      <text:h text:style-name="Heading_20_4" text:outline-level="4">1. Класс <text:span text:style-name="Source_20_Text">Interlocked</text:span></text:h>
      <text:p text:style-name="Text_20_body">Класс <text:span text:style-name="Source_20_Text">Interlocked</text:span> предоставляет методы для выполнения атомарных операций над целочисленными значениями и указателями. Вот основные методы:</text:p>
      <text:list xml:id="list4086981703" text:style-name="L79">
        <text:list-item>
          <text:p text:style-name="P190"><text:span text:style-name="Strong_20_Emphasis">Increment</text:span>: Атомарное увеличение значения. </text:p>
        </text:list-item>
        <text:list-item>
          <text:p text:style-name="P190"><text:span text:style-name="Strong_20_Emphasis">Decrement</text:span>: Атомарное уменьшение значения. </text:p>
        </text:list-item>
        <text:list-item>
          <text:p text:style-name="P190"><text:span text:style-name="Strong_20_Emphasis">Add</text:span>: Атомарное добавление значения. </text:p>
        </text:list-item>
        <text:list-item>
          <text:p text:style-name="P190"><text:soft-page-break/><text:span text:style-name="Strong_20_Emphasis">Exchange</text:span>: Атомарная замена значения. </text:p>
        </text:list-item>
        <text:list-item>
          <text:p text:style-name="P189"><text:span text:style-name="Strong_20_Emphasis">CompareExchange</text:span>: Сравнение и замена значения. </text:p>
        </text:list-item>
      </text:list>
      <text:h text:style-name="Heading_20_5" text:outline-level="5">Пример использования <text:span text:style-name="Source_20_Text">Interlocked</text:span>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nt counter = 0;</text:span></text:p>
      <text:p text:style-name="Preformatted_20_Text"/>
      <text:p text:style-name="Preformatted_20_Text"><text:span text:style-name="Source_20_Text"><text:s text:c="8"/>// Атомарное увеличение счетчика</text:span></text:p>
      <text:p text:style-name="Preformatted_20_Text"><text:span text:style-name="Source_20_Text"><text:s text:c="8"/>Interlocked.Increment(ref counter);</text:span></text:p>
      <text:p text:style-name="Preformatted_20_Text"><text:span text:style-name="Source_20_Text"><text:s text:c="8"/>Console.WriteLine(counter); // Вывод: 1</text:span></text:p>
      <text:p text:style-name="Preformatted_20_Text"/>
      <text:p text:style-name="Preformatted_20_Text"><text:span text:style-name="Source_20_Text"><text:s text:c="8"/>// Атомарное уменьшение счетчика</text:span></text:p>
      <text:p text:style-name="Preformatted_20_Text"><text:span text:style-name="Source_20_Text"><text:s text:c="8"/>Interlocked.Decrement(ref counter);</text:span></text:p>
      <text:p text:style-name="Preformatted_20_Text"><text:span text:style-name="Source_20_Text"><text:s text:c="8"/>Console.WriteLine(counter); // Вывод: 0</text:span></text:p>
      <text:p text:style-name="Preformatted_20_Text"/>
      <text:p text:style-name="Preformatted_20_Text"><text:span text:style-name="Source_20_Text"><text:s text:c="8"/>// Атомарное добавление</text:span></text:p>
      <text:p text:style-name="Preformatted_20_Text"><text:span text:style-name="Source_20_Text"><text:s text:c="8"/>Interlocked.Add(ref counter, 5);</text:span></text:p>
      <text:p text:style-name="Preformatted_20_Text"><text:span text:style-name="Source_20_Text"><text:s text:c="8"/>Console.WriteLine(counter); // Вывод: 5</text:span></text:p>
      <text:p text:style-name="Preformatted_20_Text"/>
      <text:p text:style-name="Preformatted_20_Text"><text:span text:style-name="Source_20_Text"><text:s text:c="8"/>// Атомарная замена</text:span></text:p>
      <text:p text:style-name="Preformatted_20_Text"><text:span text:style-name="Source_20_Text"><text:s text:c="8"/>int oldValue = Interlocked.Exchange(ref counter, 10);</text:span></text:p>
      <text:p text:style-name="Preformatted_20_Text"><text:span text:style-name="Source_20_Text"><text:s text:c="8"/>Console.WriteLine($"Old Value: {oldValue}, New Value: {counter}"); // Вывод: Old Value: 5, New Value: 10</text:span></text:p>
      <text:p text:style-name="Preformatted_20_Text"/>
      <text:p text:style-name="Preformatted_20_Text"><text:span text:style-name="Source_20_Text"><text:s text:c="8"/>// Сравнение и замена</text:span></text:p>
      <text:p text:style-name="Preformatted_20_Text"><text:span text:style-name="Source_20_Text"><text:s text:c="8"/>int originalValue = 10;</text:span></text:p>
      <text:p text:style-name="Preformatted_20_Text"><text:span text:style-name="Source_20_Text"><text:s text:c="8"/>int newValue = 20;</text:span></text:p>
      <text:p text:style-name="Preformatted_20_Text"><text:span text:style-name="Source_20_Text"><text:s text:c="8"/>int result = Interlocked.CompareExchange(ref counter, newValue, originalValue);</text:span></text:p>
      <text:p text:style-name="Preformatted_20_Text"><text:span text:style-name="Source_20_Text"><text:s text:c="8"/>Console.WriteLine($"Result: {result}, Counter: {counter}"); // Вывод: Result: 10, Counter: 20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4" text:outline-level="4">2. Специальные типы данных</text:h>
      <text:list xml:id="list2507602999" text:style-name="L80">
        <text:list-item>
          <text:p text:style-name="P191"><text:span text:style-name="Strong_20_Emphasis"><text:span text:style-name="Source_20_Text">Volatile</text:span></text:span>: Класс <text:span text:style-name="Source_20_Text">Volatile</text:span> предоставляет методы для обеспечения корректного чтения и записи переменных в многопоточной среде. Например, вы можете использовать <text:span text:style-name="Source_20_Text">Volatile.Read</text:span> и <text:span text:style-name="Source_20_Text">Volatile.Write</text:span> для работы с переменными, которые могут изменяться в других потоках. </text:p>
        </text:list-item>
      </text:list>
      <text:h text:style-name="Heading_20_5" text:outline-level="5">Пример использования <text:span text:style-name="Source_20_Text">Volatile</text:span>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latile int sharedValue = 0;</text:span></text:p>
      <text:p text:style-name="Preformatted_20_Text"/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Запуск потока, который изменяет sharedValue</text:span></text:p>
      <text:p text:style-name="Preformatted_20_Text"><text:span text:style-name="Source_20_Text"><text:s text:c="8"/>Thread thread = new Thread(() =&gt;</text:span></text:p>
      <text:p text:style-name="Preformatted_20_Text"><text:span text:style-name="Source_20_Text"><text:s text:c="8"/>{</text:span></text:p>
      <text:p text:style-name="Preformatted_20_Text"><text:soft-page-break/><text:span text:style-name="Source_20_Text"><text:s text:c="12"/>Volatile.Write(ref sharedValue, 42);</text:span></text:p>
      <text:p text:style-name="Preformatted_20_Text"><text:span text:style-name="Source_20_Text"><text:s text:c="8"/>});</text:span></text:p>
      <text:p text:style-name="Preformatted_20_Text"/>
      <text:p text:style-name="Preformatted_20_Text"><text:span text:style-name="Source_20_Text"><text:s text:c="8"/>thread.Start();</text:span></text:p>
      <text:p text:style-name="Preformatted_20_Text"><text:span text:style-name="Source_20_Text"><text:s text:c="8"/>thread.Join();</text:span></text:p>
      <text:p text:style-name="Preformatted_20_Text"/>
      <text:p text:style-name="Preformatted_20_Text"><text:span text:style-name="Source_20_Text"><text:s text:c="8"/>// Чтение значения</text:span></text:p>
      <text:p text:style-name="Preformatted_20_Text"><text:span text:style-name="Source_20_Text"><text:s text:c="8"/>int value = Volatile.Read(ref sharedValue);</text:span></text:p>
      <text:p text:style-name="Preformatted_20_Text"><text:span text:style-name="Source_20_Text"><text:s text:c="8"/>Console.WriteLine(value); // Вывод: 42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3" text:outline-level="3">Пример атомарной операции с использованием <text:span text:style-name="Source_20_Text">lock</text:span></text:h>
      <text:p text:style-name="Text_20_body">Хотя <text:span text:style-name="Source_20_Text">lock</text:span> не является атомарной операцией в традиционном смысле, он используется для синхронизации доступа к общим ресурсам. Все операции внутри блока <text:span text:style-name="Source_20_Text">lock</text:span> будут атомарными по отношению к другим блокам <text:span text:style-name="Source_20_Text">lock</text:span> с тем же объектом блокировки.</text:p>
      <text:p text:style-name="Preformatted_20_Text"><text:span text:style-name="Source_20_Text">private static object lockObject = new object();</text:span></text:p>
      <text:p text:style-name="Preformatted_20_Text"><text:span text:style-name="Source_20_Text">private static int counter;</text:span></text:p>
      <text:p text:style-name="Preformatted_20_Text"/>
      <text:p text:style-name="Preformatted_20_Text"><text:span text:style-name="Source_20_Text">public void IncrementCounter()</text:span></text:p>
      <text:p text:style-name="Preformatted_20_Text"><text:span text:style-name="Source_20_Text">{</text:span></text:p>
      <text:p text:style-name="Preformatted_20_Text"><text:span text:style-name="Source_20_Text"><text:s text:c="4"/>lock (lockObjec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unter++;</text:span></text:p>
      <text:p text:style-name="Preformatted_20_Text"><text:span text:style-name="Source_20_Text"><text:s text:c="4"/>}</text:span></text:p>
      <text:p text:style-name="P26"><text:span text:style-name="Source_20_Text">}</text:span></text:p>
      <text:p text:style-name="Text_20_body">Атомарные операции решают несколько ключевых проблем, связанных с многопоточностью и конкурентным доступом к данным в программировании. Давайте рассмотрим основные из них:</text:p>
      <text:h text:style-name="Heading_20_3" text:outline-level="3">1. Проблема состояния гонки (Race Condition)</text:h>
      <text:p text:style-name="Text_20_body"><text:span text:style-name="Strong_20_Emphasis">Состояние гонки</text:span> возникает, когда два или более потоков пытаются одновременно изменить общие данные. Если один поток читает данные, пока другой поток их изменяет, это может привести к непредсказуемому поведению программы и ошибкам.</text:p>
      <text:p text:style-name="Text_20_body"><text:span text:style-name="Strong_20_Emphasis">Решение с помощью атомарных операций</text:span>:</text:p>
      <text:list xml:id="list2431645909" text:style-name="L81">
        <text:list-item>
          <text:p text:style-name="P192">Атомарные операции гарантируют, что изменение данных будет выполнено целиком, и другие потоки не смогут увидеть промежуточные состояния, тем самым предотвращая состояние гонки. </text:p>
        </text:list-item>
      </text:list>
      <text:p text:style-name="Text_20_body"><text:span text:style-name="Strong_20_Emphasis">Пример</text:span>: Если несколько потоков пытаются одновременно увеличить счетчик, атомарное увеличение, например, с использованием <text:span text:style-name="Source_20_Text">Interlocked.Increment()</text:span>, гарантирует, что каждая операция будет завершена без конфликтов.</text:p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int counter = 0;</text:span></text:p>
      <text:p text:style-name="Preformatted_20_Text"/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oft-page-break/><text:span text:style-name="Source_20_Text"><text:s text:c="8"/>Thread[] threads = new Thread[10];</text:span></text:p>
      <text:p text:style-name="Preformatted_20_Text"><text:span text:style-name="Source_20_Text"><text:s text:c="8"/>for (int i = 0; i &lt; threads.Length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threads[i] = new Thread(IncrementCounter);</text:span></text:p>
      <text:p text:style-name="Preformatted_20_Text"><text:span text:style-name="Source_20_Text"><text:s text:c="12"/>threads[i].Start(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foreach (var thread in threads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thread.Join(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Console.WriteLine($"Final counter value: {counter}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IncrementCount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i = 0; i &lt; 1000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nterlocked.Increment(ref counter); // Атомарное увеличение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3" text:outline-level="3">2. Проблема согласованности данных (Data Consistency)</text:h>
      <text:p text:style-name="Text_20_body">Когда несколько потоков взаимодействуют с общими данными, может возникнуть ситуация, когда данные окажутся в несогласованном состоянии. Это может произойти, если один поток изменяет данные, в то время как другой поток их читает.</text:p>
      <text:p text:style-name="Text_20_body"><text:span text:style-name="Strong_20_Emphasis">Решение с помощью атомарных операций</text:span>:</text:p>
      <text:list xml:id="list143476858" text:style-name="L82">
        <text:list-item>
          <text:p text:style-name="P193">Атомарные операции обеспечивают, что данные будут обновлены полностью и видимы другим потокам только после завершения операции. </text:p>
        </text:list-item>
      </text:list>
      <text:h text:style-name="Heading_20_3" text:outline-level="3">3. Проблема частичного обновления (Partial Updates)</text:h>
      <text:p text:style-name="Text_20_body">В некоторых случаях операции обновления могут быть сложными и состоять из нескольких шагов. Если один поток выполняет часть операции, а другой поток в это время выполняет другую, данные могут оказаться в неконсистентном состоянии.</text:p>
      <text:p text:style-name="Text_20_body"><text:span text:style-name="Strong_20_Emphasis">Решение с помощью атомарных операций</text:span>:</text:p>
      <text:list xml:id="list3905318217" text:style-name="L83">
        <text:list-item>
          <text:p text:style-name="P194">Атомарные операции позволяют выполнять сложные операции целиком, предотвращая частичные обновления данных. </text:p>
        </text:list-item>
      </text:list>
      <text:h text:style-name="Heading_20_3" text:outline-level="3">4. Упрощение синхронизации</text:h>
      <text:p text:style-name="Text_20_body">Атомарные операции позволяют избежать необходимости использования более сложных механизмов синхронизации, таких как блокировки (<text:span text:style-name="Source_20_Text">lock</text:span>), что упрощает разработку и снижает вероятность возникновения ошибок, связанных с неправильным использованием блокировок.</text:p>
      <text:p text:style-name="Text_20_body"><text:span text:style-name="Strong_20_Emphasis">Решение с помощью атомарных операций</text:span>:</text:p>
      <text:list xml:id="list331482662" text:style-name="L84">
        <text:list-item>
          <text:p text:style-name="P195">Использование атомарных операций в месте, где нужны простые изменения данных, снижает накладные расходы на синхронизацию и упрощает код. </text:p>
        </text:list-item>
      </text:list>
      <text:h text:style-name="Heading_20_3" text:outline-level="3"><text:soft-page-break/>5. Повышение производительности</text:h>
      <text:p text:style-name="Text_20_body">Атомарные операции, как правило, более производительны по сравнению с блокировками, так как они избегают дополнительных накладных расходов, связанных с созданием и управлением потоками.</text:p>
      <text:p text:style-name="Text_20_body"><text:span text:style-name="Strong_20_Emphasis">Решение с помощью атомарных операций</text:span>:</text:p>
      <text:list xml:id="list3419433677" text:style-name="L85">
        <text:list-item>
          <text:p text:style-name="P196">Атомарные операции позволяют многим потокам выполнять операции параллельно без необходимости блокировки, что может значительно увеличить производительность приложения. </text:p>
        </text:list-item>
      </text:list>
      <text:h text:style-name="Heading_20_3" text:outline-level="3">6. Устойчивость к исключениям</text:h>
      <text:p text:style-name="Text_20_body">Атомарные операции, такие как <text:span text:style-name="Source_20_Text">Interlocked.CompareExchange</text:span>, могут помочь в обработке ситуаций, когда несколько потоков пытаются изменить данные одновременно, и гарантируют, что только один поток сможет выполнить операцию.</text:p>
      <text:h text:style-name="Heading_20_3" text:outline-level="3">Заключение</text:h>
      <text:p text:style-name="Text_20_body">Атомарные операции играют ключевую роль в многопоточном программировании, обеспечивая безопасность данных и их согласованность. Они помогают предотвратить множество проблем, связанных с состоянием гонки, частичным обновлением данных и несогласованностью, тем самым упрощая разработку многопоточных приложений и улучшая их производительность.</text:p>
      <text:p text:style-name="Text_20_body"/>
      <text:p text:style-name="P20">28. Многопоточность в C#</text:p>
      <text:p text:style-name="P20"><text:span text:style-name="Strong_20_Emphasis"><text:span text:style-name="T16">Многопоточность</text:span></text:span><text:span text:style-name="T16"> — это способность программы выполнять несколько потоков одновременно. Каждый поток представляет собой отдельную последовательность выполнения, которая может работать параллельно с другими потоками. Многопоточность позволяет эффективно использовать ресурсы системы, особенно в современных многоядерных процессорах.</text:span></text:p>
      <text:h text:style-name="Heading_20_3" text:outline-level="3">Основные концепции многопоточности</text:h>
      <text:list xml:id="list2104530188" text:style-name="L86">
        <text:list-item>
          <text:p text:style-name="P197"><text:span text:style-name="Strong_20_Emphasis">Поток (Thread)</text:span>: Наименьшая единица выполнения, которая может выполняться независимо. Каждый поток имеет свой собственный стек и контекст выполнения.</text:p>
        </text:list-item>
        <text:list-item>
          <text:p text:style-name="P197"><text:span text:style-name="Strong_20_Emphasis">Процесс (Process)</text:span>: Это контейнер, который включает в себя один или несколько потоков, а также память и другие ресурсы, необходимые для выполнения программы.</text:p>
        </text:list-item>
        <text:list-item>
          <text:p text:style-name="P197"><text:span text:style-name="Strong_20_Emphasis">Асинхронное программирование</text:span>: Позволяет выполнять операции, не блокируя основной поток, что особенно важно в приложениях с пользовательским интерфейсом (UI).</text:p>
        </text:list-item>
      </text:list>
      <text:h text:style-name="Heading_20_3" text:outline-level="3"><text:soft-page-break/>Зачем нужна многопоточность?</text:h>
      <text:p text:style-name="Text_20_body">Многопоточность предоставляет множество преимуществ и решает различные проблемы, которые возникают в процессе разработки программного обеспечения. Вот основные причины, почему многопоточность важна:</text:p>
      <text:h text:style-name="Heading_20_4" text:outline-level="4">1. <text:span text:style-name="Strong_20_Emphasis">Увеличение производительности</text:span></text:h>
      <text:list xml:id="list1478554571" text:style-name="L87">
        <text:list-item>
          <text:p text:style-name="P198"><text:span text:style-name="Strong_20_Emphasis">Эффективное использование ресурсов</text:span>: Многопоточность позволяет использовать несколько ядер процессора одновременно. Это означает, что задача может выполняться быстрее, поскольку различные потоки могут выполняться параллельно.</text:p>
        </text:list-item>
        <text:list-item>
          <text:p text:style-name="P198"><text:span text:style-name="Strong_20_Emphasis">Параллельная обработка</text:span>: Задачи, которые могут быть разбиты на независимые части, могут выполняться одновременно, что значительно сокращает общее время выполнения.</text:p>
        </text:list-item>
      </text:list>
      <text:h text:style-name="Heading_20_4" text:outline-level="4">2. <text:span text:style-name="Strong_20_Emphasis">Улучшение отзывчивости приложений</text:span></text:h>
      <text:list xml:id="list3492164136" text:style-name="L88">
        <text:list-item>
          <text:p text:style-name="P199"><text:span text:style-name="Strong_20_Emphasis">Асинхронные операции</text:span>: В пользовательских интерфейсах многопоточность позволяет выполнять длительные операции (например, загрузку данных) в фоновом режиме, не блокируя интерфейс. Это делает приложения более отзывчивыми и удобными для пользователя.</text:p>
        </text:list-item>
        <text:list-item>
          <text:p text:style-name="P199"><text:span text:style-name="Strong_20_Emphasis">Фоновая работа</text:span>: Задачи, такие как обработка данных или выполнение сетевых запросов, могут выполняться в фоновом потоке, позволяя основному потоку продолжать обработку пользовательских действий.</text:p>
        </text:list-item>
      </text:list>
      <text:h text:style-name="Heading_20_4" text:outline-level="4">3. <text:span text:style-name="Strong_20_Emphasis">Обработка больших объемов данных</text:span></text:h>
      <text:list xml:id="list2478005995" text:style-name="L89">
        <text:list-item>
          <text:p text:style-name="P200"><text:span text:style-name="Strong_20_Emphasis">Параллельная обработка данных</text:span>: Многопоточность позволяет эффективно обрабатывать большие объемы данных, разбивая их на части, которые могут обрабатываться одновременно.</text:p>
        </text:list-item>
        <text:list-item>
          <text:p text:style-name="P200"><text:span text:style-name="Strong_20_Emphasis">Улучшение времени обработки</text:span>: Например, при обработке изображений или видео многопоточность может значительно ускорить выполнение задачи, поскольку каждая часть может обрабатываться в своем потоке.</text:p>
        </text:list-item>
      </text:list>
      <text:h text:style-name="Heading_20_4" text:outline-level="4">4. <text:span text:style-name="Strong_20_Emphasis">Снижение времени ожидания</text:span></text:h>
      <text:list xml:id="list2073893791" text:style-name="L90">
        <text:list-item>
          <text:p text:style-name="P201"><text:span text:style-name="Strong_20_Emphasis">Параллельные задачи</text:span>: Выполнение нескольких задач одновременно снижает общее время ожидания завершения всех операций, что особенно важно в сетевых приложениях, где время ответа имеет критическое значение. </text:p>
        </text:list-item>
      </text:list>
      <text:h text:style-name="Heading_20_4" text:outline-level="4">5. <text:span text:style-name="Strong_20_Emphasis">Масштабируемость</text:span></text:h>
      <text:list xml:id="list3104479393" text:style-name="L91">
        <text:list-item>
          <text:p text:style-name="P202"><text:span text:style-name="Strong_20_Emphasis">Горизонтальное масштабирование</text:span>: Многопоточность позволяет разработать приложения, которые могут масштабироваться, добавляя новые потоки для обработки дополнительных запросов или задач.</text:p>
        </text:list-item>
        <text:list-item>
          <text:p text:style-name="P202"><text:span text:style-name="Strong_20_Emphasis">Лучшее использование ресурсов</text:span>: При увеличении нагрузки на систему, многопоточность позволяет более эффективно распределять ресурсы, что приводит к лучшему масштабированию приложений.</text:p>
        </text:list-item>
      </text:list>
      <text:h text:style-name="Heading_20_3" text:outline-level="3"><text:soft-page-break/>Примеры применения многопоточности</text:h>
      <text:list xml:id="list4228874037" text:style-name="L92">
        <text:list-item>
          <text:p text:style-name="P204"><text:span text:style-name="Strong_20_Emphasis">Веб-серверы</text:span>: Обработка множества одновременных запросов от пользователей. </text:p>
        </text:list-item>
        <text:list-item>
          <text:p text:style-name="P204"><text:span text:style-name="Strong_20_Emphasis">Фоновая обработка</text:span>: Загрузка и обработка данных из базы данных или веб-сервиса, не блокируя интерфейс пользователя. </text:p>
        </text:list-item>
        <text:list-item>
          <text:p text:style-name="P204"><text:span text:style-name="Strong_20_Emphasis">Игры</text:span>: Обработка игровых событий, искусственного интеллекта и графики в отдельных потоках для повышения производительности. </text:p>
        </text:list-item>
        <text:list-item>
          <text:p text:style-name="P203"><text:span text:style-name="Strong_20_Emphasis">Обработка данных</text:span>: Выполнение сложных вычислений или анализ больших наборов данных посредством параллельной обработки. </text:p>
        </text:list-item>
      </text:list>
      <text:p text:style-name="P20"><text:span text:style-name="Strong_20_Emphasis">Многопоточность</text:span> — это способность программы выполнять несколько потоков одновременно. Каждый поток представляет собой отдельную последовательность выполнения, которая может работать параллельно с другими потоками. Многопоточность позволяет эффективно использовать ресурсы системы, особенно в современных многоядерных процессорах.</text:p>
      <text:h text:style-name="P7" text:outline-level="3">Основные концепции многопоточности</text:h>
      <text:list xml:id="list4192020741" text:style-name="L93">
        <text:list-item>
          <text:p text:style-name="P205"><text:span text:style-name="Strong_20_Emphasis">Поток (Thread)</text:span>: Наименьшая единица выполнения, которая может выполняться независимо. Каждый поток имеет свой собственный стек и контекст выполнения.</text:p>
        </text:list-item>
        <text:list-item>
          <text:p text:style-name="P205"><text:span text:style-name="Strong_20_Emphasis">Процесс (Process)</text:span>: Это контейнер, который включает в себя один или несколько потоков, а также память и другие ресурсы, необходимые для выполнения программы.</text:p>
        </text:list-item>
        <text:list-item>
          <text:p text:style-name="P205"><text:span text:style-name="Strong_20_Emphasis">Асинхронное программирование</text:span>: Позволяет выполнять операции, не блокируя основной поток, что особенно важно в приложениях с пользовательским интерфейсом (UI).</text:p>
        </text:list-item>
      </text:list>
      <text:h text:style-name="P7" text:outline-level="3">Зачем нужна многопоточность?</text:h>
      <text:p text:style-name="P9">Многопоточность предоставляет множество преимуществ и решает различные проблемы, которые возникают в процессе разработки программного обеспечения. Вот основные причины, почему многопоточность важна:</text:p>
      <text:h text:style-name="P8" text:outline-level="4">1. <text:span text:style-name="Strong_20_Emphasis">Увеличение производительности</text:span></text:h>
      <text:list xml:id="list1044984676" text:style-name="L94">
        <text:list-item>
          <text:p text:style-name="P206"><text:span text:style-name="Strong_20_Emphasis">Эффективное использование ресурсов</text:span>: Многопоточность позволяет использовать несколько ядер процессора одновременно. Это означает, что задача может выполняться быстрее, поскольку различные потоки могут выполняться параллельно.</text:p>
        </text:list-item>
        <text:list-item>
          <text:p text:style-name="P206"><text:span text:style-name="Strong_20_Emphasis">Параллельная обработка</text:span>: Задачи, которые могут быть разбиты на независимые части, могут выполняться одновременно, что значительно сокращает общее время выполнения.</text:p>
        </text:list-item>
      </text:list>
      <text:h text:style-name="P8" text:outline-level="4">2. <text:span text:style-name="Strong_20_Emphasis">Улучшение отзывчивости приложений</text:span></text:h>
      <text:list xml:id="list1741114872" text:style-name="L95">
        <text:list-item>
          <text:p text:style-name="P207"><text:span text:style-name="Strong_20_Emphasis">Асинхронные операции</text:span>: В пользовательских интерфейсах многопоточность позволяет выполнять длительные операции (например, загрузку данных) в фоновом режиме, не блокируя интерфейс. Это делает приложения более отзывчивыми и удобными для пользователя.</text:p>
        </text:list-item>
        <text:list-item>
          <text:p text:style-name="P207"><text:soft-page-break/><text:span text:style-name="Strong_20_Emphasis">Фоновая работа</text:span>: Задачи, такие как обработка данных или выполнение сетевых запросов, могут выполняться в фоновом потоке, позволяя основному потоку продолжать обработку пользовательских действий.</text:p>
        </text:list-item>
      </text:list>
      <text:h text:style-name="P8" text:outline-level="4">3. <text:span text:style-name="Strong_20_Emphasis">Обработка больших объемов данных</text:span></text:h>
      <text:list xml:id="list3432304648" text:style-name="L96">
        <text:list-item>
          <text:p text:style-name="P208"><text:span text:style-name="Strong_20_Emphasis">Параллельная обработка данных</text:span>: Многопоточность позволяет эффективно обрабатывать большие объемы данных, разбивая их на части, которые могут обрабатываться одновременно.</text:p>
        </text:list-item>
        <text:list-item>
          <text:p text:style-name="P208"><text:span text:style-name="Strong_20_Emphasis">Улучшение времени обработки</text:span>: Например, при обработке изображений или видео многопоточность может значительно ускорить выполнение задачи, поскольку каждая часть может обрабатываться в своем потоке.</text:p>
        </text:list-item>
      </text:list>
      <text:h text:style-name="P8" text:outline-level="4">4. <text:span text:style-name="Strong_20_Emphasis">Снижение времени ожидания</text:span></text:h>
      <text:list xml:id="list1296413759" text:style-name="L97">
        <text:list-item>
          <text:p text:style-name="P209"><text:span text:style-name="Strong_20_Emphasis">Параллельные задачи</text:span>: Выполнение нескольких задач одновременно снижает общее время ожидания завершения всех операций, что особенно важно в сетевых приложениях, где время ответа имеет критическое значение. </text:p>
        </text:list-item>
      </text:list>
      <text:h text:style-name="P8" text:outline-level="4">5. <text:span text:style-name="Strong_20_Emphasis">Масштабируемость</text:span></text:h>
      <text:list xml:id="list3985258941" text:style-name="L98">
        <text:list-item>
          <text:p text:style-name="P210"><text:span text:style-name="Strong_20_Emphasis">Горизонтальное масштабирование</text:span>: Многопоточность позволяет разработать приложения, которые могут масштабироваться, добавляя новые потоки для обработки дополнительных запросов или задач.</text:p>
        </text:list-item>
        <text:list-item>
          <text:p text:style-name="P210"><text:span text:style-name="Strong_20_Emphasis">Лучшее использование ресурсов</text:span>: При увеличении нагрузки на систему, многопоточность позволяет более эффективно распределять ресурсы, что приводит к лучшему масштабированию приложений.</text:p>
        </text:list-item>
      </text:list>
      <text:h text:style-name="P7" text:outline-level="3">Примеры применения многопоточности</text:h>
      <text:list xml:id="list2541334277" text:style-name="L99">
        <text:list-item>
          <text:p text:style-name="P211"><text:span text:style-name="Strong_20_Emphasis">Веб-серверы</text:span>: Обработка множества одновременных запросов от пользователей. </text:p>
        </text:list-item>
        <text:list-item>
          <text:p text:style-name="P211"><text:span text:style-name="Strong_20_Emphasis">Фоновая обработка</text:span>: Загрузка и обработка данных из базы данных или веб-сервиса, не блокируя интерфейс пользователя. </text:p>
        </text:list-item>
        <text:list-item>
          <text:p text:style-name="P211"><text:span text:style-name="Strong_20_Emphasis">Игры</text:span>: Обработка игровых событий, искусственного интеллекта и графики в отдельных потоках для повышения производительности. </text:p>
        </text:list-item>
        <text:list-item>
          <text:p text:style-name="P212"><text:span text:style-name="Strong_20_Emphasis">Обработка данных</text:span>: Выполнение сложных вычислений или анализ больших наборов данных посредством параллельной обработки. </text:p>
        </text:list-item>
      </text:list>
      <text:h text:style-name="P7" text:outline-level="3">Заключение</text:h>
      <text:p text:style-name="P9">Многопоточность является важной концепцией в современном программировании, предоставляя средства для эффективного использования ресурсов, повышения производительности и улучшения отзывчивости приложений. Она позволяет разработчикам создавать более быстрые и отзывчивые программы, что особенно важно в условиях растущих требований со стороны пользователей к производительности и удобству.</text:p>
      <text:p text:style-name="P9">Как создавать новые потоки?</text:p>
      <text:p text:style-name="P9"><text:soft-page-break/>Создание новых потоков в C# может быть выполнено различными способами. Основные способы включают использование класса <text:span text:style-name="Source_20_Text">Thread</text:span>, класса <text:span text:style-name="Source_20_Text">Task</text:span>, и пула потоков (<text:span text:style-name="Source_20_Text">ThreadPool</text:span>). В этом ответе мы рассмотрим каждый из этих способов.</text:p>
      <text:h text:style-name="P7" text:outline-level="3">1. Создание потоков с помощью класса <text:span text:style-name="Source_20_Text">Thread</text:span></text:h>
      <text:p text:style-name="P9">Класс <text:span text:style-name="Source_20_Text">Thread</text:span> предоставляет низкоуровневый способ создания и управления потоками. Вот как вы можете создать и запустить новый поток.</text:p>
      <text:h text:style-name="P8" text:outline-level="4">Пример использования класса <text:span text:style-name="Source_20_Text">Thread</text:span>: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Создание нового потока</text:span></text:p>
      <text:p text:style-name="Preformatted_20_Text"><text:span text:style-name="Source_20_Text"><text:s text:c="8"/>Thread thread = new Thread(DoWork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Запуск потока</text:span></text:p>
      <text:p text:style-name="Preformatted_20_Text"><text:span text:style-name="Source_20_Text"><text:s text:c="8"/>thread.Start();</text:span></text:p>
      <text:p text:style-name="Preformatted_20_Text"/>
      <text:p text:style-name="Preformatted_20_Text"><text:span text:style-name="Source_20_Text"><text:s text:c="8"/>// Основной поток продолжает свою работу</text:span></text:p>
      <text:p text:style-name="Preformatted_20_Text"><text:span text:style-name="Source_20_Text"><text:s text:c="8"/>Console.WriteLine("Main thread is doing other work...");</text:span></text:p>
      <text:p text:style-name="Preformatted_20_Text"/>
      <text:p text:style-name="Preformatted_20_Text"><text:span text:style-name="Source_20_Text"><text:s text:c="8"/>// Ожидание завершения нового потока</text:span></text:p>
      <text:p text:style-name="Preformatted_20_Text"><text:span text:style-name="Source_20_Text"><text:s text:c="8"/>thread.Join();</text:span></text:p>
      <text:p text:style-name="Preformatted_20_Text"><text:span text:style-name="Source_20_Text"><text:s text:c="8"/>Console.WriteLine("Worker thread comple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DoWork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Worker thread is doing work...");</text:span></text:p>
      <text:p text:style-name="Preformatted_20_Text"><text:span text:style-name="Source_20_Text"><text:s text:c="8"/>Thread.Sleep(2000); // Симуляция работы</text:span></text:p>
      <text:p text:style-name="Preformatted_20_Text"><text:span text:style-name="Source_20_Text"><text:s text:c="8"/>Console.WriteLine("Worker thread completed.");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4" text:outline-level="4">Объяснение:</text:h>
      <text:list xml:id="list2981291054" text:style-name="L100">
        <text:list-item>
          <text:p text:style-name="P214"><text:span text:style-name="Strong_20_Emphasis">Создание потока</text:span>: Мы создаем новый поток, передавая метод, который он будет выполнять, в конструктор <text:span text:style-name="Source_20_Text">Thread</text:span>. </text:p>
        </text:list-item>
        <text:list-item>
          <text:p text:style-name="P214"><text:span text:style-name="Strong_20_Emphasis">Запуск потока</text:span>: Метод <text:span text:style-name="Source_20_Text">Start()</text:span> запускает поток. </text:p>
        </text:list-item>
        <text:list-item>
          <text:p text:style-name="P213"><text:span text:style-name="Strong_20_Emphasis">Ожидание завершения</text:span>: Метод <text:span text:style-name="Source_20_Text">Join()</text:span> используется для ожидания завершения выполнения потока. </text:p>
        </text:list-item>
      </text:list>
      <text:h text:style-name="Heading_20_3" text:outline-level="3">2. Создание потоков с помощью класса <text:span text:style-name="Source_20_Text">Task</text:span></text:h>
      <text:p text:style-name="Text_20_body">Класс <text:span text:style-name="Source_20_Text">Task</text:span> из библиотеки Task Parallel Library (TPL) предоставляет более высокоуровневую абстракцию для работы с асинхронными задачами и многопоточностью.</text:p>
      <text:h text:style-name="Heading_20_4" text:outline-level="4">Пример использования класса <text:span text:style-name="Source_20_Text">Task</text:span>:</text:h>
      <text:p text:style-name="Preformatted_20_Text"><text:span text:style-name="Source_20_Text">using System;</text:span></text:p>
      <text:p text:style-name="Preformatted_20_Text"><text:span text:style-name="Source_20_Text">using System.Threading.Tasks;</text:span></text:p>
      <text:p text:style-name="Preformatted_20_Text"><text:soft-page-break/></text:p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async Task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Создание и запуск задачи</text:span></text:p>
      <text:p text:style-name="Preformatted_20_Text"><text:span text:style-name="Source_20_Text"><text:s text:c="8"/>Task task = Task.Run(() =&gt; DoWork());</text:span></text:p>
      <text:p text:style-name="Preformatted_20_Text"/>
      <text:p text:style-name="Preformatted_20_Text"><text:span text:style-name="Source_20_Text"><text:s text:c="8"/>// Основной поток продолжает свою работу</text:span></text:p>
      <text:p text:style-name="Preformatted_20_Text"><text:span text:style-name="Source_20_Text"><text:s text:c="8"/>Console.WriteLine("Main thread is doing other work...");</text:span></text:p>
      <text:p text:style-name="Preformatted_20_Text"/>
      <text:p text:style-name="Preformatted_20_Text"><text:span text:style-name="Source_20_Text"><text:s text:c="8"/>// Ожидание завершения задачи</text:span></text:p>
      <text:p text:style-name="Preformatted_20_Text"><text:span text:style-name="Source_20_Text"><text:s text:c="8"/>await task; // Используем await для асинхронного ожидания</text:span></text:p>
      <text:p text:style-name="Preformatted_20_Text"><text:span text:style-name="Source_20_Text"><text:s text:c="8"/>Console.WriteLine("Worker task comple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DoWork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Worker task is doing work...");</text:span></text:p>
      <text:p text:style-name="Preformatted_20_Text"><text:span text:style-name="Source_20_Text"><text:s text:c="8"/>Task.Delay(2000).Wait(); // Симуляция работы</text:span></text:p>
      <text:p text:style-name="Preformatted_20_Text"><text:span text:style-name="Source_20_Text"><text:s text:c="8"/>Console.WriteLine("Worker task completed.");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4" text:outline-level="4">Объяснение:</text:h>
      <text:list xml:id="list3830358273" text:style-name="L101">
        <text:list-item>
          <text:p text:style-name="P216"><text:span text:style-name="Strong_20_Emphasis">Создание задачи</text:span>: Мы используем <text:span text:style-name="Source_20_Text">Task.Run()</text:span>, чтобы создать и запустить задачу. </text:p>
        </text:list-item>
        <text:list-item>
          <text:p text:style-name="P215"><text:span text:style-name="Strong_20_Emphasis">Асинхронное ожидание</text:span>: С помощью <text:span text:style-name="Source_20_Text">await</text:span> мы можем асинхронно ждать завершения задачи, не блокируя основной поток. </text:p>
        </text:list-item>
      </text:list>
      <text:h text:style-name="Heading_20_3" text:outline-level="3">3. Использование пула потоков (<text:span text:style-name="Source_20_Text">ThreadPool</text:span>)</text:h>
      <text:p text:style-name="Text_20_body">Пул потоков — это управляемый пул потоков, который позволяет повторно использовать потоки для выполнения задач, что уменьшает накладные расходы на создание и уничтожение потоков.</text:p>
      <text:h text:style-name="Heading_20_4" text:outline-level="4">Пример использования пула потоков: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i = 0; i &lt; 5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Использование пула потоков для выполнения метода</text:span></text:p>
      <text:p text:style-name="Preformatted_20_Text"><text:span text:style-name="Source_20_Text"><text:s text:c="12"/>ThreadPool.QueueUserWorkItem(DoWork, i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Основной поток продолжает свою работу</text:span></text:p>
      <text:p text:style-name="Preformatted_20_Text"><text:span text:style-name="Source_20_Text"><text:s text:c="8"/>Console.WriteLine("Main thread is doing other work...");</text:span></text:p>
      <text:p text:style-name="Preformatted_20_Text"/>
      <text:p text:style-name="Preformatted_20_Text"><text:span text:style-name="Source_20_Text"><text:s text:c="8"/>// Задержка для ожидания завершения работы потоков</text:span></text:p>
      <text:p text:style-name="Preformatted_20_Text"><text:span text:style-name="Source_20_Text"><text:s text:c="8"/>Thread.Sleep(3000); // Увеличьте время ожидания, если нужно</text:span></text:p>
      <text:p text:style-name="Preformatted_20_Text"><text:span text:style-name="Source_20_Text"><text:s text:c="8"/>Console.WriteLine("All tasks comple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DoWork(object state)</text:span></text:p>
      <text:p text:style-name="Preformatted_20_Text"><text:soft-page-break/><text:span text:style-name="Source_20_Text"><text:s text:c="4"/>{</text:span></text:p>
      <text:p text:style-name="Preformatted_20_Text"><text:span text:style-name="Source_20_Text"><text:s text:c="8"/>Console.WriteLine($"Worker thread {state} is doing work...");</text:span></text:p>
      <text:p text:style-name="Preformatted_20_Text"><text:span text:style-name="Source_20_Text"><text:s text:c="8"/>Thread.Sleep(1000); // Симуляция работы</text:span></text:p>
      <text:p text:style-name="Preformatted_20_Text"><text:span text:style-name="Source_20_Text"><text:s text:c="8"/>Console.WriteLine($"Worker thread {state} completed.");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4" text:outline-level="4">Объяснение:</text:h>
      <text:list xml:id="list4236370116" text:style-name="L102">
        <text:list-item>
          <text:p text:style-name="P218"><text:span text:style-name="Strong_20_Emphasis">Пул потоков</text:span>: Мы используем <text:span text:style-name="Source_20_Text">ThreadPool.QueueUserWorkItem</text:span>, чтобы добавить работу в пул потоков. Это позволяет эффективно управлять потоками. </text:p>
        </text:list-item>
        <text:list-item>
          <text:p text:style-name="P217"><text:span text:style-name="Strong_20_Emphasis">Входные данные</text:span>: Метод <text:span text:style-name="Source_20_Text">DoWork</text:span> может принимать параметр, который передается через <text:span text:style-name="Source_20_Text">state</text:span>. </text:p>
        </text:list-item>
      </text:list>
      <text:p text:style-name="P20"><text:span text:style-name="Source_20_Text">lock</text:span> и <text:span text:style-name="Source_20_Text">Mutex</text:span> — это механизмы синхронизации, используемые в C# для управления доступом к разделяемым ресурсам в многопоточных приложениях. Оба этих механизма позволяют избежать состояния гонки и гарантируют, что только один поток может работать с определенным ресурсом в данный момент времени. Тем не менее, они имеют разные применения и особенности. Давайте рассмотрим их подробнее.</text:p>
      <text:h text:style-name="Heading_20_3" text:outline-level="3">1. <text:span text:style-name="Source_20_Text">lock</text:span></text:h>
      <text:p text:style-name="Text_20_body"><text:span text:style-name="Source_20_Text">lock</text:span> — это ключевое слово в C#, которое используется для создания блокировок, предотвращающих одновременный доступ нескольких потоков к определенному коду, который работает с разделяемым ресурсом.</text:p>
      <text:h text:style-name="Heading_20_4" text:outline-level="4">Принципы работы <text:span text:style-name="Source_20_Text">lock</text:span>:</text:h>
      <text:list xml:id="list1679955443" text:style-name="L103">
        <text:list-item>
          <text:p text:style-name="P220"><text:span text:style-name="Strong_20_Emphasis">Неделимость</text:span>: Код внутри блока <text:span text:style-name="Source_20_Text">lock</text:span> выполняется атомарно, то есть если один поток выполняет код внутри блока <text:span text:style-name="Source_20_Text">lock</text:span>, остальные потоки, пытающиеся получить доступ к этому же коду, будут заблокированы до завершения работы первого потока. </text:p>
        </text:list-item>
        <text:list-item>
          <text:p text:style-name="P219"><text:span text:style-name="Strong_20_Emphasis">Легкость использования</text:span>: <text:span text:style-name="Source_20_Text">lock</text:span> легко использовать и подходит для большинства сценариев синхронизации. </text:p>
        </text:list-item>
      </text:list>
      <text:h text:style-name="Heading_20_4" text:outline-level="4">Пример использования <text:span text:style-name="Source_20_Text">lock</text:span>: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private static object lockObject = new object();</text:span></text:p>
      <text:p text:style-name="Preformatted_20_Text"><text:span text:style-name="Source_20_Text"><text:s text:c="4"/>private static int sharedCounter = 0;</text:span></text:p>
      <text:p text:style-name="Preformatted_20_Text"/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Thread thread1 = new Thread(IncrementCounter);</text:span></text:p>
      <text:p text:style-name="Preformatted_20_Text"><text:span text:style-name="Source_20_Text"><text:s text:c="8"/>Thread thread2 = new Thread(IncrementCounter);</text:span></text:p>
      <text:p text:style-name="Preformatted_20_Text"/>
      <text:p text:style-name="Preformatted_20_Text"><text:span text:style-name="Source_20_Text"><text:s text:c="8"/>thread1.Start();</text:span></text:p>
      <text:p text:style-name="Preformatted_20_Text"><text:span text:style-name="Source_20_Text"><text:s text:c="8"/>thread2.Start();</text:span></text:p>
      <text:p text:style-name="Preformatted_20_Text"/>
      <text:p text:style-name="Preformatted_20_Text"><text:span text:style-name="Source_20_Text"><text:s text:c="8"/>thread1.Join();</text:span></text:p>
      <text:p text:style-name="Preformatted_20_Text"><text:soft-page-break/><text:span text:style-name="Source_20_Text"><text:s text:c="8"/>thread2.Join();</text:span></text:p>
      <text:p text:style-name="Preformatted_20_Text"/>
      <text:p text:style-name="Preformatted_20_Text"><text:span text:style-name="Source_20_Text"><text:s text:c="8"/>Console.WriteLine($"Final counter value: {sharedCounter}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IncrementCount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i = 0; i &lt; 1000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lock (lockObject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sharedCounter++; // Этот код будет выполняться атомарно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4" text:outline-level="4">Объяснение:</text:h>
      <text:list xml:id="list281860289" text:style-name="L104">
        <text:list-item>
          <text:p text:style-name="P222"><text:span text:style-name="Strong_20_Emphasis">lockObject</text:span>: Это объект, используемый для блокировки. Он должен быть уникальным и не должен быть доступен другим частям кода, чтобы предотвратить нежелательные блокировки. </text:p>
        </text:list-item>
        <text:list-item>
          <text:p text:style-name="P221"><text:span text:style-name="Strong_20_Emphasis">atomic code</text:span>: Код внутри <text:span text:style-name="Source_20_Text">lock</text:span> будет выполнен только одним потоком в данный момент времени. </text:p>
        </text:list-item>
      </text:list>
      <text:h text:style-name="Heading_20_3" text:outline-level="3">2. <text:span text:style-name="Source_20_Text">Mutex</text:span></text:h>
      <text:p text:style-name="Text_20_body"><text:span text:style-name="Source_20_Text">Mutex</text:span> (Mutual Exclusion) — это более сложный механизм синхронизации, который также используется для управления доступом к разделяемым ресурсам. В отличие от <text:span text:style-name="Source_20_Text">lock</text:span>, <text:span text:style-name="Source_20_Text">Mutex</text:span> может использоваться для синхронизации потоков не только в пределах одного процесса, но и между разными процессами.</text:p>
      <text:h text:style-name="Heading_20_4" text:outline-level="4">Принципы работы <text:span text:style-name="Source_20_Text">Mutex</text:span>:</text:h>
      <text:list xml:id="list2146466056" text:style-name="L105">
        <text:list-item>
          <text:p text:style-name="P224"><text:span text:style-name="Strong_20_Emphasis">Межпроцессная синхронизация</text:span>: <text:span text:style-name="Source_20_Text">Mutex</text:span> может использоваться для синхронизации потоков между разными процессами, что делает его полезным в приложениях, где несколько процессов должны работать с одними и теми же ресурсами. </text:p>
        </text:list-item>
        <text:list-item>
          <text:p text:style-name="P223"><text:span text:style-name="Strong_20_Emphasis">Блокировка</text:span>: <text:span text:style-name="Source_20_Text">Mutex</text:span> может быть заблокирован одним потоком и разблокирован только тем же потоком. </text:p>
        </text:list-item>
      </text:list>
      <text:h text:style-name="Heading_20_4" text:outline-level="4">Пример использования <text:span text:style-name="Source_20_Text">Mutex</text:span>: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private static Mutex mutex = new Mutex();</text:span></text:p>
      <text:p text:style-name="Preformatted_20_Text"><text:span text:style-name="Source_20_Text"><text:s text:c="4"/>private static int sharedCounter = 0;</text:span></text:p>
      <text:p text:style-name="Preformatted_20_Text"/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Thread thread1 = new Thread(IncrementCounter);</text:span></text:p>
      <text:p text:style-name="Preformatted_20_Text"><text:span text:style-name="Source_20_Text"><text:s text:c="8"/>Thread thread2 = new Thread(IncrementCounter);</text:span></text:p>
      <text:p text:style-name="Preformatted_20_Text"/>
      <text:p text:style-name="Preformatted_20_Text"><text:span text:style-name="Source_20_Text"><text:s text:c="8"/>thread1.Start();</text:span></text:p>
      <text:p text:style-name="Preformatted_20_Text"><text:span text:style-name="Source_20_Text"><text:s text:c="8"/>thread2.Start();</text:span></text:p>
      <text:p text:style-name="Preformatted_20_Text"><text:soft-page-break/></text:p>
      <text:p text:style-name="Preformatted_20_Text"><text:span text:style-name="Source_20_Text"><text:s text:c="8"/>thread1.Join();</text:span></text:p>
      <text:p text:style-name="Preformatted_20_Text"><text:span text:style-name="Source_20_Text"><text:s text:c="8"/>thread2.Join();</text:span></text:p>
      <text:p text:style-name="Preformatted_20_Text"/>
      <text:p text:style-name="Preformatted_20_Text"><text:span text:style-name="Source_20_Text"><text:s text:c="8"/>Console.WriteLine($"Final counter value: {sharedCounter}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IncrementCounter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for (int i = 0; i &lt; 1000; i++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mutex.WaitOne(); // Запрос блокировки</text:span></text:p>
      <text:p text:style-name="Preformatted_20_Text"><text:span text:style-name="Source_20_Text"><text:s text:c="12"/>try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sharedCounter++; // Доступ к разделяемому ресурсу</text:span></text:p>
      <text:p text:style-name="Preformatted_20_Text"><text:span text:style-name="Source_20_Text"><text:s text:c="12"/>}</text:span></text:p>
      <text:p text:style-name="Preformatted_20_Text"><text:span text:style-name="Source_20_Text"><text:s text:c="12"/>finally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mutex.ReleaseMutex(); // Освобождение блокировки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4" text:outline-level="4">Объяснение:</text:h>
      <text:list xml:id="list2586138912" text:style-name="L106">
        <text:list-item>
          <text:p text:style-name="P226"><text:span text:style-name="Strong_20_Emphasis">WaitOne()</text:span>: Метод, который запрашивает блокировку. Если блокировка уже занята, поток будет ждать, пока она не станет доступна. </text:p>
        </text:list-item>
        <text:list-item>
          <text:p text:style-name="P225"><text:span text:style-name="Strong_20_Emphasis">ReleaseMutex()</text:span>: Метод, который освобождает блокировку, позволяя другим потокам получить доступ к ресурсу. </text:p>
        </text:list-item>
      </text:list>
      <text:h text:style-name="Heading_20_3" text:outline-level="3">Сравнение <text:span text:style-name="Source_20_Text">lock</text:span> и <text:span text:style-name="Source_20_Text">Mutex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header-rows>
          <table:table-row>
            <table:table-cell table:style-name="Таблица12.A1" office:value-type="string">
              <text:p text:style-name="Table_20_Heading">Характеристика</text:p>
            </table:table-cell>
            <table:table-cell table:style-name="Таблица12.B1" office:value-type="string">
              <text:p text:style-name="Table_20_Heading"><text:span text:style-name="Source_20_Text">lock</text:span></text:p>
            </table:table-cell>
            <table:table-cell table:style-name="Таблица12.C1" office:value-type="string">
              <text:p text:style-name="Table_20_Heading"><text:span text:style-name="Source_20_Text">Mutex</text:span></text:p>
            </table:table-cell>
          </table:table-row>
        </table:table-header-rows>
        <table:table-row>
          <table:table-cell table:style-name="Таблица12.A2" office:value-type="string">
            <text:p text:style-name="Table_20_Contents"><text:span text:style-name="Strong_20_Emphasis">Синхронизация</text:span></text:p>
          </table:table-cell>
          <table:table-cell table:style-name="Таблица12.B2" office:value-type="string">
            <text:p text:style-name="Table_20_Contents">В пределах одного процесса</text:p>
          </table:table-cell>
          <table:table-cell table:style-name="Таблица12.C2" office:value-type="string">
            <text:p text:style-name="Table_20_Contents">Межпроцессная и внутрипроцессная</text:p>
          </table:table-cell>
        </table:table-row>
        <table:table-row>
          <table:table-cell table:style-name="Таблица12.A2" office:value-type="string">
            <text:p text:style-name="Table_20_Contents"><text:span text:style-name="Strong_20_Emphasis">Простота использования</text:span></text:p>
          </table:table-cell>
          <table:table-cell table:style-name="Таблица12.B2" office:value-type="string">
            <text:p text:style-name="Table_20_Contents">Прост в использовании</text:p>
          </table:table-cell>
          <table:table-cell table:style-name="Таблица12.C2" office:value-type="string">
            <text:p text:style-name="Table_20_Contents">Более сложен в использовании</text:p>
          </table:table-cell>
        </table:table-row>
        <table:table-row>
          <table:table-cell table:style-name="Таблица12.A2" office:value-type="string">
            <text:p text:style-name="Table_20_Contents"><text:span text:style-name="Strong_20_Emphasis">Производительность</text:span></text:p>
          </table:table-cell>
          <table:table-cell table:style-name="Таблица12.B2" office:value-type="string">
            <text:p text:style-name="Table_20_Contents">Быстрее, менее накладных расходов</text:p>
          </table:table-cell>
          <table:table-cell table:style-name="Таблица12.C2" office:value-type="string">
            <text:p text:style-name="Table_20_Contents">Медленнее из-за межпроцессной синхронизации</text:p>
          </table:table-cell>
        </table:table-row>
        <table:table-row>
          <table:table-cell table:style-name="Таблица12.A2" office:value-type="string">
            <text:p text:style-name="Table_20_Contents"><text:span text:style-name="Strong_20_Emphasis">Атомарность</text:span></text:p>
          </table:table-cell>
          <table:table-cell table:style-name="Таблица12.B2" office:value-type="string">
            <text:p text:style-name="Table_20_Contents">Да</text:p>
          </table:table-cell>
          <table:table-cell table:style-name="Таблица12.C2" office:value-type="string">
            <text:p text:style-name="Table_20_Contents">Да</text:p>
          </table:table-cell>
        </table:table-row>
        <table:table-row>
          <table:table-cell table:style-name="Таблица12.A6" office:value-type="string">
            <text:p text:style-name="P43"/>
            <text:p text:style-name="P43"><text:s text:c="64"/></text:p>
          </table:table-cell>
          <table:table-cell table:style-name="Таблица12.B6" office:value-type="string">
            <text:p text:style-name="P42"/>
          </table:table-cell>
          <table:table-cell table:style-name="Таблица12.C6" office:value-type="string">
            <text:p text:style-name="P42"/>
          </table:table-cell>
        </table:table-row>
      </table:table>
      <text:p text:style-name="P20"/>
      <text:p text:style-name="P20">29. Чем различаются Task и Thread</text:p>
      <text:p text:style-name="P25"><text:span text:style-name="Source_20_Text">Task</text:span> и <text:span text:style-name="Source_20_Text">Thread</text:span> — это два разных механизма в C#, используемых для работы с многопоточностью и параллелизмом. Хотя они оба позволяют выполнять код асинхронно, между ними есть несколько важных различий. Давайте рассмотрим их подробнее.</text:p>
      <text:h text:style-name="Heading_20_3" text:outline-level="3"><text:soft-page-break/>Основные различия между <text:span text:style-name="Source_20_Text">Task</text:span> и <text:span text:style-name="Source_20_Text">Thread</text:span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header-rows>
          <table:table-row>
            <table:table-cell table:style-name="Таблица13.A1" office:value-type="string">
              <text:p text:style-name="Table_20_Heading">Характеристика</text:p>
            </table:table-cell>
            <table:table-cell table:style-name="Таблица13.A1" office:value-type="string">
              <text:p text:style-name="Table_20_Heading"><text:span text:style-name="Source_20_Text">Thread</text:span></text:p>
            </table:table-cell>
            <table:table-cell table:style-name="Таблица13.A1" office:value-type="string">
              <text:p text:style-name="Table_20_Heading"><text:span text:style-name="Source_20_Text">Task</text:span></text:p>
            </table:table-cell>
          </table:table-row>
        </table:table-header-rows>
        <table:table-row>
          <table:table-cell table:style-name="Таблица13.A1" office:value-type="string">
            <text:p text:style-name="Table_20_Contents"><text:span text:style-name="Strong_20_Emphasis">Уровень абстракции</text:span></text:p>
          </table:table-cell>
          <table:table-cell table:style-name="Таблица13.A1" office:value-type="string">
            <text:p text:style-name="Table_20_Contents">Низкоуровневый</text:p>
          </table:table-cell>
          <table:table-cell table:style-name="Таблица13.A1" office:value-type="string">
            <text:p text:style-name="Table_20_Contents">Высокоуровневый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Создание и управление</text:span></text:p>
          </table:table-cell>
          <table:table-cell table:style-name="Таблица13.A1" office:value-type="string">
            <text:p text:style-name="Table_20_Contents">Требует больше кода для создания и управления</text:p>
          </table:table-cell>
          <table:table-cell table:style-name="Таблица13.A1" office:value-type="string">
            <text:p text:style-name="Table_20_Contents">Проще создавать и управлять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Использование ресурсов</text:span></text:p>
          </table:table-cell>
          <table:table-cell table:style-name="Таблица13.A1" office:value-type="string">
            <text:p text:style-name="Table_20_Contents">Каждый поток использует собственный стек и ресурсы</text:p>
          </table:table-cell>
          <table:table-cell table:style-name="Таблица13.A1" office:value-type="string">
            <text:p text:style-name="Table_20_Contents">Использует пул потоков, что снижает накладные расходы на создание потоков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Асинхронное выполнение</text:span></text:p>
          </table:table-cell>
          <table:table-cell table:style-name="Таблица13.A1" office:value-type="string">
            <text:p text:style-name="Table_20_Contents">Не поддерживает асинхронные операции напрямую</text:p>
          </table:table-cell>
          <table:table-cell table:style-name="Таблица13.A1" office:value-type="string">
            <text:p text:style-name="Table_20_Contents">Поддерживает асинхронные операции через <text:span text:style-name="Source_20_Text">async</text:span> и <text:span text:style-name="Source_20_Text">await</text:span>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Состояние завершения</text:span></text:p>
          </table:table-cell>
          <table:table-cell table:style-name="Таблица13.A1" office:value-type="string">
            <text:p text:style-name="Table_20_Contents">Требует вручную проверять состояние или ожидать завершения через <text:span text:style-name="Source_20_Text">Join()</text:span></text:p>
          </table:table-cell>
          <table:table-cell table:style-name="Таблица13.A1" office:value-type="string">
            <text:p text:style-name="Table_20_Contents">Использует <text:span text:style-name="Source_20_Text">Task.Wait()</text:span> или <text:span text:style-name="Source_20_Text">await</text:span> для ожидания завершения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Исключения</text:span></text:p>
          </table:table-cell>
          <table:table-cell table:style-name="Таблица13.A1" office:value-type="string">
            <text:p text:style-name="Table_20_Contents">Исключения должны обрабатываться в методе потока</text:p>
          </table:table-cell>
          <table:table-cell table:style-name="Таблица13.A1" office:value-type="string">
            <text:p text:style-name="Table_20_Contents">Исключения могут быть обработаны в <text:span text:style-name="Source_20_Text">await</text:span> блоке или через <text:span text:style-name="Source_20_Text">ContinueWith()</text:span>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Параллелизм</text:span></text:p>
          </table:table-cell>
          <table:table-cell table:style-name="Таблица13.A1" office:value-type="string">
            <text:p text:style-name="Table_20_Contents">Хорошо подходит для задач, требующих управления потоками</text:p>
          </table:table-cell>
          <table:table-cell table:style-name="Таблица13.A1" office:value-type="string">
            <text:p text:style-name="Table_20_Contents">Лучше для задач, где нужно выполнять несколько операций параллельно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Потокобезопасность</text:span></text:p>
          </table:table-cell>
          <table:table-cell table:style-name="Таблица13.A1" office:value-type="string">
            <text:p text:style-name="Table_20_Contents">Необходимо вручную управлять синхронизацией</text:p>
          </table:table-cell>
          <table:table-cell table:style-name="Таблица13.A1" office:value-type="string">
            <text:p text:style-name="Table_20_Contents">Обеспечивает автоматическую синхронизацию задач при использовании <text:span text:style-name="Source_20_Text">Task</text:span> и <text:span text:style-name="Source_20_Text">async</text:span></text:p>
          </table:table-cell>
        </table:table-row>
        <table:table-row>
          <table:table-cell table:style-name="Таблица13.A1" office:value-type="string">
            <text:p text:style-name="Table_20_Contents"><text:span text:style-name="Strong_20_Emphasis">Состояние</text:span></text:p>
          </table:table-cell>
          <table:table-cell table:style-name="Таблица13.A1" office:value-type="string">
            <text:p text:style-name="Table_20_Contents">Поток может быть в состоянии <text:span text:style-name="Source_20_Text">Running</text:span>, <text:span text:style-name="Source_20_Text">WaitSleepJoin</text:span>, <text:span text:style-name="Source_20_Text">Stopped</text:span></text:p>
          </table:table-cell>
          <table:table-cell table:style-name="Таблица13.A1" office:value-type="string">
            <text:p text:style-name="Table_20_Contents"><text:span text:style-name="Source_20_Text">Task</text:span> может быть в состоянии <text:span text:style-name="Source_20_Text">Running</text:span>, <text:span text:style-name="Source_20_Text">Completed</text:span>, <text:span text:style-name="Source_20_Text">Faulted</text:span>, <text:span text:style-name="Source_20_Text">Canceled</text:span></text:p>
          </table:table-cell>
        </table:table-row>
      </table:table>
      <text:h text:style-name="Heading_20_3" text:outline-level="3">Примеры использования</text:h>
      <text:h text:style-name="Heading_20_4" text:outline-level="4">Пример с использованием <text:span text:style-name="Source_20_Text">Thread</text:span></text:h>
      <text:p text:style-name="Preformatted_20_Text"><text:span text:style-name="Source_20_Text">using System;</text:span></text:p>
      <text:p text:style-name="Preformatted_20_Text"><text:span text:style-name="Source_20_Text">using System.Threading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void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Создание и запуск нового потока</text:span></text:p>
      <text:p text:style-name="Preformatted_20_Text"><text:span text:style-name="Source_20_Text"><text:s text:c="8"/>Thread thread = new Thread(DoWork);</text:span></text:p>
      <text:p text:style-name="Preformatted_20_Text"><text:span text:style-name="Source_20_Text"><text:s text:c="8"/>thread.Start();</text:span></text:p>
      <text:p text:style-name="Preformatted_20_Text"/>
      <text:p text:style-name="Preformatted_20_Text"><text:span text:style-name="Source_20_Text"><text:s text:c="8"/>// Основной поток продолжает свою работу</text:span></text:p>
      <text:p text:style-name="Preformatted_20_Text"><text:span text:style-name="Source_20_Text"><text:s text:c="8"/>Console.WriteLine("Main thread is doing other work...");</text:span></text:p>
      <text:p text:style-name="Preformatted_20_Text"/>
      <text:p text:style-name="Preformatted_20_Text"><text:span text:style-name="Source_20_Text"><text:s text:c="8"/>// Ожидание завершения потока</text:span></text:p>
      <text:p text:style-name="Preformatted_20_Text"><text:span text:style-name="Source_20_Text"><text:s text:c="8"/>thread.Join();</text:span></text:p>
      <text:p text:style-name="Preformatted_20_Text"><text:span text:style-name="Source_20_Text"><text:s text:c="8"/>Console.WriteLine("Worker thread comple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DoWork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Worker thread is doing work...");</text:span></text:p>
      <text:p text:style-name="Preformatted_20_Text"><text:span text:style-name="Source_20_Text"><text:s text:c="8"/>Thread.Sleep(2000); // Симуляция работы</text:span></text:p>
      <text:p text:style-name="Preformatted_20_Text"><text:span text:style-name="Source_20_Text"><text:s text:c="8"/>Console.WriteLine("Worker thread completed.");</text:span></text:p>
      <text:p text:style-name="Preformatted_20_Text"><text:soft-page-break/><text:span text:style-name="Source_20_Text"><text:s text:c="4"/>}</text:span></text:p>
      <text:p text:style-name="P26"><text:span text:style-name="Source_20_Text">}</text:span></text:p>
      <text:h text:style-name="Heading_20_4" text:outline-level="4">Пример с использованием <text:span text:style-name="Source_20_Text">Task</text:span></text:h>
      <text:p text:style-name="Preformatted_20_Text"><text:span text:style-name="Source_20_Text">using System;</text:span></text:p>
      <text:p text:style-name="Preformatted_20_Text"><text:span text:style-name="Source_20_Text">using System.Threading.Tasks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async Task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// Создание и запуск задачи</text:span></text:p>
      <text:p text:style-name="Preformatted_20_Text"><text:span text:style-name="Source_20_Text"><text:s text:c="8"/>Task task = Task.Run(() =&gt; DoWork());</text:span></text:p>
      <text:p text:style-name="Preformatted_20_Text"/>
      <text:p text:style-name="Preformatted_20_Text"><text:span text:style-name="Source_20_Text"><text:s text:c="8"/>// Основной поток продолжает свою работу</text:span></text:p>
      <text:p text:style-name="Preformatted_20_Text"><text:span text:style-name="Source_20_Text"><text:s text:c="8"/>Console.WriteLine("Main thread is doing other work...");</text:span></text:p>
      <text:p text:style-name="Preformatted_20_Text"/>
      <text:p text:style-name="Preformatted_20_Text"><text:span text:style-name="Source_20_Text"><text:s text:c="8"/>// Ожидание завершения задачи</text:span></text:p>
      <text:p text:style-name="Preformatted_20_Text"><text:span text:style-name="Source_20_Text"><text:s text:c="8"/>await task; // Асинхронное ожидание</text:span></text:p>
      <text:p text:style-name="Preformatted_20_Text"><text:span text:style-name="Source_20_Text"><text:s text:c="8"/>Console.WriteLine("Worker task completed."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void DoWork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Worker task is doing work...");</text:span></text:p>
      <text:p text:style-name="Preformatted_20_Text"><text:span text:style-name="Source_20_Text"><text:s text:c="8"/>Task.Delay(2000).Wait(); // Симуляция работы</text:span></text:p>
      <text:p text:style-name="Preformatted_20_Text"><text:span text:style-name="Source_20_Text"><text:s text:c="8"/>Console.WriteLine("Worker task completed.");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3" text:outline-level="3">Когда использовать <text:span text:style-name="Source_20_Text">Task</text:span>, а когда <text:span text:style-name="Source_20_Text">Thread</text:span></text:h>
      <text:list xml:id="list1782899136" text:style-name="L107">
        <text:list-item>
          <text:p text:style-name="P227"><text:span text:style-name="Strong_20_Emphasis">Используйте </text:span><text:span text:style-name="Strong_20_Emphasis"><text:span text:style-name="Source_20_Text">Task</text:span></text:span><text:span text:style-name="Strong_20_Emphasis">, когда:</text:span></text:p>
          <text:list>
            <text:list-item>
              <text:p text:style-name="P228">Вы хотите упростить код асинхронного выполнения. </text:p>
            </text:list-item>
            <text:list-item>
              <text:p text:style-name="P228">Вам нужно обрабатывать асинхронные операции с использованием <text:span text:style-name="Source_20_Text">async</text:span> и <text:span text:style-name="Source_20_Text">await</text:span>. </text:p>
            </text:list-item>
            <text:list-item>
              <text:p text:style-name="P228">Вы хотите использовать возможности пула потоков для оптимизации управления потоками. </text:p>
            </text:list-item>
          </text:list>
        </text:list-item>
        <text:list-item>
          <text:p text:style-name="P227"><text:span text:style-name="Strong_20_Emphasis">Используйте </text:span><text:span text:style-name="Strong_20_Emphasis"><text:span text:style-name="Source_20_Text">Thread</text:span></text:span><text:span text:style-name="Strong_20_Emphasis">, когда:</text:span></text:p>
          <text:list>
            <text:list-item>
              <text:p text:style-name="P228">Вам нужен полный контроль над жизненным циклом потока. </text:p>
            </text:list-item>
            <text:list-item>
              <text:p text:style-name="P228">Вам нужно создать поток для специфической задачи, которая не требует асинхронной обработки. </text:p>
            </text:list-item>
            <text:list-item>
              <text:p text:style-name="P227">Вам необходимо управлять приоритетами потоков или их состоянием более детально. </text:p>
            </text:list-item>
          </text:list>
        </text:list-item>
      </text:list>
      <text:h text:style-name="Heading_20_3" text:outline-level="3">Заключение</text:h>
      <text:p text:style-name="Text_20_body"><text:span text:style-name="Source_20_Text">Task</text:span> и <text:span text:style-name="Source_20_Text">Thread</text:span> — это мощные инструменты для работы с многопоточностью в C#. <text:span text:style-name="Source_20_Text">Task</text:span> предоставляет более высокоуровневый и удобный подход к асинхронным операциям, в то время как <text:span text:style-name="Source_20_Text">Thread</text:span> дает больший контроль над потоками. Выбор между ними зависит от ваших требований и сложности задач, которые вы решаете.</text:p>
      <text:p text:style-name="Text_20_body"/>
      <text:p text:style-name="P39"><text:soft-page-break/>30. Async и Await</text:p>
      <text:p text:style-name="P44"><text:span text:style-name="Source_20_Text">async</text:span> и <text:span text:style-name="Source_20_Text">await</text:span> — это ключевые слова в C#, которые позволяют разработчикам писать асинхронный код, делая его более читаемым и простым в использовании. Они позволяют выполнять длительные операции (например, сетевые запросы или операции ввода-вывода) без блокировки основного потока, что особенно полезно в приложениях с пользовательским интерфейсом.</text:p>
      <text:h text:style-name="Heading_20_3" text:outline-level="3">Как работает <text:span text:style-name="Source_20_Text">async</text:span> и <text:span text:style-name="Source_20_Text">await</text:span></text:h>
      <text:list xml:id="list2448751100" text:style-name="L108">
        <text:list-item>
          <text:p text:style-name="P229"><text:span text:style-name="Strong_20_Emphasis">Асинхронные методы</text:span>: Метод, помеченный с использованием ключевого слова <text:span text:style-name="Source_20_Text">async</text:span>, указывает, что он может содержать асинхронные операции. Такой метод должен возвращать <text:span text:style-name="Source_20_Text">Task</text:span>, <text:span text:style-name="Source_20_Text">Task&lt;T&gt;</text:span> или <text:span text:style-name="Source_20_Text">void</text:span> (в основном для обработчиков событий).</text:p>
        </text:list-item>
        <text:list-item>
          <text:p text:style-name="P229"><text:span text:style-name="Strong_20_Emphasis">Ожидание операций</text:span>: Ключевое слово <text:span text:style-name="Source_20_Text">await</text:span> используется для ожидания завершения асинхронной операции. Когда выполнение доходит до выражения <text:span text:style-name="Source_20_Text">await</text:span>, управление возвращается вызывающему коду до завершения асинхронной операции. Это позволяет другим задачам выполняться в то время, когда идет ожидание.</text:p>
        </text:list-item>
        <text:list-item>
          <text:p text:style-name="P229"><text:span text:style-name="Strong_20_Emphasis">Состояние выполнения</text:span>: Асинхронный метод может быть приостановлен на момент выполнения операции, и, когда эта операция завершится, выполнение метода возобновится с той точки, где оно было приостановлено.</text:p>
        </text:list-item>
      </text:list>
      <text:h text:style-name="Heading_20_3" text:outline-level="3">Пример использования <text:span text:style-name="Source_20_Text">async</text:span> и <text:span text:style-name="Source_20_Text">await</text:span></text:h>
      <text:p text:style-name="Text_20_body">Рассмотрим пример, в котором мы выполняем асинхронный HTTP-запрос для получения данных.</text:p>
      <text:h text:style-name="Heading_20_4" text:outline-level="4">Пример асинхронного метода</text:h>
      <text:p text:style-name="Preformatted_20_Text"><text:span text:style-name="Source_20_Text">using System;</text:span></text:p>
      <text:p text:style-name="Preformatted_20_Text"><text:span text:style-name="Source_20_Text">using System.Net.Http;</text:span></text:p>
      <text:p text:style-name="Preformatted_20_Text"><text:span text:style-name="Source_20_Text">using System.Threading.Tasks;</text:span></text:p>
      <text:p text:style-name="Preformatted_20_Text"/>
      <text:p text:style-name="Preformatted_20_Text"><text:span text:style-name="Source_20_Text">class Program</text:span></text:p>
      <text:p text:style-name="Preformatted_20_Text"><text:span text:style-name="Source_20_Text">{</text:span></text:p>
      <text:p text:style-name="Preformatted_20_Text"><text:span text:style-name="Source_20_Text"><text:s text:c="4"/>static async Task Main(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Console.WriteLine("Fetching data...");</text:span></text:p>
      <text:p text:style-name="Preformatted_20_Text"><text:span text:style-name="Source_20_Text"><text:s text:c="8"/>string result = await FetchDataAsync("https://jsonplaceholder.typicode.com/posts");</text:span></text:p>
      <text:p text:style-name="Preformatted_20_Text"><text:span text:style-name="Source_20_Text"><text:s text:c="8"/>Console.WriteLine(result.Substring(0, 100)); // Вывод первых 100 символов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tic async Task&lt;string&gt; FetchDataAsync(string url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using (HttpClient client = new HttpClient(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Асинхронный запрос</text:span></text:p>
      <text:p text:style-name="Preformatted_20_Text"><text:span text:style-name="Source_20_Text"><text:s text:c="12"/>string response = await client.GetStringAsync(url);</text:span></text:p>
      <text:p text:style-name="Preformatted_20_Text"><text:span text:style-name="Source_20_Text"><text:s text:c="12"/>return response; // Возвращаем ответ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3" text:outline-level="3"><text:soft-page-break/>Объяснение кода</text:h>
      <text:list xml:id="list786202187" text:style-name="L109">
        <text:list-item>
          <text:p text:style-name="P230"><text:span text:style-name="Strong_20_Emphasis">Метод </text:span><text:span text:style-name="Strong_20_Emphasis"><text:span text:style-name="Source_20_Text">Main</text:span></text:span>: Здесь мы объявляем основной метод как <text:span text:style-name="Source_20_Text">async Task Main()</text:span>, чтобы он мог использовать <text:span text:style-name="Source_20_Text">await</text:span>. Мы вызываем <text:span text:style-name="Source_20_Text">FetchDataAsync</text:span>, ожидая его завершения.</text:p>
        </text:list-item>
        <text:list-item>
          <text:p text:style-name="P230"><text:span text:style-name="Strong_20_Emphasis">Метод </text:span><text:span text:style-name="Strong_20_Emphasis"><text:span text:style-name="Source_20_Text">FetchDataAsync</text:span></text:span>:</text:p>
          <text:list>
            <text:list-item>
              <text:p text:style-name="P231">Этот метод помечен как <text:span text:style-name="Source_20_Text">async</text:span>, что позволяет использовать <text:span text:style-name="Source_20_Text">await</text:span> внутри него. </text:p>
            </text:list-item>
            <text:list-item>
              <text:p text:style-name="P231">Мы создаем экземпляр <text:span text:style-name="Source_20_Text">HttpClient</text:span> для выполнения HTTP-запроса. </text:p>
            </text:list-item>
            <text:list-item>
              <text:p text:style-name="P231">Метод <text:span text:style-name="Source_20_Text">GetStringAsync</text:span> выполняется асинхронно, и выполнение приостанавливается, пока не будет получен ответ. <text:span text:style-name="Source_20_Text">await</text:span> позволяет другим задачам выполняться в это время. </text:p>
            </text:list-item>
            <text:list-item>
              <text:p text:style-name="P230">Когда запрос завершен, результат возвращается. </text:p>
            </text:list-item>
          </text:list>
        </text:list-item>
      </text:list>
      <text:h text:style-name="Heading_20_3" text:outline-level="3">Обработка исключений</text:h>
      <text:p text:style-name="Text_20_body">Асинхронные методы могут выбрасывать исключения, которые можно обрабатывать с помощью стандартных блоков <text:span text:style-name="Source_20_Text">try-catch</text:span>.</text:p>
      <text:p text:style-name="Preformatted_20_Text"><text:span text:style-name="Source_20_Text">static async Task&lt;string&gt; FetchDataAsync(string url)</text:span></text:p>
      <text:p text:style-name="Preformatted_20_Text"><text:span text:style-name="Source_20_Text">{</text:span></text:p>
      <text:p text:style-name="Preformatted_20_Text"><text:span text:style-name="Source_20_Text"><text:s text:c="4"/>using (HttpClient client = new HttpClient()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try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string response = await client.GetStringAsync(url);</text:span></text:p>
      <text:p text:style-name="Preformatted_20_Text"><text:span text:style-name="Source_20_Text"><text:s text:c="12"/>return response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catch (HttpRequestException e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$"Request error: {e.Message}");</text:span></text:p>
      <text:p text:style-name="Preformatted_20_Text"><text:span text:style-name="Source_20_Text"><text:s text:c="12"/>return null; // Обработка ошибки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26"><text:span text:style-name="Source_20_Text">}</text:span></text:p>
      <text:h text:style-name="Heading_20_3" text:outline-level="3">Асинхронные методы без <text:span text:style-name="Source_20_Text">await</text:span></text:h>
      <text:p text:style-name="Text_20_body">Иногда метод может быть асинхронным, но не использовать <text:span text:style-name="Source_20_Text">await</text:span>. В этом случае он просто возвращает <text:span text:style-name="Source_20_Text">Task</text:span>, но может не выполнять никакой асинхронной операции.</text:p>
      <text:p text:style-name="Preformatted_20_Text"><text:span text:style-name="Source_20_Text">static async Task DoSomethingAsync()</text:span></text:p>
      <text:p text:style-name="Preformatted_20_Text"><text:span text:style-name="Source_20_Text">{</text:span></text:p>
      <text:p text:style-name="Preformatted_20_Text"><text:span text:style-name="Source_20_Text"><text:s text:c="4"/>// Эта задача завершится немедленно</text:span></text:p>
      <text:p text:style-name="Preformatted_20_Text"><text:span text:style-name="Source_20_Text"><text:s text:c="4"/>await Task.CompletedTask;</text:span></text:p>
      <text:p text:style-name="P26"><text:span text:style-name="Source_20_Text">}</text:span></text:p>
      <text:h text:style-name="Heading_20_3" text:outline-level="3">Когда использовать <text:span text:style-name="Source_20_Text">async</text:span> и <text:span text:style-name="Source_20_Text">await</text:span></text:h>
      <text:list xml:id="list3628661266" text:style-name="L110">
        <text:list-item>
          <text:p text:style-name="P233"><text:span text:style-name="Strong_20_Emphasis">Длительные операции</text:span>: Используйте <text:span text:style-name="Source_20_Text">async</text:span> и <text:span text:style-name="Source_20_Text">await</text:span>, когда выполняете операции, которые могут занять много времени (например, сетевые запросы, операции с файлами, запросы к базе данных). </text:p>
        </text:list-item>
        <text:list-item>
          <text:p text:style-name="P232"><text:soft-page-break/><text:span text:style-name="Strong_20_Emphasis">Приложения с пользовательским интерфейсом</text:span>: В приложениях с пользовательским интерфейсом (например, WPF, WinForms) использование <text:span text:style-name="Source_20_Text">async</text:span> и <text:span text:style-name="Source_20_Text">await</text:span> позволяет избежать блокировки интерфейса, что делает приложение более отзывчивым. </text:p>
        </text:list-item>
      </text:list>
      <text:h text:style-name="Heading_20_3" text:outline-level="3">Заключение</text:h>
      <text:p text:style-name="Text_20_body">Использование <text:span text:style-name="Source_20_Text">async</text:span> и <text:span text:style-name="Source_20_Text">await</text:span> в C# делает асинхронное программирование более простым и понятным. Они позволяют разработчикам эффективно выполнять длительные операции, не блокируя основной поток и улучшая отзывчивость приложений. Это особенно важно в современных приложениях, где пользователи ожидают быстрой реакции интерфейса.</text:p>
      <text:p text:style-name="P46">31. Состояние гонок</text:p>
      <text:p text:style-name="P25">Что такое состояние гонок? Как можно его избегать? В каких случаях может возникать состояние гонок?</text:p>
      <text:list xml:id="list1613155123" text:style-name="L111">
        <text:list-item>
          <text:p text:style-name="P234">**Состояние гонок** (race condition) — это ситуация в многопоточных или многозадачных программах, когда результат работы программы зависит от порядка выполнения потоков. В контексте многопоточности это происходит, когда два или более потока пытаются одновременно получить доступ к общему ресурсу (например, переменной) и как минимум один из них пытается его изменить. Если потоки не синхронизированы должным образом, это может привести к непредсказуемым и ошибочным результатам.<text:line-break/><text:line-break/>### Пример состояния гонок<text:line-break/><text:line-break/>Представьте себе простую программу на C#, где два потока увеличивают одно и то же значение переменной:<text:line-break/><text:line-break/>```csharp<text:line-break/>int counter = 0;<text:line-break/><text:line-break/>void IncrementCounter()<text:line-break/>{<text:line-break/>for (int i = 0; i &lt; 1000000; i++)<text:line-break/>{<text:line-break/>counter++;<text:line-break/>}<text:line-break/>}<text:line-break/><text:line-break/>Thread t1 = new Thread(IncrementCounter);<text:line-break/>Thread t2 = new Thread(IncrementCounter);<text:line-break/><text:line-break/>t1.Start();<text:line-break/>t2.Start();<text:line-break/><text:line-break/>t1.Join();<text:line-break/>t2.Join();<text:line-break/><text:soft-page-break/><text:line-break/>Console.WriteLine("Counter: " + counter);<text:line-break/>```<text:line-break/><text:line-break/>В теории, после завершения работы обоих потоков значение `counter` должно быть 2 000 000. Однако в реальности результат может быть меньше, так как операция `counter++` состоит из нескольких шагов (чтение, инкремент и запись), которые могут быть прерваны между шагами. Например, оба потока могут одновременно прочитать текущее значение `counter` перед его инкрементом, а затем записать новое значение, тем самым теряя одно из увеличений.<text:line-break/><text:line-break/>### Когда возникает состояние гонок?<text:line-break/><text:line-break/>Состояние гонок может возникать в следующих ситуациях:<text:line-break/><text:line-break/>1. **Несинхронизированный доступ к разделяемым ресурсам**: Когда несколько потоков одновременно читают и записывают данные в один и тот же разделяемый ресурс (например, переменную) без должной синхронизации.<text:line-break/><text:line-break/>2. **Плохая архитектура программы**: Если потоки взаимно зависят от данных, изменяемых другими потоками, и эта зависимость не учитывается в коде.<text:line-break/><text:line-break/>3. **Неправильная реализация синхронизации**: Использование недостаточных или неверных механизмов синхронизации, что позволяет потокам работать с данными в неопределенном порядке.<text:line-break/><text:line-break/>### Как избежать состояния гонок?<text:line-break/><text:line-break/>Для избежания состояния гонок необходимо правильно синхронизировать доступ к общим ресурсам. Вот несколько распространенных способов:<text:line-break/><text:line-break/>1. **Блокировки (Locks)**: Использование конструкции `lock` (или аналогичных механизмов, например, `Mutex`, `Monitor`) для обеспечения эксклюзивного доступа к ресурсу.<text:line-break/><text:line-break/>```csharp<text:line-break/>private static readonly object lockObject = new object();<text:line-break/><text:line-break/>void IncrementCounter()<text:line-break/>{<text:line-break/>for (int i = 0; i &lt; 1000000; i++)<text:line-break/>{<text:line-break/>lock (lockObject)<text:line-break/>{<text:line-break/>counter++;<text:line-break/>}<text:line-break/><text:soft-page-break/>}<text:line-break/>}<text:line-break/>```<text:line-break/><text:line-break/>Здесь `lock` гарантирует, что только один поток может войти в критическую секцию кода, где происходит инкремент переменной `counter`.<text:line-break/><text:line-break/>2. **Атомарные операции**: Использование атомарных операций, которые выполняются как единое неделимое действие. В C# это возможно с помощью класса `Interlocked`.<text:line-break/><text:line-break/>```csharp<text:line-break/>void IncrementCounter()<text:line-break/>{<text:line-break/>for (int i = 0; i &lt; 1000000; i++)<text:line-break/>{<text:line-break/>Interlocked.Increment(ref counter);<text:line-break/>}<text:line-break/>}<text:line-break/>```<text:line-break/><text:line-break/>3. **Иммутабельные объекты**: Создание неизменяемых (иммутабельных) объектов, которые не могут быть изменены после создания. Это исключает необходимость синхронизации для этих объектов.<text:line-break/><text:line-break/>4. **Использование потокобезопасных коллекций**: Использование классов, которые изначально разработаны для работы в многопоточной среде, например, `ConcurrentDictionary`, `ConcurrentQueue` и другие коллекции из пространства имен `System.Collections.Concurrent`.<text:line-break/><text:line-break/>5. **Параллелизм с минимизацией общей памяти**: Сокращение числа переменных, которые разделяются между потоками, или полное избегание их, что минимизирует риск состояния гонок.<text:line-break/><text:line-break/>6. **Функциональное программирование**: Применение принципов функционального программирования, где избегается изменение состояния, может помочь в создании безопасных многопоточных программ.<text:line-break/><text:line-break/>### Заключение<text:line-break/><text:line-break/>Состояние гонок — это одна из основных проблем в многопоточном программировании, которая может привести к непредск</text:p>
        </text:list-item>
      </text:list>
      <text:list xml:id="list146339079" text:style-name="L112">
        <text:list-item>
          <text:p text:style-name="P235">азуемому поведению программы и сложным для отладки ошибкам. Для предотвращения состояния гонок необходимо правильно синхронизировать доступ к разделяемым ресурсам с использованием различных механизмов синхронизации, таких как блокировки или атомарные операции.</text:p>
        </text:list-item>
      </text:list>
      <text:p text:style-name="P2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0:27:10.490917515</meta:creation-date>
    <dc:date>2024-08-14T17:38:58.787960662</dc:date>
    <meta:editing-duration>PT6H56M30S</meta:editing-duration>
    <meta:editing-cycles>7</meta:editing-cycles>
    <meta:generator>LibreOffice/7.3.7.2$Linux_X86_64 LibreOffice_project/30$Build-2</meta:generator>
    <meta:document-statistic meta:table-count="8" meta:image-count="0" meta:object-count="0" meta:page-count="49" meta:paragraph-count="1285" meta:word-count="10654" meta:character-count="81709" meta:non-whitespace-character-count="69869"/>
  </office:meta>
</office:document-meta>
</file>